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0.5398in"/>
    </style:style>
    <style:style style:name="co3" style:family="table-column">
      <style:table-column-properties fo:break-before="auto" style:column-width="0.6146in"/>
    </style:style>
    <style:style style:name="co4" style:family="table-column">
      <style:table-column-properties fo:break-before="auto" style:column-width="0.7327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8929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16">
      <style:table-cell-properties fo:background-color="#e6e6e6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16"/>
    <style:style style:name="ce5" style:family="table-cell" style:parent-style-name="Default" style:data-style-name="N116">
      <style:table-cell-properties fo:background-color="#e6e6e6"/>
    </style:style>
    <style:style style:name="ce6" style:family="table-cell" style:parent-style-name="Default" style:data-style-name="N122"/>
    <style:style style:name="ce7" style:family="table-cell" style:parent-style-name="Default" style:data-style-name="N120"/>
    <style:style style:name="ce8" style:family="table-cell" style:parent-style-name="Default" style:data-style-name="N124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number-columns-repeated="6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5" table:number-columns-repeated="10" table:default-cell-style-name="ce4"/>
        <table:table-column table:style-name="co7" table:number-columns-repeated="1001" table:default-cell-style-name="ce4"/>
        <table:table-row table:style-name="ro1">
          <table:table-cell office:value-type="string">
            <text:p>n</text:p>
          </table:table-cell>
          <table:table-cell table:style-name="ce1" office:value-type="float" office:value="1">
            <text:p>1</text:p>
          </table:table-cell>
          <table:table-cell table:style-name="ce1" table:formula="of:=[.B1]+1" office:value-type="float" office:value="2">
            <text:p>2</text:p>
          </table:table-cell>
          <table:table-cell table:style-name="ce1" table:formula="of:=[.C1]+1" office:value-type="float" office:value="3">
            <text:p>3</text:p>
          </table:table-cell>
          <table:table-cell table:style-name="ce1" table:formula="of:=[.D1]+1" office:value-type="float" office:value="4">
            <text:p>4</text:p>
          </table:table-cell>
          <table:table-cell table:style-name="ce1" table:formula="of:=[.E1]+1" office:value-type="float" office:value="5">
            <text:p>5</text:p>
          </table:table-cell>
          <table:table-cell table:style-name="ce1" table:formula="of:=[.F1]+1" office:value-type="float" office:value="6">
            <text:p>6</text:p>
          </table:table-cell>
          <table:table-cell table:style-name="ce1" table:formula="of:=[.G1]+1" office:value-type="float" office:value="7">
            <text:p>7</text:p>
          </table:table-cell>
          <table:table-cell table:style-name="ce1" table:formula="of:=[.H1]+1" office:value-type="float" office:value="8">
            <text:p>8</text:p>
          </table:table-cell>
          <table:table-cell table:style-name="ce1" table:formula="of:=[.I1]+1" office:value-type="float" office:value="9">
            <text:p>9</text:p>
          </table:table-cell>
          <table:table-cell table:style-name="ce1" table:formula="of:=[.J1]+1" office:value-type="float" office:value="10">
            <text:p>10</text:p>
          </table:table-cell>
          <table:table-cell table:style-name="ce1" table:formula="of:=[.K1]+1" office:value-type="float" office:value="11">
            <text:p>11</text:p>
          </table:table-cell>
          <table:table-cell table:style-name="ce1" table:formula="of:=[.L1]+1" office:value-type="float" office:value="12">
            <text:p>12</text:p>
          </table:table-cell>
          <table:table-cell table:style-name="ce1" table:formula="of:=[.M1]+1" office:value-type="float" office:value="13">
            <text:p>13</text:p>
          </table:table-cell>
          <table:table-cell table:style-name="ce1" table:formula="of:=[.N1]+1" office:value-type="float" office:value="14">
            <text:p>14</text:p>
          </table:table-cell>
          <table:table-cell table:style-name="ce1" table:formula="of:=[.O1]+1" office:value-type="float" office:value="15">
            <text:p>15</text:p>
          </table:table-cell>
          <table:table-cell table:style-name="ce1" table:formula="of:=[.P1]+1" office:value-type="float" office:value="16">
            <text:p>16</text:p>
          </table:table-cell>
          <table:table-cell table:style-name="ce1" table:formula="of:=[.Q1]+1" office:value-type="float" office:value="17">
            <text:p>17</text:p>
          </table:table-cell>
          <table:table-cell table:style-name="ce1" table:formula="of:=[.R1]+1" office:value-type="float" office:value="18">
            <text:p>18</text:p>
          </table:table-cell>
          <table:table-cell table:style-name="ce1" table:formula="of:=[.S1]+1" office:value-type="float" office:value="19">
            <text:p>19</text:p>
          </table:table-cell>
          <table:table-cell table:style-name="ce1" table:formula="of:=[.T1]+1" office:value-type="float" office:value="20">
            <text:p>20</text:p>
          </table:table-cell>
          <table:table-cell table:style-name="ce1" table:formula="of:=[.U1]+1" office:value-type="float" office:value="21">
            <text:p>21</text:p>
          </table:table-cell>
          <table:table-cell table:style-name="ce1" table:formula="of:=[.V1]+1" office:value-type="float" office:value="22">
            <text:p>22</text:p>
          </table:table-cell>
          <table:table-cell table:style-name="ce1" table:formula="of:=[.W1]+1" office:value-type="float" office:value="23">
            <text:p>23</text:p>
          </table:table-cell>
          <table:table-cell table:style-name="ce1" table:formula="of:=[.X1]+1" office:value-type="float" office:value="24">
            <text:p>24</text:p>
          </table:table-cell>
          <table:table-cell table:style-name="ce1" table:formula="of:=[.Y1]+1" office:value-type="float" office:value="25">
            <text:p>25</text:p>
          </table:table-cell>
          <table:table-cell table:style-name="ce1" table:formula="of:=[.Z1]+1" office:value-type="float" office:value="26">
            <text:p>26</text:p>
          </table:table-cell>
          <table:table-cell table:style-name="ce1" table:formula="of:=[.AA1]+1" office:value-type="float" office:value="27">
            <text:p>27</text:p>
          </table:table-cell>
          <table:table-cell table:style-name="ce1" table:formula="of:=[.AB1]+1" office:value-type="float" office:value="28">
            <text:p>28</text:p>
          </table:table-cell>
          <table:table-cell table:style-name="ce1" table:formula="of:=[.AC1]+1" office:value-type="float" office:value="29">
            <text:p>29</text:p>
          </table:table-cell>
          <table:table-cell table:style-name="ce1" table:formula="of:=[.AD1]+1" office:value-type="float" office:value="30">
            <text:p>30</text:p>
          </table:table-cell>
          <table:table-cell table:style-name="ce1" table:formula="of:=[.AE1]+1" office:value-type="float" office:value="31">
            <text:p>31</text:p>
          </table:table-cell>
          <table:table-cell table:style-name="ce1" table:formula="of:=[.AF1]+1" office:value-type="float" office:value="32">
            <text:p>32</text:p>
          </table:table-cell>
          <table:table-cell table:style-name="ce1" table:formula="of:=[.AG1]+1" office:value-type="float" office:value="33">
            <text:p>33</text:p>
          </table:table-cell>
          <table:table-cell table:style-name="ce1" table:formula="of:=[.AH1]+1" office:value-type="float" office:value="34">
            <text:p>34</text:p>
          </table:table-cell>
          <table:table-cell table:style-name="ce1" table:formula="of:=[.AI1]+1" office:value-type="float" office:value="35">
            <text:p>35</text:p>
          </table:table-cell>
          <table:table-cell table:style-name="ce1" table:formula="of:=[.AJ1]+1" office:value-type="float" office:value="36">
            <text:p>36</text:p>
          </table:table-cell>
          <table:table-cell table:style-name="ce1" table:formula="of:=[.AK1]+1" office:value-type="float" office:value="37">
            <text:p>37</text:p>
          </table:table-cell>
          <table:table-cell table:style-name="ce1" table:formula="of:=[.AL1]+1" office:value-type="float" office:value="38">
            <text:p>38</text:p>
          </table:table-cell>
          <table:table-cell table:style-name="ce1" table:formula="of:=[.AM1]+1" office:value-type="float" office:value="39">
            <text:p>39</text:p>
          </table:table-cell>
          <table:table-cell table:style-name="ce1" table:formula="of:=[.AN1]+1" office:value-type="float" office:value="40">
            <text:p>40</text:p>
          </table:table-cell>
          <table:table-cell table:style-name="ce1" table:formula="of:=[.AO1]+1" office:value-type="float" office:value="41">
            <text:p>41</text:p>
          </table:table-cell>
          <table:table-cell table:style-name="ce1" table:formula="of:=[.AP1]+1" office:value-type="float" office:value="42">
            <text:p>42</text:p>
          </table:table-cell>
          <table:table-cell table:style-name="ce1" table:formula="of:=[.AQ1]+1" office:value-type="float" office:value="43">
            <text:p>43</text:p>
          </table:table-cell>
          <table:table-cell table:style-name="ce1" table:formula="of:=[.AR1]+1" office:value-type="float" office:value="44">
            <text:p>44</text:p>
          </table:table-cell>
          <table:table-cell table:style-name="ce1" table:formula="of:=[.AS1]+1" office:value-type="float" office:value="45">
            <text:p>45</text:p>
          </table:table-cell>
          <table:table-cell table:style-name="ce1" table:formula="of:=[.AT1]+1" office:value-type="float" office:value="46">
            <text:p>46</text:p>
          </table:table-cell>
          <table:table-cell table:style-name="ce1" table:formula="of:=[.AU1]+1" office:value-type="float" office:value="47">
            <text:p>47</text:p>
          </table:table-cell>
          <table:table-cell table:style-name="ce1" table:formula="of:=[.AV1]+1" office:value-type="float" office:value="48">
            <text:p>48</text:p>
          </table:table-cell>
          <table:table-cell table:style-name="ce1" table:formula="of:=[.AW1]+1" office:value-type="float" office:value="49">
            <text:p>49</text:p>
          </table:table-cell>
          <table:table-cell table:style-name="ce1" table:formula="of:=[.AX1]+1" office:value-type="float" office:value="50">
            <text:p>50</text:p>
          </table:table-cell>
          <table:table-cell table:style-name="ce1" table:formula="of:=[.AY1]+1" office:value-type="float" office:value="51">
            <text:p>51</text:p>
          </table:table-cell>
          <table:table-cell table:style-name="ce1" table:formula="of:=[.AZ1]+1" office:value-type="float" office:value="52">
            <text:p>52</text:p>
          </table:table-cell>
          <table:table-cell table:style-name="ce1" table:formula="of:=[.BA1]+1" office:value-type="float" office:value="53">
            <text:p>53</text:p>
          </table:table-cell>
          <table:table-cell table:style-name="ce1" table:formula="of:=[.BB1]+1" office:value-type="float" office:value="54">
            <text:p>54</text:p>
          </table:table-cell>
          <table:table-cell table:style-name="ce1" table:formula="of:=[.BC1]+1" office:value-type="float" office:value="55">
            <text:p>55</text:p>
          </table:table-cell>
          <table:table-cell table:style-name="ce1" table:formula="of:=[.BD1]+1" office:value-type="float" office:value="56">
            <text:p>56</text:p>
          </table:table-cell>
          <table:table-cell table:style-name="ce1" table:formula="of:=[.BE1]+1" office:value-type="float" office:value="57">
            <text:p>57</text:p>
          </table:table-cell>
          <table:table-cell table:style-name="ce1" table:formula="of:=[.BF1]+1" office:value-type="float" office:value="58">
            <text:p>58</text:p>
          </table:table-cell>
          <table:table-cell table:style-name="ce1" table:formula="of:=[.BG1]+1" office:value-type="float" office:value="59">
            <text:p>59</text:p>
          </table:table-cell>
          <table:table-cell table:style-name="ce1" table:formula="of:=[.BH1]+1" office:value-type="float" office:value="60">
            <text:p>60</text:p>
          </table:table-cell>
          <table:table-cell table:style-name="ce1" table:formula="of:=[.BI1]+1" office:value-type="float" office:value="61">
            <text:p>61</text:p>
          </table:table-cell>
          <table:table-cell table:style-name="ce1" table:formula="of:=[.BJ1]+1" office:value-type="float" office:value="62">
            <text:p>62</text:p>
          </table:table-cell>
          <table:table-cell table:style-name="ce1" table:formula="of:=[.BK1]+1" office:value-type="float" office:value="63">
            <text:p>63</text:p>
          </table:table-cell>
          <table:table-cell table:style-name="ce1" table:formula="of:=[.BL1]+1" office:value-type="float" office:value="64">
            <text:p>64</text:p>
          </table:table-cell>
          <table:table-cell table:style-name="ce1" table:formula="of:=[.BM1]+1" office:value-type="float" office:value="65">
            <text:p>65</text:p>
          </table:table-cell>
          <table:table-cell table:style-name="ce1" table:formula="of:=[.BN1]+1" office:value-type="float" office:value="66">
            <text:p>66</text:p>
          </table:table-cell>
          <table:table-cell table:style-name="ce1" table:formula="of:=[.BO1]+1" office:value-type="float" office:value="67">
            <text:p>67</text:p>
          </table:table-cell>
          <table:table-cell table:style-name="ce1" table:formula="of:=[.BP1]+1" office:value-type="float" office:value="68">
            <text:p>68</text:p>
          </table:table-cell>
          <table:table-cell table:style-name="ce1" table:formula="of:=[.BQ1]+1" office:value-type="float" office:value="69">
            <text:p>69</text:p>
          </table:table-cell>
          <table:table-cell table:style-name="ce1" table:formula="of:=[.BR1]+1" office:value-type="float" office:value="70">
            <text:p>70</text:p>
          </table:table-cell>
          <table:table-cell table:style-name="ce1" table:formula="of:=[.BS1]+1" office:value-type="float" office:value="71">
            <text:p>71</text:p>
          </table:table-cell>
          <table:table-cell table:style-name="ce1" table:formula="of:=[.BT1]+1" office:value-type="float" office:value="72">
            <text:p>72</text:p>
          </table:table-cell>
          <table:table-cell table:style-name="ce1" table:formula="of:=[.BU1]+1" office:value-type="float" office:value="73">
            <text:p>73</text:p>
          </table:table-cell>
          <table:table-cell table:style-name="ce1" table:formula="of:=[.BV1]+1" office:value-type="float" office:value="74">
            <text:p>74</text:p>
          </table:table-cell>
          <table:table-cell table:style-name="ce1" table:formula="of:=[.BW1]+1" office:value-type="float" office:value="75">
            <text:p>75</text:p>
          </table:table-cell>
          <table:table-cell table:style-name="ce1" table:formula="of:=[.BX1]+1" office:value-type="float" office:value="76">
            <text:p>76</text:p>
          </table:table-cell>
          <table:table-cell table:style-name="ce1" table:formula="of:=[.BY1]+1" office:value-type="float" office:value="77">
            <text:p>77</text:p>
          </table:table-cell>
          <table:table-cell table:style-name="ce1" table:formula="of:=[.BZ1]+1" office:value-type="float" office:value="78">
            <text:p>78</text:p>
          </table:table-cell>
          <table:table-cell table:style-name="ce1" table:formula="of:=[.CA1]+1" office:value-type="float" office:value="79">
            <text:p>79</text:p>
          </table:table-cell>
          <table:table-cell table:style-name="ce1" table:formula="of:=[.CB1]+1" office:value-type="float" office:value="80">
            <text:p>80</text:p>
          </table:table-cell>
          <table:table-cell table:style-name="ce1" table:formula="of:=[.CC1]+1" office:value-type="float" office:value="81">
            <text:p>81</text:p>
          </table:table-cell>
          <table:table-cell table:style-name="ce1" table:formula="of:=[.CD1]+1" office:value-type="float" office:value="82">
            <text:p>82</text:p>
          </table:table-cell>
          <table:table-cell table:style-name="ce1" table:formula="of:=[.CE1]+1" office:value-type="float" office:value="83">
            <text:p>83</text:p>
          </table:table-cell>
          <table:table-cell table:style-name="ce1" table:formula="of:=[.CF1]+1" office:value-type="float" office:value="84">
            <text:p>84</text:p>
          </table:table-cell>
          <table:table-cell table:style-name="ce1" table:formula="of:=[.CG1]+1" office:value-type="float" office:value="85">
            <text:p>85</text:p>
          </table:table-cell>
          <table:table-cell table:style-name="ce1" table:formula="of:=[.CH1]+1" office:value-type="float" office:value="86">
            <text:p>86</text:p>
          </table:table-cell>
          <table:table-cell table:style-name="ce1" table:formula="of:=[.CI1]+1" office:value-type="float" office:value="87">
            <text:p>87</text:p>
          </table:table-cell>
          <table:table-cell table:style-name="ce1" table:formula="of:=[.CJ1]+1" office:value-type="float" office:value="88">
            <text:p>88</text:p>
          </table:table-cell>
          <table:table-cell table:style-name="ce1" table:formula="of:=[.CK1]+1" office:value-type="float" office:value="89">
            <text:p>89</text:p>
          </table:table-cell>
          <table:table-cell table:style-name="ce1" table:formula="of:=[.CL1]+1" office:value-type="float" office:value="90">
            <text:p>90</text:p>
          </table:table-cell>
          <table:table-cell table:style-name="ce1" table:formula="of:=[.CM1]+1" office:value-type="float" office:value="91">
            <text:p>91</text:p>
          </table:table-cell>
          <table:table-cell table:style-name="ce1" table:formula="of:=[.CN1]+1" office:value-type="float" office:value="92">
            <text:p>92</text:p>
          </table:table-cell>
          <table:table-cell table:style-name="ce1" table:formula="of:=[.CO1]+1" office:value-type="float" office:value="93">
            <text:p>93</text:p>
          </table:table-cell>
          <table:table-cell table:style-name="ce1" table:formula="of:=[.CP1]+1" office:value-type="float" office:value="94">
            <text:p>94</text:p>
          </table:table-cell>
          <table:table-cell table:style-name="ce1" table:formula="of:=[.CQ1]+1" office:value-type="float" office:value="95">
            <text:p>95</text:p>
          </table:table-cell>
          <table:table-cell table:style-name="ce1" table:formula="of:=[.CR1]+1" office:value-type="float" office:value="96">
            <text:p>96</text:p>
          </table:table-cell>
          <table:table-cell table:style-name="ce1" table:formula="of:=[.CS1]+1" office:value-type="float" office:value="97">
            <text:p>97</text:p>
          </table:table-cell>
          <table:table-cell table:style-name="ce1" table:formula="of:=[.CT1]+1" office:value-type="float" office:value="98">
            <text:p>98</text:p>
          </table:table-cell>
          <table:table-cell table:style-name="ce1" table:formula="of:=[.CU1]+1" office:value-type="float" office:value="99">
            <text:p>99</text:p>
          </table:table-cell>
          <table:table-cell table:style-name="ce1" table:formula="of:=[.CV1]+1" office:value-type="float" office:value="100">
            <text:p>100</text:p>
          </table:table-cell>
          <table:table-cell table:style-name="ce1" table:formula="of:=[.CW1]+1" office:value-type="float" office:value="101">
            <text:p>101</text:p>
          </table:table-cell>
          <table:table-cell table:style-name="ce1" table:number-columns-repeated="922"/>
        </table:table-row>
        <table:table-row table:style-name="ro1">
          <table:table-cell office:value-type="string">
            <text:p>n^2</text:p>
          </table:table-cell>
          <table:table-cell table:formula="of:=[.B1]^2" office:value-type="float" office:value="1">
            <text:p>1</text:p>
          </table:table-cell>
          <table:table-cell table:formula="of:=[.C1]^2" office:value-type="float" office:value="4">
            <text:p>4</text:p>
          </table:table-cell>
          <table:table-cell table:formula="of:=[.D1]^2" office:value-type="float" office:value="9">
            <text:p>9</text:p>
          </table:table-cell>
          <table:table-cell table:formula="of:=[.E1]^2" office:value-type="float" office:value="16">
            <text:p>16</text:p>
          </table:table-cell>
          <table:table-cell table:formula="of:=[.F1]^2" office:value-type="float" office:value="25">
            <text:p>25</text:p>
          </table:table-cell>
          <table:table-cell table:formula="of:=[.G1]^2" office:value-type="float" office:value="36">
            <text:p>36</text:p>
          </table:table-cell>
          <table:table-cell table:formula="of:=[.H1]^2" office:value-type="float" office:value="49">
            <text:p>49</text:p>
          </table:table-cell>
          <table:table-cell table:formula="of:=[.I1]^2" office:value-type="float" office:value="64">
            <text:p>64</text:p>
          </table:table-cell>
          <table:table-cell table:formula="of:=[.J1]^2" office:value-type="float" office:value="81">
            <text:p>81</text:p>
          </table:table-cell>
          <table:table-cell table:formula="of:=[.K1]^2" office:value-type="float" office:value="100">
            <text:p>100</text:p>
          </table:table-cell>
          <table:table-cell table:formula="of:=[.L1]^2" office:value-type="float" office:value="121">
            <text:p>121</text:p>
          </table:table-cell>
          <table:table-cell table:formula="of:=[.M1]^2" office:value-type="float" office:value="144">
            <text:p>144</text:p>
          </table:table-cell>
          <table:table-cell table:formula="of:=[.N1]^2" office:value-type="float" office:value="169">
            <text:p>169</text:p>
          </table:table-cell>
          <table:table-cell table:formula="of:=[.O1]^2" office:value-type="float" office:value="196">
            <text:p>196</text:p>
          </table:table-cell>
          <table:table-cell table:formula="of:=[.P1]^2" office:value-type="float" office:value="225">
            <text:p>225</text:p>
          </table:table-cell>
          <table:table-cell table:formula="of:=[.Q1]^2" office:value-type="float" office:value="256">
            <text:p>256</text:p>
          </table:table-cell>
          <table:table-cell table:formula="of:=[.R1]^2" office:value-type="float" office:value="289">
            <text:p>289</text:p>
          </table:table-cell>
          <table:table-cell table:formula="of:=[.S1]^2" office:value-type="float" office:value="324">
            <text:p>324</text:p>
          </table:table-cell>
          <table:table-cell table:formula="of:=[.T1]^2" office:value-type="float" office:value="361">
            <text:p>361</text:p>
          </table:table-cell>
          <table:table-cell table:formula="of:=[.U1]^2" office:value-type="float" office:value="400">
            <text:p>400</text:p>
          </table:table-cell>
          <table:table-cell table:formula="of:=[.V1]^2" office:value-type="float" office:value="441">
            <text:p>441</text:p>
          </table:table-cell>
          <table:table-cell table:formula="of:=[.W1]^2" office:value-type="float" office:value="484">
            <text:p>484</text:p>
          </table:table-cell>
          <table:table-cell table:formula="of:=[.X1]^2" office:value-type="float" office:value="529">
            <text:p>529</text:p>
          </table:table-cell>
          <table:table-cell table:formula="of:=[.Y1]^2" office:value-type="float" office:value="576">
            <text:p>576</text:p>
          </table:table-cell>
          <table:table-cell table:formula="of:=[.Z1]^2" office:value-type="float" office:value="625">
            <text:p>625</text:p>
          </table:table-cell>
          <table:table-cell table:formula="of:=[.AA1]^2" office:value-type="float" office:value="676">
            <text:p>676</text:p>
          </table:table-cell>
          <table:table-cell table:formula="of:=[.AB1]^2" office:value-type="float" office:value="729">
            <text:p>729</text:p>
          </table:table-cell>
          <table:table-cell table:formula="of:=[.AC1]^2" office:value-type="float" office:value="784">
            <text:p>784</text:p>
          </table:table-cell>
          <table:table-cell table:formula="of:=[.AD1]^2" office:value-type="float" office:value="841">
            <text:p>841</text:p>
          </table:table-cell>
          <table:table-cell table:formula="of:=[.AE1]^2" office:value-type="float" office:value="900">
            <text:p>900</text:p>
          </table:table-cell>
          <table:table-cell table:formula="of:=[.AF1]^2" office:value-type="float" office:value="961">
            <text:p>961</text:p>
          </table:table-cell>
          <table:table-cell table:formula="of:=[.AG1]^2" office:value-type="float" office:value="1024">
            <text:p>1,024</text:p>
          </table:table-cell>
          <table:table-cell table:formula="of:=[.AH1]^2" office:value-type="float" office:value="1089">
            <text:p>1,089</text:p>
          </table:table-cell>
          <table:table-cell table:formula="of:=[.AI1]^2" office:value-type="float" office:value="1156">
            <text:p>1,156</text:p>
          </table:table-cell>
          <table:table-cell table:formula="of:=[.AJ1]^2" office:value-type="float" office:value="1225">
            <text:p>1,225</text:p>
          </table:table-cell>
          <table:table-cell table:formula="of:=[.AK1]^2" office:value-type="float" office:value="1296">
            <text:p>1,296</text:p>
          </table:table-cell>
          <table:table-cell table:formula="of:=[.AL1]^2" office:value-type="float" office:value="1369">
            <text:p>1,369</text:p>
          </table:table-cell>
          <table:table-cell table:formula="of:=[.AM1]^2" office:value-type="float" office:value="1444">
            <text:p>1,444</text:p>
          </table:table-cell>
          <table:table-cell table:formula="of:=[.AN1]^2" office:value-type="float" office:value="1521">
            <text:p>1,521</text:p>
          </table:table-cell>
          <table:table-cell table:formula="of:=[.AO1]^2" office:value-type="float" office:value="1600">
            <text:p>1,600</text:p>
          </table:table-cell>
          <table:table-cell table:formula="of:=[.AP1]^2" office:value-type="float" office:value="1681">
            <text:p>1,681</text:p>
          </table:table-cell>
          <table:table-cell table:formula="of:=[.AQ1]^2" office:value-type="float" office:value="1764">
            <text:p>1,764</text:p>
          </table:table-cell>
          <table:table-cell table:formula="of:=[.AR1]^2" office:value-type="float" office:value="1849">
            <text:p>1,849</text:p>
          </table:table-cell>
          <table:table-cell table:formula="of:=[.AS1]^2" office:value-type="float" office:value="1936">
            <text:p>1,936</text:p>
          </table:table-cell>
          <table:table-cell table:formula="of:=[.AT1]^2" office:value-type="float" office:value="2025">
            <text:p>2,025</text:p>
          </table:table-cell>
          <table:table-cell table:formula="of:=[.AU1]^2" office:value-type="float" office:value="2116">
            <text:p>2,116</text:p>
          </table:table-cell>
          <table:table-cell table:formula="of:=[.AV1]^2" office:value-type="float" office:value="2209">
            <text:p>2,209</text:p>
          </table:table-cell>
          <table:table-cell table:formula="of:=[.AW1]^2" office:value-type="float" office:value="2304">
            <text:p>2,304</text:p>
          </table:table-cell>
          <table:table-cell table:formula="of:=[.AX1]^2" office:value-type="float" office:value="2401">
            <text:p>2,401</text:p>
          </table:table-cell>
          <table:table-cell table:formula="of:=[.AY1]^2" office:value-type="float" office:value="2500">
            <text:p>2,500</text:p>
          </table:table-cell>
          <table:table-cell table:formula="of:=[.AZ1]^2" office:value-type="float" office:value="2601">
            <text:p>2,601</text:p>
          </table:table-cell>
          <table:table-cell table:formula="of:=[.BA1]^2" office:value-type="float" office:value="2704">
            <text:p>2,704</text:p>
          </table:table-cell>
          <table:table-cell table:formula="of:=[.BB1]^2" office:value-type="float" office:value="2809">
            <text:p>2,809</text:p>
          </table:table-cell>
          <table:table-cell table:formula="of:=[.BC1]^2" office:value-type="float" office:value="2916">
            <text:p>2,916</text:p>
          </table:table-cell>
          <table:table-cell table:formula="of:=[.BD1]^2" office:value-type="float" office:value="3025">
            <text:p>3,025</text:p>
          </table:table-cell>
          <table:table-cell table:formula="of:=[.BE1]^2" office:value-type="float" office:value="3136">
            <text:p>3,136</text:p>
          </table:table-cell>
          <table:table-cell table:formula="of:=[.BF1]^2" office:value-type="float" office:value="3249">
            <text:p>3,249</text:p>
          </table:table-cell>
          <table:table-cell table:formula="of:=[.BG1]^2" office:value-type="float" office:value="3364">
            <text:p>3,364</text:p>
          </table:table-cell>
          <table:table-cell table:formula="of:=[.BH1]^2" office:value-type="float" office:value="3481">
            <text:p>3,481</text:p>
          </table:table-cell>
          <table:table-cell table:formula="of:=[.BI1]^2" office:value-type="float" office:value="3600">
            <text:p>3,600</text:p>
          </table:table-cell>
          <table:table-cell table:formula="of:=[.BJ1]^2" office:value-type="float" office:value="3721">
            <text:p>3,721</text:p>
          </table:table-cell>
          <table:table-cell table:formula="of:=[.BK1]^2" office:value-type="float" office:value="3844">
            <text:p>3,844</text:p>
          </table:table-cell>
          <table:table-cell table:formula="of:=[.BL1]^2" office:value-type="float" office:value="3969">
            <text:p>3,969</text:p>
          </table:table-cell>
          <table:table-cell table:formula="of:=[.BM1]^2" office:value-type="float" office:value="4096">
            <text:p>4,096</text:p>
          </table:table-cell>
          <table:table-cell table:formula="of:=[.BN1]^2" office:value-type="float" office:value="4225">
            <text:p>4,225</text:p>
          </table:table-cell>
          <table:table-cell table:formula="of:=[.BO1]^2" office:value-type="float" office:value="4356">
            <text:p>4,356</text:p>
          </table:table-cell>
          <table:table-cell table:formula="of:=[.BP1]^2" office:value-type="float" office:value="4489">
            <text:p>4,489</text:p>
          </table:table-cell>
          <table:table-cell table:formula="of:=[.BQ1]^2" office:value-type="float" office:value="4624">
            <text:p>4,624</text:p>
          </table:table-cell>
          <table:table-cell table:formula="of:=[.BR1]^2" office:value-type="float" office:value="4761">
            <text:p>4,761</text:p>
          </table:table-cell>
          <table:table-cell table:formula="of:=[.BS1]^2" office:value-type="float" office:value="4900">
            <text:p>4,900</text:p>
          </table:table-cell>
          <table:table-cell table:formula="of:=[.BT1]^2" office:value-type="float" office:value="5041">
            <text:p>5,041</text:p>
          </table:table-cell>
          <table:table-cell table:formula="of:=[.BU1]^2" office:value-type="float" office:value="5184">
            <text:p>5,184</text:p>
          </table:table-cell>
          <table:table-cell table:formula="of:=[.BV1]^2" office:value-type="float" office:value="5329">
            <text:p>5,329</text:p>
          </table:table-cell>
          <table:table-cell table:formula="of:=[.BW1]^2" office:value-type="float" office:value="5476">
            <text:p>5,476</text:p>
          </table:table-cell>
          <table:table-cell table:formula="of:=[.BX1]^2" office:value-type="float" office:value="5625">
            <text:p>5,625</text:p>
          </table:table-cell>
          <table:table-cell table:formula="of:=[.BY1]^2" office:value-type="float" office:value="5776">
            <text:p>5,776</text:p>
          </table:table-cell>
          <table:table-cell table:formula="of:=[.BZ1]^2" office:value-type="float" office:value="5929">
            <text:p>5,929</text:p>
          </table:table-cell>
          <table:table-cell table:formula="of:=[.CA1]^2" office:value-type="float" office:value="6084">
            <text:p>6,084</text:p>
          </table:table-cell>
          <table:table-cell table:formula="of:=[.CB1]^2" office:value-type="float" office:value="6241">
            <text:p>6,241</text:p>
          </table:table-cell>
          <table:table-cell table:formula="of:=[.CC1]^2" office:value-type="float" office:value="6400">
            <text:p>6,400</text:p>
          </table:table-cell>
          <table:table-cell table:formula="of:=[.CD1]^2" office:value-type="float" office:value="6561">
            <text:p>6,561</text:p>
          </table:table-cell>
          <table:table-cell table:formula="of:=[.CE1]^2" office:value-type="float" office:value="6724">
            <text:p>6,724</text:p>
          </table:table-cell>
          <table:table-cell table:formula="of:=[.CF1]^2" office:value-type="float" office:value="6889">
            <text:p>6,889</text:p>
          </table:table-cell>
          <table:table-cell table:formula="of:=[.CG1]^2" office:value-type="float" office:value="7056">
            <text:p>7,056</text:p>
          </table:table-cell>
          <table:table-cell table:formula="of:=[.CH1]^2" office:value-type="float" office:value="7225">
            <text:p>7,225</text:p>
          </table:table-cell>
          <table:table-cell table:formula="of:=[.CI1]^2" office:value-type="float" office:value="7396">
            <text:p>7,396</text:p>
          </table:table-cell>
          <table:table-cell table:formula="of:=[.CJ1]^2" office:value-type="float" office:value="7569">
            <text:p>7,569</text:p>
          </table:table-cell>
          <table:table-cell table:formula="of:=[.CK1]^2" office:value-type="float" office:value="7744">
            <text:p>7,744</text:p>
          </table:table-cell>
          <table:table-cell table:formula="of:=[.CL1]^2" office:value-type="float" office:value="7921">
            <text:p>7,921</text:p>
          </table:table-cell>
          <table:table-cell table:formula="of:=[.CM1]^2" office:value-type="float" office:value="8100">
            <text:p>8,100</text:p>
          </table:table-cell>
          <table:table-cell table:formula="of:=[.CN1]^2" office:value-type="float" office:value="8281">
            <text:p>8,281</text:p>
          </table:table-cell>
          <table:table-cell table:formula="of:=[.CO1]^2" office:value-type="float" office:value="8464">
            <text:p>8,464</text:p>
          </table:table-cell>
          <table:table-cell table:formula="of:=[.CP1]^2" office:value-type="float" office:value="8649">
            <text:p>8,649</text:p>
          </table:table-cell>
          <table:table-cell table:formula="of:=[.CQ1]^2" office:value-type="float" office:value="8836">
            <text:p>8,836</text:p>
          </table:table-cell>
          <table:table-cell table:formula="of:=[.CR1]^2" office:value-type="float" office:value="9025">
            <text:p>9,025</text:p>
          </table:table-cell>
          <table:table-cell table:formula="of:=[.CS1]^2" office:value-type="float" office:value="9216">
            <text:p>9,216</text:p>
          </table:table-cell>
          <table:table-cell table:formula="of:=[.CT1]^2" office:value-type="float" office:value="9409">
            <text:p>9,409</text:p>
          </table:table-cell>
          <table:table-cell table:formula="of:=[.CU1]^2" office:value-type="float" office:value="9604">
            <text:p>9,604</text:p>
          </table:table-cell>
          <table:table-cell table:formula="of:=[.CV1]^2" office:value-type="float" office:value="9801">
            <text:p>9,801</text:p>
          </table:table-cell>
          <table:table-cell table:formula="of:=[.CW1]^2" office:value-type="float" office:value="10000">
            <text:p>10,000</text:p>
          </table:table-cell>
          <table:table-cell table:formula="of:=[.CX1]^2" office:value-type="float" office:value="10201">
            <text:p>10,201</text:p>
          </table:table-cell>
          <table:table-cell table:number-columns-repeated="922"/>
        </table:table-row>
        <table:table-row table:style-name="ro1">
          <table:table-cell table:style-name="ce2" office:value-type="string">
            <text:p>P_n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3">
            <text:p>43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1">
            <text:p>61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71">
            <text:p>71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3">
            <text:p>83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23">
            <text:p>223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41">
            <text:p>241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257">
            <text:p>257</text:p>
          </table:table-cell>
          <table:table-cell table:style-name="ce5" office:value-type="float" office:value="263">
            <text:p>263</text:p>
          </table:table-cell>
          <table:table-cell table:style-name="ce5" office:value-type="float" office:value="269">
            <text:p>269</text:p>
          </table:table-cell>
          <table:table-cell table:style-name="ce5" office:value-type="float" office:value="271">
            <text:p>271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283">
            <text:p>283</text:p>
          </table:table-cell>
          <table:table-cell table:style-name="ce5" office:value-type="float" office:value="293">
            <text:p>293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331">
            <text:p>331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347">
            <text:p>347</text:p>
          </table:table-cell>
          <table:table-cell table:style-name="ce5" office:value-type="float" office:value="349">
            <text:p>349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359">
            <text:p>359</text:p>
          </table:table-cell>
          <table:table-cell table:style-name="ce5" office:value-type="float" office:value="367">
            <text:p>367</text:p>
          </table:table-cell>
          <table:table-cell table:style-name="ce5" office:value-type="float" office:value="373">
            <text:p>373</text:p>
          </table:table-cell>
          <table:table-cell table:style-name="ce5" office:value-type="float" office:value="379">
            <text:p>379</text:p>
          </table:table-cell>
          <table:table-cell table:style-name="ce5" office:value-type="float" office:value="383">
            <text:p>383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397">
            <text:p>397</text:p>
          </table:table-cell>
          <table:table-cell table:style-name="ce5" office:value-type="float" office:value="401">
            <text:p>401</text:p>
          </table:table-cell>
          <table:table-cell table:style-name="ce5" office:value-type="float" office:value="409">
            <text:p>409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421">
            <text:p>421</text:p>
          </table:table-cell>
          <table:table-cell table:style-name="ce5" office:value-type="float" office:value="431">
            <text:p>431</text:p>
          </table:table-cell>
          <table:table-cell table:style-name="ce5" office:value-type="float" office:value="433">
            <text:p>433</text:p>
          </table:table-cell>
          <table:table-cell table:style-name="ce5" office:value-type="float" office:value="439">
            <text:p>439</text:p>
          </table:table-cell>
          <table:table-cell table:style-name="ce5" office:value-type="float" office:value="443">
            <text:p>443</text:p>
          </table:table-cell>
          <table:table-cell table:style-name="ce5" office:value-type="float" office:value="449">
            <text:p>449</text:p>
          </table:table-cell>
          <table:table-cell table:style-name="ce5" office:value-type="float" office:value="457">
            <text:p>457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463">
            <text:p>463</text:p>
          </table:table-cell>
          <table:table-cell table:style-name="ce5" office:value-type="float" office:value="467">
            <text:p>467</text:p>
          </table:table-cell>
          <table:table-cell table:style-name="ce5" office:value-type="float" office:value="479">
            <text:p>479</text:p>
          </table:table-cell>
          <table:table-cell table:style-name="ce5" office:value-type="float" office:value="487">
            <text:p>487</text:p>
          </table:table-cell>
          <table:table-cell table:style-name="ce5" office:value-type="float" office:value="491">
            <text:p>491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503">
            <text:p>503</text:p>
          </table:table-cell>
          <table:table-cell table:style-name="ce5" office:value-type="float" office:value="509">
            <text:p>509</text:p>
          </table:table-cell>
          <table:table-cell table:style-name="ce5" office:value-type="float" office:value="521">
            <text:p>521</text:p>
          </table:table-cell>
          <table:table-cell table:style-name="ce5" office:value-type="float" office:value="523">
            <text:p>523</text:p>
          </table:table-cell>
          <table:table-cell table:style-name="ce5" office:value-type="float" office:value="541">
            <text:p>541</text:p>
          </table:table-cell>
          <table:table-cell table:style-name="ce5" office:value-type="float" office:value="547">
            <text:p>547</text:p>
          </table:table-cell>
          <table:table-cell table:style-name="ce5" table:number-columns-repeated="922"/>
        </table:table-row>
        <table:table-row table:style-name="ro1">
          <table:table-cell office:value-type="string">
            <text:p>P_n^2</text:p>
          </table:table-cell>
          <table:table-cell table:formula="of:=[.B3]^2" office:value-type="float" office:value="4">
            <text:p>4</text:p>
          </table:table-cell>
          <table:table-cell table:formula="of:=[.C3]^2" office:value-type="float" office:value="9">
            <text:p>9</text:p>
          </table:table-cell>
          <table:table-cell table:formula="of:=[.D3]^2" office:value-type="float" office:value="25">
            <text:p>25</text:p>
          </table:table-cell>
          <table:table-cell table:formula="of:=[.E3]^2" office:value-type="float" office:value="49">
            <text:p>49</text:p>
          </table:table-cell>
          <table:table-cell table:formula="of:=[.F3]^2" office:value-type="float" office:value="121">
            <text:p>121</text:p>
          </table:table-cell>
          <table:table-cell table:formula="of:=[.G3]^2" office:value-type="float" office:value="169">
            <text:p>169</text:p>
          </table:table-cell>
          <table:table-cell table:formula="of:=[.H3]^2" office:value-type="float" office:value="289">
            <text:p>289</text:p>
          </table:table-cell>
          <table:table-cell table:formula="of:=[.I3]^2" office:value-type="float" office:value="361">
            <text:p>361</text:p>
          </table:table-cell>
          <table:table-cell table:formula="of:=[.J3]^2" office:value-type="float" office:value="529">
            <text:p>529</text:p>
          </table:table-cell>
          <table:table-cell table:formula="of:=[.K3]^2" office:value-type="float" office:value="841">
            <text:p>841</text:p>
          </table:table-cell>
          <table:table-cell table:formula="of:=[.L3]^2" office:value-type="float" office:value="961">
            <text:p>961</text:p>
          </table:table-cell>
          <table:table-cell table:formula="of:=[.M3]^2" office:value-type="float" office:value="1369">
            <text:p>1,369</text:p>
          </table:table-cell>
          <table:table-cell table:formula="of:=[.N3]^2" office:value-type="float" office:value="1681">
            <text:p>1,681</text:p>
          </table:table-cell>
          <table:table-cell table:formula="of:=[.O3]^2" office:value-type="float" office:value="1849">
            <text:p>1,849</text:p>
          </table:table-cell>
          <table:table-cell table:formula="of:=[.P3]^2" office:value-type="float" office:value="2209">
            <text:p>2,209</text:p>
          </table:table-cell>
          <table:table-cell table:formula="of:=[.Q3]^2" office:value-type="float" office:value="2809">
            <text:p>2,809</text:p>
          </table:table-cell>
          <table:table-cell table:formula="of:=[.R3]^2" office:value-type="float" office:value="3481">
            <text:p>3,481</text:p>
          </table:table-cell>
          <table:table-cell table:formula="of:=[.S3]^2" office:value-type="float" office:value="3721">
            <text:p>3,721</text:p>
          </table:table-cell>
          <table:table-cell table:formula="of:=[.T3]^2" office:value-type="float" office:value="4489">
            <text:p>4,489</text:p>
          </table:table-cell>
          <table:table-cell table:formula="of:=[.U3]^2" office:value-type="float" office:value="5041">
            <text:p>5,041</text:p>
          </table:table-cell>
          <table:table-cell table:formula="of:=[.V3]^2" office:value-type="float" office:value="5329">
            <text:p>5,329</text:p>
          </table:table-cell>
          <table:table-cell table:formula="of:=[.W3]^2" office:value-type="float" office:value="6241">
            <text:p>6,241</text:p>
          </table:table-cell>
          <table:table-cell table:formula="of:=[.X3]^2" office:value-type="float" office:value="6889">
            <text:p>6,889</text:p>
          </table:table-cell>
          <table:table-cell table:formula="of:=[.Y3]^2" office:value-type="float" office:value="7921">
            <text:p>7,921</text:p>
          </table:table-cell>
          <table:table-cell table:formula="of:=[.Z3]^2" office:value-type="float" office:value="9409">
            <text:p>9,409</text:p>
          </table:table-cell>
          <table:table-cell table:formula="of:=[.AA3]^2" office:value-type="float" office:value="10201">
            <text:p>10,201</text:p>
          </table:table-cell>
          <table:table-cell table:formula="of:=[.AB3]^2" office:value-type="float" office:value="10609">
            <text:p>10,609</text:p>
          </table:table-cell>
          <table:table-cell table:formula="of:=[.AC3]^2" office:value-type="float" office:value="11449">
            <text:p>11,449</text:p>
          </table:table-cell>
          <table:table-cell table:formula="of:=[.AD3]^2" office:value-type="float" office:value="11881">
            <text:p>11,881</text:p>
          </table:table-cell>
          <table:table-cell table:formula="of:=[.AE3]^2" office:value-type="float" office:value="12769">
            <text:p>12,769</text:p>
          </table:table-cell>
          <table:table-cell table:formula="of:=[.AF3]^2" office:value-type="float" office:value="16129">
            <text:p>16,129</text:p>
          </table:table-cell>
          <table:table-cell table:formula="of:=[.AG3]^2" office:value-type="float" office:value="17161">
            <text:p>17,161</text:p>
          </table:table-cell>
          <table:table-cell table:formula="of:=[.AH3]^2" office:value-type="float" office:value="18769">
            <text:p>18,769</text:p>
          </table:table-cell>
          <table:table-cell table:formula="of:=[.AI3]^2" office:value-type="float" office:value="19321">
            <text:p>19,321</text:p>
          </table:table-cell>
          <table:table-cell table:formula="of:=[.AJ3]^2" office:value-type="float" office:value="22201">
            <text:p>22,201</text:p>
          </table:table-cell>
          <table:table-cell table:formula="of:=[.AK3]^2" office:value-type="float" office:value="22801">
            <text:p>22,801</text:p>
          </table:table-cell>
          <table:table-cell table:formula="of:=[.AL3]^2" office:value-type="float" office:value="24649">
            <text:p>24,649</text:p>
          </table:table-cell>
          <table:table-cell table:formula="of:=[.AM3]^2" office:value-type="float" office:value="26569">
            <text:p>26,569</text:p>
          </table:table-cell>
          <table:table-cell table:formula="of:=[.AN3]^2" office:value-type="float" office:value="27889">
            <text:p>27,889</text:p>
          </table:table-cell>
          <table:table-cell table:formula="of:=[.AO3]^2" office:value-type="float" office:value="29929">
            <text:p>29,929</text:p>
          </table:table-cell>
          <table:table-cell table:formula="of:=[.AP3]^2" office:value-type="float" office:value="32041">
            <text:p>32,041</text:p>
          </table:table-cell>
          <table:table-cell table:formula="of:=[.AQ3]^2" office:value-type="float" office:value="32761">
            <text:p>32,761</text:p>
          </table:table-cell>
          <table:table-cell table:formula="of:=[.AR3]^2" office:value-type="float" office:value="36481">
            <text:p>36,481</text:p>
          </table:table-cell>
          <table:table-cell table:formula="of:=[.AS3]^2" office:value-type="float" office:value="37249">
            <text:p>37,249</text:p>
          </table:table-cell>
          <table:table-cell table:formula="of:=[.AT3]^2" office:value-type="float" office:value="38809">
            <text:p>38,809</text:p>
          </table:table-cell>
          <table:table-cell table:formula="of:=[.AU3]^2" office:value-type="float" office:value="39601">
            <text:p>39,601</text:p>
          </table:table-cell>
          <table:table-cell table:formula="of:=[.AV3]^2" office:value-type="float" office:value="44521">
            <text:p>44,521</text:p>
          </table:table-cell>
          <table:table-cell table:formula="of:=[.AW3]^2" office:value-type="float" office:value="49729">
            <text:p>49,729</text:p>
          </table:table-cell>
          <table:table-cell table:formula="of:=[.AX3]^2" office:value-type="float" office:value="51529">
            <text:p>51,529</text:p>
          </table:table-cell>
          <table:table-cell table:formula="of:=[.AY3]^2" office:value-type="float" office:value="52441">
            <text:p>52,441</text:p>
          </table:table-cell>
          <table:table-cell table:formula="of:=[.AZ3]^2" office:value-type="float" office:value="54289">
            <text:p>54,289</text:p>
          </table:table-cell>
          <table:table-cell table:formula="of:=[.BA3]^2" office:value-type="float" office:value="57121">
            <text:p>57,121</text:p>
          </table:table-cell>
          <table:table-cell table:formula="of:=[.BB3]^2" office:value-type="float" office:value="58081">
            <text:p>58,081</text:p>
          </table:table-cell>
          <table:table-cell table:formula="of:=[.BC3]^2" office:value-type="float" office:value="63001">
            <text:p>63,001</text:p>
          </table:table-cell>
          <table:table-cell table:formula="of:=[.BD3]^2" office:value-type="float" office:value="66049">
            <text:p>66,049</text:p>
          </table:table-cell>
          <table:table-cell table:formula="of:=[.BE3]^2" office:value-type="float" office:value="69169">
            <text:p>69,169</text:p>
          </table:table-cell>
          <table:table-cell table:formula="of:=[.BF3]^2" office:value-type="float" office:value="72361">
            <text:p>72,361</text:p>
          </table:table-cell>
          <table:table-cell table:formula="of:=[.BG3]^2" office:value-type="float" office:value="73441">
            <text:p>73,441</text:p>
          </table:table-cell>
          <table:table-cell table:formula="of:=[.BH3]^2" office:value-type="float" office:value="76729">
            <text:p>76,729</text:p>
          </table:table-cell>
          <table:table-cell table:formula="of:=[.BI3]^2" office:value-type="float" office:value="78961">
            <text:p>78,961</text:p>
          </table:table-cell>
          <table:table-cell table:formula="of:=[.BJ3]^2" office:value-type="float" office:value="80089">
            <text:p>80,089</text:p>
          </table:table-cell>
          <table:table-cell table:formula="of:=[.BK3]^2" office:value-type="float" office:value="85849">
            <text:p>85,849</text:p>
          </table:table-cell>
          <table:table-cell table:formula="of:=[.BL3]^2" office:value-type="float" office:value="94249">
            <text:p>94,249</text:p>
          </table:table-cell>
          <table:table-cell table:formula="of:=[.BM3]^2" office:value-type="float" office:value="96721">
            <text:p>96,721</text:p>
          </table:table-cell>
          <table:table-cell table:formula="of:=[.BN3]^2" office:value-type="float" office:value="97969">
            <text:p>97,969</text:p>
          </table:table-cell>
          <table:table-cell table:formula="of:=[.BO3]^2" office:value-type="float" office:value="100489">
            <text:p>100,489</text:p>
          </table:table-cell>
          <table:table-cell table:formula="of:=[.BP3]^2" office:value-type="float" office:value="109561">
            <text:p>109,561</text:p>
          </table:table-cell>
          <table:table-cell table:formula="of:=[.BQ3]^2" office:value-type="float" office:value="113569">
            <text:p>113,569</text:p>
          </table:table-cell>
          <table:table-cell table:formula="of:=[.BR3]^2" office:value-type="float" office:value="120409">
            <text:p>120,409</text:p>
          </table:table-cell>
          <table:table-cell table:formula="of:=[.BS3]^2" office:value-type="float" office:value="121801">
            <text:p>121,801</text:p>
          </table:table-cell>
          <table:table-cell table:formula="of:=[.BT3]^2" office:value-type="float" office:value="124609">
            <text:p>124,609</text:p>
          </table:table-cell>
          <table:table-cell table:formula="of:=[.BU3]^2" office:value-type="float" office:value="128881">
            <text:p>128,881</text:p>
          </table:table-cell>
          <table:table-cell table:formula="of:=[.BV3]^2" office:value-type="float" office:value="134689">
            <text:p>134,689</text:p>
          </table:table-cell>
          <table:table-cell table:formula="of:=[.BW3]^2" office:value-type="float" office:value="139129">
            <text:p>139,129</text:p>
          </table:table-cell>
          <table:table-cell table:formula="of:=[.BX3]^2" office:value-type="float" office:value="143641">
            <text:p>143,641</text:p>
          </table:table-cell>
          <table:table-cell table:formula="of:=[.BY3]^2" office:value-type="float" office:value="146689">
            <text:p>146,689</text:p>
          </table:table-cell>
          <table:table-cell table:formula="of:=[.BZ3]^2" office:value-type="float" office:value="151321">
            <text:p>151,321</text:p>
          </table:table-cell>
          <table:table-cell table:formula="of:=[.CA3]^2" office:value-type="float" office:value="157609">
            <text:p>157,609</text:p>
          </table:table-cell>
          <table:table-cell table:formula="of:=[.CB3]^2" office:value-type="float" office:value="160801">
            <text:p>160,801</text:p>
          </table:table-cell>
          <table:table-cell table:formula="of:=[.CC3]^2" office:value-type="float" office:value="167281">
            <text:p>167,281</text:p>
          </table:table-cell>
          <table:table-cell table:formula="of:=[.CD3]^2" office:value-type="float" office:value="175561">
            <text:p>175,561</text:p>
          </table:table-cell>
          <table:table-cell table:formula="of:=[.CE3]^2" office:value-type="float" office:value="177241">
            <text:p>177,241</text:p>
          </table:table-cell>
          <table:table-cell table:formula="of:=[.CF3]^2" office:value-type="float" office:value="185761">
            <text:p>185,761</text:p>
          </table:table-cell>
          <table:table-cell table:formula="of:=[.CG3]^2" office:value-type="float" office:value="187489">
            <text:p>187,489</text:p>
          </table:table-cell>
          <table:table-cell table:formula="of:=[.CH3]^2" office:value-type="float" office:value="192721">
            <text:p>192,721</text:p>
          </table:table-cell>
          <table:table-cell table:formula="of:=[.CI3]^2" office:value-type="float" office:value="196249">
            <text:p>196,249</text:p>
          </table:table-cell>
          <table:table-cell table:formula="of:=[.CJ3]^2" office:value-type="float" office:value="201601">
            <text:p>201,601</text:p>
          </table:table-cell>
          <table:table-cell table:formula="of:=[.CK3]^2" office:value-type="float" office:value="208849">
            <text:p>208,849</text:p>
          </table:table-cell>
          <table:table-cell table:formula="of:=[.CL3]^2" office:value-type="float" office:value="212521">
            <text:p>212,521</text:p>
          </table:table-cell>
          <table:table-cell table:formula="of:=[.CM3]^2" office:value-type="float" office:value="214369">
            <text:p>214,369</text:p>
          </table:table-cell>
          <table:table-cell table:formula="of:=[.CN3]^2" office:value-type="float" office:value="218089">
            <text:p>218,089</text:p>
          </table:table-cell>
          <table:table-cell table:formula="of:=[.CO3]^2" office:value-type="float" office:value="229441">
            <text:p>229,441</text:p>
          </table:table-cell>
          <table:table-cell table:formula="of:=[.CP3]^2" office:value-type="float" office:value="237169">
            <text:p>237,169</text:p>
          </table:table-cell>
          <table:table-cell table:formula="of:=[.CQ3]^2" office:value-type="float" office:value="241081">
            <text:p>241,081</text:p>
          </table:table-cell>
          <table:table-cell table:formula="of:=[.CR3]^2" office:value-type="float" office:value="249001">
            <text:p>249,001</text:p>
          </table:table-cell>
          <table:table-cell table:formula="of:=[.CS3]^2" office:value-type="float" office:value="253009">
            <text:p>253,009</text:p>
          </table:table-cell>
          <table:table-cell table:formula="of:=[.CT3]^2" office:value-type="float" office:value="259081">
            <text:p>259,081</text:p>
          </table:table-cell>
          <table:table-cell table:formula="of:=[.CU3]^2" office:value-type="float" office:value="271441">
            <text:p>271,441</text:p>
          </table:table-cell>
          <table:table-cell table:formula="of:=[.CV3]^2" office:value-type="float" office:value="273529">
            <text:p>273,529</text:p>
          </table:table-cell>
          <table:table-cell table:formula="of:=[.CW3]^2" office:value-type="float" office:value="292681">
            <text:p>292,681</text:p>
          </table:table-cell>
          <table:table-cell table:formula="of:=[.CX3]^2" office:value-type="float" office:value="299209">
            <text:p>299,209</text:p>
          </table:table-cell>
          <table:table-cell table:number-columns-repeated="922"/>
        </table:table-row>
        <table:table-row table:style-name="ro1">
          <table:table-cell office:value-type="string">
            <text:p>(n^2)!</text:p>
          </table:table-cell>
          <table:table-cell table:formula="of:=FACT([.B1])" office:value-type="float" office:value="1">
            <text:p>1</text:p>
          </table:table-cell>
          <table:table-cell table:formula="of:=FACT([.C1])" office:value-type="float" office:value="2">
            <text:p>2</text:p>
          </table:table-cell>
          <table:table-cell table:formula="of:=FACT([.D1])" office:value-type="float" office:value="6">
            <text:p>6</text:p>
          </table:table-cell>
          <table:table-cell table:formula="of:=FACT([.E1])" office:value-type="float" office:value="24">
            <text:p>24</text:p>
          </table:table-cell>
          <table:table-cell table:formula="of:=FACT([.F1])" office:value-type="float" office:value="120">
            <text:p>120</text:p>
          </table:table-cell>
          <table:table-cell table:formula="of:=FACT([.G1])" office:value-type="float" office:value="720">
            <text:p>720</text:p>
          </table:table-cell>
          <table:table-cell table:formula="of:=FACT([.H1])" office:value-type="float" office:value="5040">
            <text:p>5,040</text:p>
          </table:table-cell>
          <table:table-cell table:formula="of:=FACT([.I1])" office:value-type="float" office:value="40320">
            <text:p>40,320</text:p>
          </table:table-cell>
          <table:table-cell table:formula="of:=FACT([.J1])" office:value-type="float" office:value="362880">
            <text:p>362,880</text:p>
          </table:table-cell>
          <table:table-cell table:formula="of:=FACT([.K1])" office:value-type="float" office:value="3628800">
            <text:p>3,628,800</text:p>
          </table:table-cell>
          <table:table-cell table:formula="of:=FACT([.L1])" office:value-type="float" office:value="39916800">
            <text:p>39,916,800</text:p>
          </table:table-cell>
          <table:table-cell table:formula="of:=FACT([.M1])" office:value-type="float" office:value="479001600">
            <text:p>479,001,600</text:p>
          </table:table-cell>
          <table:table-cell table:style-name="ce7" table:formula="of:=FACT([.N1])" office:value-type="float" office:value="6227020800">
            <text:p>6.2270E+09</text:p>
          </table:table-cell>
          <table:table-cell table:style-name="ce7" table:formula="of:=FACT([.O1])" office:value-type="float" office:value="87178291200">
            <text:p>8.7178E+10</text:p>
          </table:table-cell>
          <table:table-cell table:style-name="ce7" table:formula="of:=FACT([.P1])" office:value-type="float" office:value="1307674368000">
            <text:p>1.3077E+12</text:p>
          </table:table-cell>
          <table:table-cell table:style-name="ce7" table:formula="of:=FACT([.Q1])" office:value-type="float" office:value="20922789888000">
            <text:p>2.0923E+13</text:p>
          </table:table-cell>
          <table:table-cell table:style-name="ce7" table:formula="of:=FACT([.R1])" office:value-type="float" office:value="355687428096000">
            <text:p>3.5569E+14</text:p>
          </table:table-cell>
          <table:table-cell table:style-name="ce7" table:formula="of:=FACT([.S1])" office:value-type="float" office:value="6.402373705728E+015">
            <text:p>6.4024E+15</text:p>
          </table:table-cell>
          <table:table-cell table:style-name="ce7" table:formula="of:=FACT([.T1])" office:value-type="float" office:value="1.21645100408832E+017">
            <text:p>1.2165E+17</text:p>
          </table:table-cell>
          <table:table-cell table:style-name="ce7" table:formula="of:=FACT([.U1])" office:value-type="float" office:value="2.43290200817664E+018">
            <text:p>2.4329E+18</text:p>
          </table:table-cell>
          <table:table-cell table:style-name="ce7" table:formula="of:=FACT([.V1])" office:value-type="float" office:value="5.10909421717094E+019">
            <text:p>5.1091E+19</text:p>
          </table:table-cell>
          <table:table-cell table:style-name="ce7" table:formula="of:=FACT([.W1])" office:value-type="float" office:value="1.12400072777761E+021">
            <text:p>1.1240E+21</text:p>
          </table:table-cell>
          <table:table-cell table:style-name="ce7" table:formula="of:=FACT([.X1])" office:value-type="float" office:value="2.5852016738885E+022">
            <text:p>2.5852E+22</text:p>
          </table:table-cell>
          <table:table-cell table:style-name="ce7" table:formula="of:=FACT([.Y1])" office:value-type="float" office:value="6.2044840173324E+023">
            <text:p>6.2045E+23</text:p>
          </table:table-cell>
          <table:table-cell table:style-name="ce7" table:formula="of:=FACT([.Z1])" office:value-type="float" office:value="1.5511210043331E+025">
            <text:p>1.5511E+25</text:p>
          </table:table-cell>
          <table:table-cell table:style-name="ce7" table:formula="of:=FACT([.AA1])" office:value-type="float" office:value="4.03291461126606E+026">
            <text:p>4.0329E+26</text:p>
          </table:table-cell>
          <table:table-cell table:style-name="ce7" table:formula="of:=FACT([.AB1])" office:value-type="float" office:value="1.08888694504184E+028">
            <text:p>1.0889E+28</text:p>
          </table:table-cell>
          <table:table-cell table:style-name="ce7" table:formula="of:=FACT([.AC1])" office:value-type="float" office:value="3.04888344611714E+029">
            <text:p>3.0489E+29</text:p>
          </table:table-cell>
          <table:table-cell table:style-name="ce7" table:formula="of:=FACT([.AD1])" office:value-type="float" office:value="8.8417619937397E+030">
            <text:p>8.8418E+30</text:p>
          </table:table-cell>
          <table:table-cell table:style-name="ce7" table:formula="of:=FACT([.AE1])" office:value-type="float" office:value="2.65252859812191E+032">
            <text:p>2.6525E+32</text:p>
          </table:table-cell>
          <table:table-cell table:style-name="ce7" table:formula="of:=FACT([.AF1])" office:value-type="float" office:value="8.22283865417792E+033">
            <text:p>8.2228E+33</text:p>
          </table:table-cell>
          <table:table-cell table:style-name="ce7" table:formula="of:=FACT([.AG1])" office:value-type="float" office:value="2.63130836933694E+035">
            <text:p>2.6313E+35</text:p>
          </table:table-cell>
          <table:table-cell table:style-name="ce7" table:formula="of:=FACT([.AH1])" office:value-type="float" office:value="8.68331761881189E+036">
            <text:p>8.6833E+36</text:p>
          </table:table-cell>
          <table:table-cell table:style-name="ce7" table:formula="of:=FACT([.AI1])" office:value-type="float" office:value="2.95232799039604E+038">
            <text:p>2.9523E+38</text:p>
          </table:table-cell>
          <table:table-cell table:style-name="ce7" table:formula="of:=FACT([.AJ1])" office:value-type="float" office:value="1.03331479663861E+040">
            <text:p>1.0333E+40</text:p>
          </table:table-cell>
          <table:table-cell table:style-name="ce7" table:formula="of:=FACT([.AK1])" office:value-type="float" office:value="3.71993326789901E+041">
            <text:p>3.7199E+41</text:p>
          </table:table-cell>
          <table:table-cell table:style-name="ce7" table:formula="of:=FACT([.AL1])" office:value-type="float" office:value="1.37637530912263E+043">
            <text:p>1.3764E+43</text:p>
          </table:table-cell>
          <table:table-cell table:style-name="ce7" table:formula="of:=FACT([.AM1])" office:value-type="float" office:value="5.23022617466601E+044">
            <text:p>5.2302E+44</text:p>
          </table:table-cell>
          <table:table-cell table:style-name="ce7" table:formula="of:=FACT([.AN1])" office:value-type="float" office:value="2.03978820811974E+046">
            <text:p>2.0398E+46</text:p>
          </table:table-cell>
          <table:table-cell table:style-name="ce7" table:formula="of:=FACT([.AO1])" office:value-type="float" office:value="8.15915283247898E+047">
            <text:p>8.1592E+47</text:p>
          </table:table-cell>
          <table:table-cell table:style-name="ce7" table:formula="of:=FACT([.AP1])" office:value-type="float" office:value="3.34525266131638E+049">
            <text:p>3.3453E+49</text:p>
          </table:table-cell>
          <table:table-cell table:style-name="ce7" table:formula="of:=FACT([.AQ1])" office:value-type="float" office:value="1.40500611775288E+051">
            <text:p>1.4050E+51</text:p>
          </table:table-cell>
          <table:table-cell table:style-name="ce7" table:formula="of:=FACT([.AR1])" office:value-type="float" office:value="6.04152630633738E+052">
            <text:p>6.0415E+52</text:p>
          </table:table-cell>
          <table:table-cell table:style-name="ce7" table:formula="of:=FACT([.AS1])" office:value-type="float" office:value="2.65827157478845E+054">
            <text:p>2.6583E+54</text:p>
          </table:table-cell>
          <table:table-cell table:style-name="ce7" table:formula="of:=FACT([.AT1])" office:value-type="float" office:value="1.1962222086548E+056">
            <text:p>1.1962E+56</text:p>
          </table:table-cell>
          <table:table-cell table:style-name="ce7" table:formula="of:=FACT([.AU1])" office:value-type="float" office:value="5.50262215981209E+057">
            <text:p>5.5026E+57</text:p>
          </table:table-cell>
          <table:table-cell table:style-name="ce7" table:formula="of:=FACT([.AV1])" office:value-type="float" office:value="2.58623241511168E+059">
            <text:p>2.5862E+59</text:p>
          </table:table-cell>
          <table:table-cell table:style-name="ce7" table:formula="of:=FACT([.AW1])" office:value-type="float" office:value="1.24139155925361E+061">
            <text:p>1.2414E+61</text:p>
          </table:table-cell>
          <table:table-cell table:style-name="ce7" table:formula="of:=FACT([.AX1])" office:value-type="float" office:value="6.08281864034268E+062">
            <text:p>6.0828E+62</text:p>
          </table:table-cell>
          <table:table-cell table:style-name="ce7" table:formula="of:=FACT([.AY1])" office:value-type="float" office:value="3.04140932017134E+064">
            <text:p>3.0414E+64</text:p>
          </table:table-cell>
          <table:table-cell table:style-name="ce7" table:formula="of:=FACT([.AZ1])" office:value-type="float" office:value="1.55111875328738E+066">
            <text:p>1.5511E+66</text:p>
          </table:table-cell>
          <table:table-cell table:style-name="ce7" table:formula="of:=FACT([.BA1])" office:value-type="float" office:value="8.06581751709439E+067">
            <text:p>8.0658E+67</text:p>
          </table:table-cell>
          <table:table-cell table:style-name="ce7" table:formula="of:=FACT([.BB1])" office:value-type="float" office:value="4.27488328406002E+069">
            <text:p>4.2749E+69</text:p>
          </table:table-cell>
          <table:table-cell table:style-name="ce7" table:formula="of:=FACT([.BC1])" office:value-type="float" office:value="2.30843697339241E+071">
            <text:p>2.3084E+71</text:p>
          </table:table-cell>
          <table:table-cell table:style-name="ce7" table:formula="of:=FACT([.BD1])" office:value-type="float" office:value="1.26964033536583E+073">
            <text:p>1.2696E+73</text:p>
          </table:table-cell>
          <table:table-cell table:style-name="ce7" table:formula="of:=FACT([.BE1])" office:value-type="float" office:value="7.10998587804863E+074">
            <text:p>7.1100E+74</text:p>
          </table:table-cell>
          <table:table-cell table:style-name="ce7" table:formula="of:=FACT([.BF1])" office:value-type="float" office:value="4.05269195048772E+076">
            <text:p>4.0527E+76</text:p>
          </table:table-cell>
          <table:table-cell table:style-name="ce7" table:formula="of:=FACT([.BG1])" office:value-type="float" office:value="2.35056133128288E+078">
            <text:p>2.3506E+78</text:p>
          </table:table-cell>
          <table:table-cell table:style-name="ce7" table:formula="of:=FACT([.BH1])" office:value-type="float" office:value="1.3868311854569E+080">
            <text:p>1.3868E+80</text:p>
          </table:table-cell>
          <table:table-cell table:style-name="ce7" table:formula="of:=FACT([.BI1])" office:value-type="float" office:value="8.32098711274139E+081">
            <text:p>8.3210E+81</text:p>
          </table:table-cell>
          <table:table-cell table:style-name="ce7" table:formula="of:=FACT([.BJ1])" office:value-type="float" office:value="5.07580213877225E+083">
            <text:p>5.0758E+83</text:p>
          </table:table-cell>
          <table:table-cell table:style-name="ce7" table:formula="of:=FACT([.BK1])" office:value-type="float" office:value="3.14699732603879E+085">
            <text:p>3.1470E+85</text:p>
          </table:table-cell>
          <table:table-cell table:style-name="ce7" table:formula="of:=FACT([.BL1])" office:value-type="float" office:value="1.98260831540444E+087">
            <text:p>1.9826E+87</text:p>
          </table:table-cell>
          <table:table-cell table:style-name="ce7" table:formula="of:=FACT([.BM1])" office:value-type="float" office:value="1.26886932185884E+089">
            <text:p>1.2689E+89</text:p>
          </table:table-cell>
          <table:table-cell table:style-name="ce7" table:formula="of:=FACT([.BN1])" office:value-type="float" office:value="8.24765059208247E+090">
            <text:p>8.2477E+90</text:p>
          </table:table-cell>
          <table:table-cell table:style-name="ce7" table:formula="of:=FACT([.BO1])" office:value-type="float" office:value="5.44344939077443E+092">
            <text:p>5.4434E+92</text:p>
          </table:table-cell>
          <table:table-cell table:style-name="ce7" table:formula="of:=FACT([.BP1])" office:value-type="float" office:value="3.64711109181887E+094">
            <text:p>3.6471E+94</text:p>
          </table:table-cell>
          <table:table-cell table:style-name="ce7" table:formula="of:=FACT([.BQ1])" office:value-type="float" office:value="2.48003554243683E+096">
            <text:p>2.4800E+96</text:p>
          </table:table-cell>
          <table:table-cell table:style-name="ce7" table:formula="of:=FACT([.BR1])" office:value-type="float" office:value="1.71122452428141E+098">
            <text:p>1.7112E+98</text:p>
          </table:table-cell>
          <table:table-cell table:style-name="ce8" table:formula="of:=FACT([.BS1])" office:value-type="float" office:value="1.19785716699699E+100">
            <text:p>1.198E+100</text:p>
          </table:table-cell>
          <table:table-cell table:style-name="ce8" table:formula="of:=FACT([.BT1])" office:value-type="float" office:value="8.50478588567862E+101">
            <text:p>8.505E+101</text:p>
          </table:table-cell>
          <table:table-cell table:style-name="ce8" table:formula="of:=FACT([.BU1])" office:value-type="float" office:value="6.12344583768861E+103">
            <text:p>6.123E+103</text:p>
          </table:table-cell>
          <table:table-cell table:style-name="ce8" table:formula="of:=FACT([.BV1])" office:value-type="float" office:value="4.47011546151269E+105">
            <text:p>4.470E+105</text:p>
          </table:table-cell>
          <table:table-cell table:style-name="ce8" table:formula="of:=FACT([.BW1])" office:value-type="float" office:value="3.30788544151939E+107">
            <text:p>3.308E+107</text:p>
          </table:table-cell>
          <table:table-cell table:style-name="ce8" table:formula="of:=FACT([.BX1])" office:value-type="float" office:value="2.48091408113954E+109">
            <text:p>2.481E+109</text:p>
          </table:table-cell>
          <table:table-cell table:style-name="ce8" table:formula="of:=FACT([.BY1])" office:value-type="float" office:value="1.88549470166605E+111">
            <text:p>1.885E+111</text:p>
          </table:table-cell>
          <table:table-cell table:style-name="ce8" table:formula="of:=FACT([.BZ1])" office:value-type="float" office:value="1.45183092028286E+113">
            <text:p>1.452E+113</text:p>
          </table:table-cell>
          <table:table-cell table:style-name="ce8" table:formula="of:=FACT([.CA1])" office:value-type="float" office:value="1.13242811782063E+115">
            <text:p>1.132E+115</text:p>
          </table:table-cell>
          <table:table-cell table:style-name="ce8" table:formula="of:=FACT([.CB1])" office:value-type="float" office:value="8.94618213078298E+116">
            <text:p>8.946E+116</text:p>
          </table:table-cell>
          <table:table-cell table:style-name="ce8" table:formula="of:=FACT([.CC1])" office:value-type="float" office:value="7.15694570462638E+118">
            <text:p>7.157E+118</text:p>
          </table:table-cell>
          <table:table-cell table:style-name="ce8" table:formula="of:=FACT([.CD1])" office:value-type="float" office:value="5.79712602074737E+120">
            <text:p>5.797E+120</text:p>
          </table:table-cell>
          <table:table-cell table:style-name="ce8" table:formula="of:=FACT([.CE1])" office:value-type="float" office:value="4.75364333701284E+122">
            <text:p>4.754E+122</text:p>
          </table:table-cell>
          <table:table-cell table:style-name="ce8" table:formula="of:=FACT([.CF1])" office:value-type="float" office:value="3.94552396972066E+124">
            <text:p>3.946E+124</text:p>
          </table:table-cell>
          <table:table-cell table:style-name="ce8" table:formula="of:=FACT([.CG1])" office:value-type="float" office:value="3.31424013456535E+126">
            <text:p>3.314E+126</text:p>
          </table:table-cell>
          <table:table-cell table:style-name="ce8" table:formula="of:=FACT([.CH1])" office:value-type="float" office:value="2.81710411438055E+128">
            <text:p>2.817E+128</text:p>
          </table:table-cell>
          <table:table-cell table:style-name="ce8" table:formula="of:=FACT([.CI1])" office:value-type="float" office:value="2.42270953836727E+130">
            <text:p>2.423E+130</text:p>
          </table:table-cell>
          <table:table-cell table:style-name="ce8" table:formula="of:=FACT([.CJ1])" office:value-type="float" office:value="2.10775729837953E+132">
            <text:p>2.108E+132</text:p>
          </table:table-cell>
          <table:table-cell table:style-name="ce8" table:formula="of:=FACT([.CK1])" office:value-type="float" office:value="1.85482642257398E+134">
            <text:p>1.855E+134</text:p>
          </table:table-cell>
          <table:table-cell table:style-name="ce8" table:formula="of:=FACT([.CL1])" office:value-type="float" office:value="1.65079551609085E+136">
            <text:p>1.651E+136</text:p>
          </table:table-cell>
          <table:table-cell table:style-name="ce8" table:formula="of:=FACT([.CM1])" office:value-type="float" office:value="1.48571596448176E+138">
            <text:p>1.486E+138</text:p>
          </table:table-cell>
          <table:table-cell table:style-name="ce8" table:formula="of:=FACT([.CN1])" office:value-type="float" office:value="1.3520015276784E+140">
            <text:p>1.352E+140</text:p>
          </table:table-cell>
          <table:table-cell table:style-name="ce8" table:formula="of:=FACT([.CO1])" office:value-type="float" office:value="1.24384140546413E+142">
            <text:p>1.244E+142</text:p>
          </table:table-cell>
          <table:table-cell table:style-name="ce8" table:formula="of:=FACT([.CP1])" office:value-type="float" office:value="1.15677250708164E+144">
            <text:p>1.157E+144</text:p>
          </table:table-cell>
          <table:table-cell table:style-name="ce8" table:formula="of:=FACT([.CQ1])" office:value-type="float" office:value="1.08736615665674E+146">
            <text:p>1.087E+146</text:p>
          </table:table-cell>
          <table:table-cell table:style-name="ce8" table:formula="of:=FACT([.CR1])" office:value-type="float" office:value="1.03299784882391E+148">
            <text:p>1.033E+148</text:p>
          </table:table-cell>
          <table:table-cell table:style-name="ce8" table:formula="of:=FACT([.CS1])" office:value-type="float" office:value="9.91677934870949E+149">
            <text:p>9.917E+149</text:p>
          </table:table-cell>
          <table:table-cell table:style-name="ce8" table:formula="of:=FACT([.CT1])" office:value-type="float" office:value="9.61927596824821E+151">
            <text:p>9.619E+151</text:p>
          </table:table-cell>
          <table:table-cell table:style-name="ce8" table:formula="of:=FACT([.CU1])" office:value-type="float" office:value="9.42689044888324E+153">
            <text:p>9.427E+153</text:p>
          </table:table-cell>
          <table:table-cell table:style-name="ce8" table:formula="of:=FACT([.CV1])" office:value-type="float" office:value="9.33262154439441E+155">
            <text:p>9.333E+155</text:p>
          </table:table-cell>
          <table:table-cell table:style-name="ce8" table:formula="of:=FACT([.CW1])" office:value-type="float" office:value="9.33262154439442E+157">
            <text:p>9.333E+157</text:p>
          </table:table-cell>
          <table:table-cell table:style-name="ce8" table:formula="of:=FACT([.CX1])" office:value-type="float" office:value="9.42594775983836E+159">
            <text:p>9.426E+159</text:p>
          </table:table-cell>
          <table:table-cell table:number-columns-repeated="922"/>
        </table:table-row>
        <table:table-row table:style-name="ro1">
          <table:table-cell office:value-type="string">
            <text:p>count</text:p>
          </table:table-cell>
          <table:table-cell table:formula="of:=[.B1]" office:value-type="float" office:value="1">
            <text:p>1</text:p>
          </table:table-cell>
          <table:table-cell table:formula="of:=[.B6]*([.C3]-1)" office:value-type="float" office:value="2">
            <text:p>2</text:p>
          </table:table-cell>
          <table:table-cell table:formula="of:=[.C6]*([.D3]-1)" office:value-type="float" office:value="8">
            <text:p>8</text:p>
          </table:table-cell>
          <table:table-cell table:formula="of:=[.D6]*([.E3]-1)" office:value-type="float" office:value="48">
            <text:p>48</text:p>
          </table:table-cell>
          <table:table-cell table:formula="of:=[.E6]*([.F3]-1)" office:value-type="float" office:value="480">
            <text:p>480</text:p>
          </table:table-cell>
          <table:table-cell table:formula="of:=[.F6]*([.G3]-1)" office:value-type="float" office:value="5760">
            <text:p>5,760</text:p>
          </table:table-cell>
          <table:table-cell table:formula="of:=[.G6]*([.H3]-1)" office:value-type="float" office:value="92160">
            <text:p>92,160</text:p>
          </table:table-cell>
          <table:table-cell table:formula="of:=[.H6]*([.I3]-1)" office:value-type="float" office:value="1658880">
            <text:p>1,658,880</text:p>
          </table:table-cell>
          <table:table-cell table:style-name="ce7" table:formula="of:=[.I6]*([.J3]-1)" office:value-type="float" office:value="36495360">
            <text:p>3.6495E+07</text:p>
          </table:table-cell>
          <table:table-cell table:style-name="ce7" table:formula="of:=[.J6]*([.K3]-1)" office:value-type="float" office:value="1021870080">
            <text:p>1.0219E+09</text:p>
          </table:table-cell>
          <table:table-cell table:style-name="ce7" table:formula="of:=[.K6]*([.L3]-1)" office:value-type="float" office:value="30656102400">
            <text:p>3.0656E+10</text:p>
          </table:table-cell>
          <table:table-cell table:style-name="ce7" table:formula="of:=[.L6]*([.M3]-1)" office:value-type="float" office:value="1103619686400">
            <text:p>1.1036E+12</text:p>
          </table:table-cell>
          <table:table-cell table:style-name="ce7" table:formula="of:=[.M6]*([.N3]-1)" office:value-type="float" office:value="44144787456000">
            <text:p>4.4145E+13</text:p>
          </table:table-cell>
          <table:table-cell table:style-name="ce7" table:formula="of:=[.N6]*([.O3]-1)" office:value-type="float" office:value="1.854081073152E+015">
            <text:p>1.8541E+15</text:p>
          </table:table-cell>
          <table:table-cell table:style-name="ce7" table:formula="of:=[.O6]*([.P3]-1)" office:value-type="float" office:value="8.5287729364992E+016">
            <text:p>8.5288E+16</text:p>
          </table:table-cell>
          <table:table-cell table:style-name="ce7" table:formula="of:=[.P6]*([.Q3]-1)" office:value-type="float" office:value="4.43496192697958E+018">
            <text:p>4.4350E+18</text:p>
          </table:table-cell>
          <table:table-cell table:style-name="ce7" table:formula="of:=[.Q6]*([.R3]-1)" office:value-type="float" office:value="2.57227791764816E+020">
            <text:p>2.5723E+20</text:p>
          </table:table-cell>
          <table:table-cell table:style-name="ce7" table:formula="of:=[.R6]*([.S3]-1)" office:value-type="float" office:value="1.5433667505889E+022">
            <text:p>1.5434E+22</text:p>
          </table:table-cell>
          <table:table-cell table:style-name="ce7" table:formula="of:=[.S6]*([.T3]-1)" office:value-type="float" office:value="1.01862205538867E+024">
            <text:p>1.0186E+24</text:p>
          </table:table-cell>
          <table:table-cell table:style-name="ce7" table:formula="of:=[.T6]*([.U3]-1)" office:value-type="float" office:value="7.1303543877207E+025">
            <text:p>7.1304E+25</text:p>
          </table:table-cell>
          <table:table-cell table:style-name="ce7" table:formula="of:=[.U6]*([.V3]-1)" office:value-type="float" office:value="5.1338551591589E+027">
            <text:p>5.1339E+27</text:p>
          </table:table-cell>
          <table:table-cell table:style-name="ce7" table:formula="of:=[.V6]*([.W3]-1)" office:value-type="float" office:value="4.00440702414394E+029">
            <text:p>4.0044E+29</text:p>
          </table:table-cell>
          <table:table-cell table:style-name="ce7" table:formula="of:=[.W6]*([.X3]-1)" office:value-type="float" office:value="3.28361375979803E+031">
            <text:p>3.2836E+31</text:p>
          </table:table-cell>
          <table:table-cell table:style-name="ce7" table:formula="of:=[.X6]*([.Y3]-1)" office:value-type="float" office:value="2.88958010862227E+033">
            <text:p>2.8896E+33</text:p>
          </table:table-cell>
          <table:table-cell table:style-name="ce7" table:formula="of:=[.Y6]*([.Z3]-1)" office:value-type="float" office:value="2.77399690427738E+035">
            <text:p>2.7740E+35</text:p>
          </table:table-cell>
          <table:table-cell table:style-name="ce7" table:formula="of:=[.Z6]*([.AA3]-1)" office:value-type="float" office:value="2.77399690427738E+037">
            <text:p>2.7740E+37</text:p>
          </table:table-cell>
          <table:table-cell table:style-name="ce7" table:formula="of:=[.AA6]*([.AB3]-1)" office:value-type="float" office:value="2.82947684236293E+039">
            <text:p>2.8295E+39</text:p>
          </table:table-cell>
          <table:table-cell table:style-name="ce7" table:formula="of:=[.AB6]*([.AC3]-1)" office:value-type="float" office:value="2.9992454529047E+041">
            <text:p>2.9992E+41</text:p>
          </table:table-cell>
          <table:table-cell table:style-name="ce7" table:formula="of:=[.AC6]*([.AD3]-1)" office:value-type="float" office:value="3.23918508913708E+043">
            <text:p>3.2392E+43</text:p>
          </table:table-cell>
          <table:table-cell table:style-name="ce7" table:formula="of:=[.AD6]*([.AE3]-1)" office:value-type="float" office:value="3.62788729983353E+045">
            <text:p>3.6279E+45</text:p>
          </table:table-cell>
          <table:table-cell table:style-name="ce7" table:formula="of:=[.AE6]*([.AF3]-1)" office:value-type="float" office:value="4.57113799779024E+047">
            <text:p>4.5711E+47</text:p>
          </table:table-cell>
          <table:table-cell table:style-name="ce7" table:formula="of:=[.AF6]*([.AG3]-1)" office:value-type="float" office:value="5.94247939712732E+049">
            <text:p>5.9425E+49</text:p>
          </table:table-cell>
          <table:table-cell table:style-name="ce7" table:formula="of:=[.AG6]*([.AH3]-1)" office:value-type="float" office:value="8.08177198009315E+051">
            <text:p>8.0818E+51</text:p>
          </table:table-cell>
          <table:table-cell table:style-name="ce7" table:formula="of:=[.AH6]*([.AI3]-1)" office:value-type="float" office:value="1.11528453325286E+054">
            <text:p>1.1153E+54</text:p>
          </table:table-cell>
          <table:table-cell table:style-name="ce7" table:formula="of:=[.AI6]*([.AJ3]-1)" office:value-type="float" office:value="1.65062110921423E+056">
            <text:p>1.6506E+56</text:p>
          </table:table-cell>
          <table:table-cell table:style-name="ce7" table:formula="of:=[.AJ6]*([.AK3]-1)" office:value-type="float" office:value="2.47593166382134E+058">
            <text:p>2.4759E+58</text:p>
          </table:table-cell>
          <table:table-cell table:style-name="ce7" table:formula="of:=[.AK6]*([.AL3]-1)" office:value-type="float" office:value="3.86245339556129E+060">
            <text:p>3.8625E+60</text:p>
          </table:table-cell>
          <table:table-cell table:style-name="ce7" table:formula="of:=[.AL6]*([.AM3]-1)" office:value-type="float" office:value="6.25717450080929E+062">
            <text:p>6.2572E+62</text:p>
          </table:table-cell>
          <table:table-cell table:style-name="ce7" table:formula="of:=[.AM6]*([.AN3]-1)" office:value-type="float" office:value="1.03869096713434E+065">
            <text:p>1.0387E+65</text:p>
          </table:table-cell>
          <table:table-cell table:style-name="ce7" table:formula="of:=[.AN6]*([.AO3]-1)" office:value-type="float" office:value="1.78654846347107E+067">
            <text:p>1.7865E+67</text:p>
          </table:table-cell>
          <table:table-cell table:style-name="ce7" table:formula="of:=[.AO6]*([.AP3]-1)" office:value-type="float" office:value="3.1800562649785E+069">
            <text:p>3.1801E+69</text:p>
          </table:table-cell>
          <table:table-cell table:style-name="ce7" table:formula="of:=[.AP6]*([.AQ3]-1)" office:value-type="float" office:value="5.7241012769613E+071">
            <text:p>5.7241E+71</text:p>
          </table:table-cell>
          <table:table-cell table:style-name="ce7" table:formula="of:=[.AQ6]*([.AR3]-1)" office:value-type="float" office:value="1.08757924262265E+074">
            <text:p>1.0876E+74</text:p>
          </table:table-cell>
          <table:table-cell table:style-name="ce7" table:formula="of:=[.AR6]*([.AS3]-1)" office:value-type="float" office:value="2.08815214583548E+076">
            <text:p>2.0882E+76</text:p>
          </table:table-cell>
          <table:table-cell table:style-name="ce7" table:formula="of:=[.AS6]*([.AT3]-1)" office:value-type="float" office:value="4.09277820583754E+078">
            <text:p>4.0928E+78</text:p>
          </table:table-cell>
          <table:table-cell table:style-name="ce7" table:formula="of:=[.AT6]*([.AU3]-1)" office:value-type="float" office:value="8.10370084755834E+080">
            <text:p>8.1037E+80</text:p>
          </table:table-cell>
          <table:table-cell table:style-name="ce7" table:formula="of:=[.AU6]*([.AV3]-1)" office:value-type="float" office:value="1.70177717798725E+083">
            <text:p>1.7018E+83</text:p>
          </table:table-cell>
          <table:table-cell table:style-name="ce7" table:formula="of:=[.AV6]*([.AW3]-1)" office:value-type="float" office:value="3.7779453351317E+085">
            <text:p>3.7779E+85</text:p>
          </table:table-cell>
          <table:table-cell table:style-name="ce7" table:formula="of:=[.AW6]*([.AX3]-1)" office:value-type="float" office:value="8.53815645739763E+087">
            <text:p>8.5382E+87</text:p>
          </table:table-cell>
          <table:table-cell table:style-name="ce7" table:formula="of:=[.AX6]*([.AY3]-1)" office:value-type="float" office:value="1.94669967228666E+090">
            <text:p>1.9467E+90</text:p>
          </table:table-cell>
          <table:table-cell table:style-name="ce7" table:formula="of:=[.AY6]*([.AZ3]-1)" office:value-type="float" office:value="4.51634323970505E+092">
            <text:p>4.5163E+92</text:p>
          </table:table-cell>
          <table:table-cell table:style-name="ce7" table:formula="of:=[.AZ6]*([.BA3]-1)" office:value-type="float" office:value="1.0748896910498E+095">
            <text:p>1.0749E+95</text:p>
          </table:table-cell>
          <table:table-cell table:style-name="ce7" table:formula="of:=[.BA6]*([.BB3]-1)" office:value-type="float" office:value="2.57973525851953E+097">
            <text:p>2.5797E+97</text:p>
          </table:table-cell>
          <table:table-cell table:style-name="ce7" table:formula="of:=[.BB6]*([.BC3]-1)" office:value-type="float" office:value="6.44933814629882E+099">
            <text:p>6.4493E+99</text:p>
          </table:table-cell>
          <table:table-cell table:style-name="ce8" table:formula="of:=[.BC6]*([.BD3]-1)" office:value-type="float" office:value="1.6510305654525E+102">
            <text:p>1.651E+102</text:p>
          </table:table-cell>
          <table:table-cell table:style-name="ce8" table:formula="of:=[.BD6]*([.BE3]-1)" office:value-type="float" office:value="4.32570008148554E+104">
            <text:p>4.326E+104</text:p>
          </table:table-cell>
          <table:table-cell table:style-name="ce8" table:formula="of:=[.BE6]*([.BF3]-1)" office:value-type="float" office:value="1.15928762183813E+107">
            <text:p>1.159E+107</text:p>
          </table:table-cell>
          <table:table-cell table:style-name="ce8" table:formula="of:=[.BF6]*([.BG3]-1)" office:value-type="float" office:value="3.13007657896294E+109">
            <text:p>3.130E+109</text:p>
          </table:table-cell>
          <table:table-cell table:style-name="ce8" table:formula="of:=[.BG6]*([.BH3]-1)" office:value-type="float" office:value="8.63901135793771E+111">
            <text:p>8.639E+111</text:p>
          </table:table-cell>
          <table:table-cell table:style-name="ce8" table:formula="of:=[.BH6]*([.BI3]-1)" office:value-type="float" office:value="2.41892318022256E+114">
            <text:p>2.419E+114</text:p>
          </table:table-cell>
          <table:table-cell table:style-name="ce8" table:formula="of:=[.BI6]*([.BJ3]-1)" office:value-type="float" office:value="6.82136336822761E+116">
            <text:p>6.821E+116</text:p>
          </table:table-cell>
          <table:table-cell table:style-name="ce8" table:formula="of:=[.BJ6]*([.BK3]-1)" office:value-type="float" office:value="1.99183810352246E+119">
            <text:p>1.992E+119</text:p>
          </table:table-cell>
          <table:table-cell table:style-name="ce8" table:formula="of:=[.BK6]*([.BL3]-1)" office:value-type="float" office:value="6.09502459677874E+121">
            <text:p>6.095E+121</text:p>
          </table:table-cell>
          <table:table-cell table:style-name="ce8" table:formula="of:=[.BL6]*([.BM3]-1)" office:value-type="float" office:value="1.88945762500141E+124">
            <text:p>1.889E+124</text:p>
          </table:table-cell>
          <table:table-cell table:style-name="ce8" table:formula="of:=[.BM6]*([.BN3]-1)" office:value-type="float" office:value="5.8951077900044E+126">
            <text:p>5.895E+126</text:p>
          </table:table-cell>
          <table:table-cell table:style-name="ce8" table:formula="of:=[.BN6]*([.BO3]-1)" office:value-type="float" office:value="1.86285406164139E+129">
            <text:p>1.863E+129</text:p>
          </table:table-cell>
          <table:table-cell table:style-name="ce8" table:formula="of:=[.BO6]*([.BP3]-1)" office:value-type="float" office:value="6.14741840341658E+131">
            <text:p>6.147E+131</text:p>
          </table:table-cell>
          <table:table-cell table:style-name="ce8" table:formula="of:=[.BP6]*([.BQ3]-1)" office:value-type="float" office:value="2.06553258354797E+134">
            <text:p>2.066E+134</text:p>
          </table:table-cell>
          <table:table-cell table:style-name="ce8" table:formula="of:=[.BQ6]*([.BR3]-1)" office:value-type="float" office:value="7.14674273907598E+136">
            <text:p>7.147E+136</text:p>
          </table:table-cell>
          <table:table-cell table:style-name="ce8" table:formula="of:=[.BR6]*([.BS3]-1)" office:value-type="float" office:value="2.48706647319844E+139">
            <text:p>2.487E+139</text:p>
          </table:table-cell>
          <table:table-cell table:style-name="ce8" table:formula="of:=[.BS6]*([.BT3]-1)" office:value-type="float" office:value="8.75447398565852E+141">
            <text:p>8.754E+141</text:p>
          </table:table-cell>
          <table:table-cell table:style-name="ce8" table:formula="of:=[.BT6]*([.BU3]-1)" office:value-type="float" office:value="3.13410168686575E+144">
            <text:p>3.134E+144</text:p>
          </table:table-cell>
          <table:table-cell table:style-name="ce8" table:formula="of:=[.BU6]*([.BV3]-1)" office:value-type="float" office:value="1.14708121739286E+147">
            <text:p>1.147E+147</text:p>
          </table:table-cell>
          <table:table-cell table:style-name="ce8" table:formula="of:=[.BV6]*([.BW3]-1)" office:value-type="float" office:value="4.26714212870145E+149">
            <text:p>4.267E+149</text:p>
          </table:table-cell>
          <table:table-cell table:style-name="ce8" table:formula="of:=[.BW6]*([.BX3]-1)" office:value-type="float" office:value="1.61297972464915E+152">
            <text:p>1.613E+152</text:p>
          </table:table-cell>
          <table:table-cell table:style-name="ce8" table:formula="of:=[.BX6]*([.BY3]-1)" office:value-type="float" office:value="6.16158254815975E+154">
            <text:p>6.162E+154</text:p>
          </table:table-cell>
          <table:table-cell table:style-name="ce8" table:formula="of:=[.BY6]*([.BZ3]-1)" office:value-type="float" office:value="2.39069402868598E+157">
            <text:p>2.391E+157</text:p>
          </table:table-cell>
          <table:table-cell table:style-name="ce8" table:formula="of:=[.BZ6]*([.CA3]-1)" office:value-type="float" office:value="9.4671483535965E+159">
            <text:p>9.467E+159</text:p>
          </table:table-cell>
          <table:table-cell table:style-name="ce8" table:formula="of:=[.CA6]*([.CB3]-1)" office:value-type="float" office:value="3.7868593414386E+162">
            <text:p>3.787E+162</text:p>
          </table:table-cell>
          <table:table-cell table:style-name="ce8" table:formula="of:=[.CB6]*([.CC3]-1)" office:value-type="float" office:value="1.54503861130695E+165">
            <text:p>1.545E+165</text:p>
          </table:table-cell>
          <table:table-cell table:style-name="ce8" table:formula="of:=[.CC6]*([.CD3]-1)" office:value-type="float" office:value="6.45826139526305E+167">
            <text:p>6.458E+167</text:p>
          </table:table-cell>
          <table:table-cell table:style-name="ce8" table:formula="of:=[.CD6]*([.CE3]-1)" office:value-type="float" office:value="2.71246978601048E+170">
            <text:p>2.712E+170</text:p>
          </table:table-cell>
          <table:table-cell table:style-name="ce8" table:formula="of:=[.CE6]*([.CF3]-1)" office:value-type="float" office:value="1.16636200798451E+173">
            <text:p>1.166E+173</text:p>
          </table:table-cell>
          <table:table-cell table:style-name="ce8" table:formula="of:=[.CF6]*([.CG3]-1)" office:value-type="float" office:value="5.03868387449307E+175">
            <text:p>5.039E+175</text:p>
          </table:table-cell>
          <table:table-cell table:style-name="ce8" table:formula="of:=[.CG6]*([.CH3]-1)" office:value-type="float" office:value="2.20694353702796E+178">
            <text:p>2.207E+178</text:p>
          </table:table-cell>
          <table:table-cell table:style-name="ce8" table:formula="of:=[.CH6]*([.CI3]-1)" office:value-type="float" office:value="9.7546904336636E+180">
            <text:p>9.755E+180</text:p>
          </table:table-cell>
          <table:table-cell table:style-name="ce8" table:formula="of:=[.CI6]*([.CJ3]-1)" office:value-type="float" office:value="4.37010131428129E+183">
            <text:p>4.370E+183</text:p>
          </table:table-cell>
          <table:table-cell table:style-name="ce8" table:formula="of:=[.CJ6]*([.CK3]-1)" office:value-type="float" office:value="1.99276619931227E+186">
            <text:p>1.993E+186</text:p>
          </table:table-cell>
          <table:table-cell table:style-name="ce8" table:formula="of:=[.CK6]*([.CL3]-1)" office:value-type="float" office:value="9.16672451683644E+188">
            <text:p>9.167E+188</text:p>
          </table:table-cell>
          <table:table-cell table:style-name="ce8" table:formula="of:=[.CL6]*([.CM3]-1)" office:value-type="float" office:value="4.23502672677843E+191">
            <text:p>4.235E+191</text:p>
          </table:table-cell>
          <table:table-cell table:style-name="ce8" table:formula="of:=[.CM6]*([.CN3]-1)" office:value-type="float" office:value="1.97352245467875E+194">
            <text:p>1.974E+194</text:p>
          </table:table-cell>
          <table:table-cell table:style-name="ce8" table:formula="of:=[.CN6]*([.CO3]-1)" office:value-type="float" office:value="9.43343733336442E+196">
            <text:p>9.433E+196</text:p>
          </table:table-cell>
          <table:table-cell table:style-name="ce8" table:formula="of:=[.CO6]*([.CP3]-1)" office:value-type="float" office:value="4.58465054401511E+199">
            <text:p>4.585E+199</text:p>
          </table:table-cell>
          <table:table-cell table:style-name="ce8" table:formula="of:=[.CP6]*([.CQ3]-1)" office:value-type="float" office:value="2.2464787665674E+202">
            <text:p>2.246E+202</text:p>
          </table:table-cell>
          <table:table-cell table:style-name="ce8" table:formula="of:=[.CQ6]*([.CR3]-1)" office:value-type="float" office:value="1.11874642575057E+205">
            <text:p>1.119E+205</text:p>
          </table:table-cell>
          <table:table-cell table:style-name="ce8" table:formula="of:=[.CR6]*([.CS3]-1)" office:value-type="float" office:value="5.61610705726785E+207">
            <text:p>5.616E+207</text:p>
          </table:table-cell>
          <table:table-cell table:style-name="ce8" table:formula="of:=[.CS6]*([.CT3]-1)" office:value-type="float" office:value="2.85298238509207E+210">
            <text:p>2.853E+210</text:p>
          </table:table-cell>
          <table:table-cell table:style-name="ce8" table:formula="of:=[.CT6]*([.CU3]-1)" office:value-type="float" office:value="1.48355084024787E+213">
            <text:p>1.484E+213</text:p>
          </table:table-cell>
          <table:table-cell table:style-name="ce8" table:formula="of:=[.CU6]*([.CV3]-1)" office:value-type="float" office:value="7.7441353860939E+215">
            <text:p>7.744E+215</text:p>
          </table:table-cell>
          <table:table-cell table:style-name="ce8" table:formula="of:=[.CV6]*([.CW3]-1)" office:value-type="float" office:value="4.18183310849071E+218">
            <text:p>4.182E+218</text:p>
          </table:table-cell>
          <table:table-cell table:style-name="ce8" table:formula="of:=[.CW6]*([.CX3]-1)" office:value-type="float" office:value="2.28328087723593E+221">
            <text:p>2.283E+221</text:p>
          </table:table-cell>
          <table:table-cell table:number-columns-repeated="922"/>
        </table:table-row>
        <table:table-row table:style-name="ro1">
          <table:table-cell office:value-type="string">
            <text:p>interval</text:p>
          </table:table-cell>
          <table:table-cell table:formula="of:=[.B3]" office:value-type="float" office:value="2">
            <text:p>2</text:p>
          </table:table-cell>
          <table:table-cell table:formula="of:=[.B7]*[.C3]" office:value-type="float" office:value="6">
            <text:p>6</text:p>
          </table:table-cell>
          <table:table-cell table:formula="of:=[.C7]*[.D3]" office:value-type="float" office:value="30">
            <text:p>30</text:p>
          </table:table-cell>
          <table:table-cell table:formula="of:=[.D7]*[.E3]" office:value-type="float" office:value="210">
            <text:p>210</text:p>
          </table:table-cell>
          <table:table-cell table:formula="of:=[.E7]*[.F3]" office:value-type="float" office:value="2310">
            <text:p>2,310</text:p>
          </table:table-cell>
          <table:table-cell table:formula="of:=[.F7]*[.G3]" office:value-type="float" office:value="30030">
            <text:p>30,030</text:p>
          </table:table-cell>
          <table:table-cell table:formula="of:=[.G7]*[.H3]" office:value-type="float" office:value="510510">
            <text:p>510,510</text:p>
          </table:table-cell>
          <table:table-cell table:formula="of:=[.H7]*[.I3]" office:value-type="float" office:value="9699690">
            <text:p>9,699,690</text:p>
          </table:table-cell>
          <table:table-cell table:style-name="ce7" table:formula="of:=[.I7]*[.J3]" office:value-type="float" office:value="223092870">
            <text:p>2.2309E+08</text:p>
          </table:table-cell>
          <table:table-cell table:style-name="ce7" table:formula="of:=[.J7]*[.K3]" office:value-type="float" office:value="6469693230">
            <text:p>6.4697E+09</text:p>
          </table:table-cell>
          <table:table-cell table:style-name="ce7" table:formula="of:=[.K7]*[.L3]" office:value-type="float" office:value="200560490130">
            <text:p>2.0056E+11</text:p>
          </table:table-cell>
          <table:table-cell table:style-name="ce7" table:formula="of:=[.L7]*[.M3]" office:value-type="float" office:value="7420738134810">
            <text:p>7.4207E+12</text:p>
          </table:table-cell>
          <table:table-cell table:style-name="ce7" table:formula="of:=[.M7]*[.N3]" office:value-type="float" office:value="304250263527210">
            <text:p>3.0425E+14</text:p>
          </table:table-cell>
          <table:table-cell table:style-name="ce7" table:formula="of:=[.N7]*[.O3]" office:value-type="float" office:value="1.308276133167E+016">
            <text:p>1.3083E+16</text:p>
          </table:table-cell>
          <table:table-cell table:style-name="ce7" table:formula="of:=[.O7]*[.P3]" office:value-type="float" office:value="6.14889782588491E+017">
            <text:p>6.1489E+17</text:p>
          </table:table-cell>
          <table:table-cell table:style-name="ce7" table:formula="of:=[.P7]*[.Q3]" office:value-type="float" office:value="3.258915847719E+019">
            <text:p>3.2589E+19</text:p>
          </table:table-cell>
          <table:table-cell table:style-name="ce7" table:formula="of:=[.Q7]*[.R3]" office:value-type="float" office:value="1.92276035015421E+021">
            <text:p>1.9228E+21</text:p>
          </table:table-cell>
          <table:table-cell table:style-name="ce7" table:formula="of:=[.R7]*[.S3]" office:value-type="float" office:value="1.17288381359407E+023">
            <text:p>1.1729E+23</text:p>
          </table:table-cell>
          <table:table-cell table:style-name="ce7" table:formula="of:=[.S7]*[.T3]" office:value-type="float" office:value="7.85832155108027E+024">
            <text:p>7.8583E+24</text:p>
          </table:table-cell>
          <table:table-cell table:style-name="ce7" table:formula="of:=[.T7]*[.U3]" office:value-type="float" office:value="5.57940830126699E+026">
            <text:p>5.5794E+26</text:p>
          </table:table-cell>
          <table:table-cell table:style-name="ce7" table:formula="of:=[.U7]*[.V3]" office:value-type="float" office:value="4.0729680599249E+028">
            <text:p>4.0730E+28</text:p>
          </table:table-cell>
          <table:table-cell table:style-name="ce7" table:formula="of:=[.V7]*[.W3]" office:value-type="float" office:value="3.21764476734067E+030">
            <text:p>3.2176E+30</text:p>
          </table:table-cell>
          <table:table-cell table:style-name="ce7" table:formula="of:=[.W7]*[.X3]" office:value-type="float" office:value="2.67064515689276E+032">
            <text:p>2.6706E+32</text:p>
          </table:table-cell>
          <table:table-cell table:style-name="ce7" table:formula="of:=[.X7]*[.Y3]" office:value-type="float" office:value="2.37687418963456E+034">
            <text:p>2.3769E+34</text:p>
          </table:table-cell>
          <table:table-cell table:style-name="ce7" table:formula="of:=[.Y7]*[.Z3]" office:value-type="float" office:value="2.30556796394552E+036">
            <text:p>2.3056E+36</text:p>
          </table:table-cell>
          <table:table-cell table:style-name="ce7" table:formula="of:=[.Z7]*[.AA3]" office:value-type="float" office:value="2.32862364358497E+038">
            <text:p>2.3286E+38</text:p>
          </table:table-cell>
          <table:table-cell table:style-name="ce7" table:formula="of:=[.AA7]*[.AB3]" office:value-type="float" office:value="2.39848235289252E+040">
            <text:p>2.3985E+40</text:p>
          </table:table-cell>
          <table:table-cell table:style-name="ce7" table:formula="of:=[.AB7]*[.AC3]" office:value-type="float" office:value="2.566376117595E+042">
            <text:p>2.5664E+42</text:p>
          </table:table-cell>
          <table:table-cell table:style-name="ce7" table:formula="of:=[.AC7]*[.AD3]" office:value-type="float" office:value="2.79734996817855E+044">
            <text:p>2.7973E+44</text:p>
          </table:table-cell>
          <table:table-cell table:style-name="ce7" table:formula="of:=[.AD7]*[.AE3]" office:value-type="float" office:value="3.16100546404176E+046">
            <text:p>3.1610E+46</text:p>
          </table:table-cell>
          <table:table-cell table:style-name="ce7" table:formula="of:=[.AE7]*[.AF3]" office:value-type="float" office:value="4.01447693933304E+048">
            <text:p>4.0145E+48</text:p>
          </table:table-cell>
          <table:table-cell table:style-name="ce7" table:formula="of:=[.AF7]*[.AG3]" office:value-type="float" office:value="5.25896479052628E+050">
            <text:p>5.2590E+50</text:p>
          </table:table-cell>
          <table:table-cell table:style-name="ce7" table:formula="of:=[.AG7]*[.AH3]" office:value-type="float" office:value="7.204781763021E+052">
            <text:p>7.2048E+52</text:p>
          </table:table-cell>
          <table:table-cell table:style-name="ce7" table:formula="of:=[.AH7]*[.AI3]" office:value-type="float" office:value="1.00146466505992E+055">
            <text:p>1.0015E+55</text:p>
          </table:table-cell>
          <table:table-cell table:style-name="ce7" table:formula="of:=[.AI7]*[.AJ3]" office:value-type="float" office:value="1.49218235093928E+057">
            <text:p>1.4922E+57</text:p>
          </table:table-cell>
          <table:table-cell table:style-name="ce7" table:formula="of:=[.AJ7]*[.AK3]" office:value-type="float" office:value="2.25319534991831E+059">
            <text:p>2.2532E+59</text:p>
          </table:table-cell>
          <table:table-cell table:style-name="ce7" table:formula="of:=[.AK7]*[.AL3]" office:value-type="float" office:value="3.53751669937175E+061">
            <text:p>3.5375E+61</text:p>
          </table:table-cell>
          <table:table-cell table:style-name="ce7" table:formula="of:=[.AL7]*[.AM3]" office:value-type="float" office:value="5.76615221997595E+063">
            <text:p>5.7662E+63</text:p>
          </table:table-cell>
          <table:table-cell table:style-name="ce7" table:formula="of:=[.AM7]*[.AN3]" office:value-type="float" office:value="9.62947420735984E+065">
            <text:p>9.6295E+65</text:p>
          </table:table-cell>
          <table:table-cell table:style-name="ce7" table:formula="of:=[.AN7]*[.AO3]" office:value-type="float" office:value="1.66589903787325E+068">
            <text:p>1.6659E+68</text:p>
          </table:table-cell>
          <table:table-cell table:style-name="ce7" table:formula="of:=[.AO7]*[.AP3]" office:value-type="float" office:value="2.98195927779312E+070">
            <text:p>2.9820E+70</text:p>
          </table:table-cell>
          <table:table-cell table:style-name="ce7" table:formula="of:=[.AP7]*[.AQ3]" office:value-type="float" office:value="5.39734629280555E+072">
            <text:p>5.3973E+72</text:p>
          </table:table-cell>
          <table:table-cell table:style-name="ce7" table:formula="of:=[.AQ7]*[.AR3]" office:value-type="float" office:value="1.03089314192586E+075">
            <text:p>1.0309E+75</text:p>
          </table:table-cell>
          <table:table-cell table:style-name="ce7" table:formula="of:=[.AR7]*[.AS3]" office:value-type="float" office:value="1.98962376391691E+077">
            <text:p>1.9896E+77</text:p>
          </table:table-cell>
          <table:table-cell table:style-name="ce7" table:formula="of:=[.AS7]*[.AT3]" office:value-type="float" office:value="3.91955881491631E+079">
            <text:p>3.9196E+79</text:p>
          </table:table-cell>
          <table:table-cell table:style-name="ce7" table:formula="of:=[.AT7]*[.AU3]" office:value-type="float" office:value="7.79992204168346E+081">
            <text:p>7.7999E+81</text:p>
          </table:table-cell>
          <table:table-cell table:style-name="ce7" table:formula="of:=[.AU7]*[.AV3]" office:value-type="float" office:value="1.64578355079521E+084">
            <text:p>1.6458E+84</text:p>
          </table:table-cell>
          <table:table-cell table:style-name="ce7" table:formula="of:=[.AV7]*[.AW3]" office:value-type="float" office:value="3.67009731827332E+086">
            <text:p>3.6701E+86</text:p>
          </table:table-cell>
          <table:table-cell table:style-name="ce7" table:formula="of:=[.AW7]*[.AX3]" office:value-type="float" office:value="8.33112091248044E+088">
            <text:p>8.3311E+88</text:p>
          </table:table-cell>
          <table:table-cell table:style-name="ce7" table:formula="of:=[.AX7]*[.AY3]" office:value-type="float" office:value="1.90782668895802E+091">
            <text:p>1.9078E+91</text:p>
          </table:table-cell>
          <table:table-cell table:style-name="ce7" table:formula="of:=[.AY7]*[.AZ3]" office:value-type="float" office:value="4.44523618527219E+093">
            <text:p>4.4452E+93</text:p>
          </table:table-cell>
          <table:table-cell table:style-name="ce7" table:formula="of:=[.AZ7]*[.BA3]" office:value-type="float" office:value="1.06241144828005E+096">
            <text:p>1.0624E+96</text:p>
          </table:table-cell>
          <table:table-cell table:style-name="ce7" table:formula="of:=[.BA7]*[.BB3]" office:value-type="float" office:value="2.56041159035493E+098">
            <text:p>2.5604E+98</text:p>
          </table:table-cell>
          <table:table-cell table:style-name="ce8" table:formula="of:=[.BB7]*[.BC3]" office:value-type="float" office:value="6.42663309179086E+100">
            <text:p>6.427E+100</text:p>
          </table:table-cell>
          <table:table-cell table:style-name="ce8" table:formula="of:=[.BC7]*[.BD3]" office:value-type="float" office:value="1.65164470459025E+103">
            <text:p>1.652E+103</text:p>
          </table:table-cell>
          <table:table-cell table:style-name="ce8" table:formula="of:=[.BD7]*[.BE3]" office:value-type="float" office:value="4.34382557307236E+105">
            <text:p>4.344E+105</text:p>
          </table:table-cell>
          <table:table-cell table:style-name="ce8" table:formula="of:=[.BE7]*[.BF3]" office:value-type="float" office:value="1.16848907915647E+108">
            <text:p>1.168E+108</text:p>
          </table:table-cell>
          <table:table-cell table:style-name="ce8" table:formula="of:=[.BF7]*[.BG3]" office:value-type="float" office:value="3.16660540451402E+110">
            <text:p>3.167E+110</text:p>
          </table:table-cell>
          <table:table-cell table:style-name="ce8" table:formula="of:=[.BG7]*[.BH3]" office:value-type="float" office:value="8.77149697050384E+112">
            <text:p>8.771E+112</text:p>
          </table:table-cell>
          <table:table-cell table:style-name="ce8" table:formula="of:=[.BH7]*[.BI3]" office:value-type="float" office:value="2.46479064871158E+115">
            <text:p>2.465E+115</text:p>
          </table:table-cell>
          <table:table-cell table:style-name="ce8" table:formula="of:=[.BI7]*[.BJ3]" office:value-type="float" office:value="6.97535753585377E+117">
            <text:p>6.975E+117</text:p>
          </table:table-cell>
          <table:table-cell table:style-name="ce8" table:formula="of:=[.BJ7]*[.BK3]" office:value-type="float" office:value="2.04377975800515E+120">
            <text:p>2.044E+120</text:p>
          </table:table-cell>
          <table:table-cell table:style-name="ce8" table:formula="of:=[.BK7]*[.BL3]" office:value-type="float" office:value="6.27440385707582E+122">
            <text:p>6.274E+122</text:p>
          </table:table-cell>
          <table:table-cell table:style-name="ce8" table:formula="of:=[.BL7]*[.BM3]" office:value-type="float" office:value="1.95133959955058E+125">
            <text:p>1.951E+125</text:p>
          </table:table-cell>
          <table:table-cell table:style-name="ce8" table:formula="of:=[.BM7]*[.BN3]" office:value-type="float" office:value="6.10769294659332E+127">
            <text:p>6.108E+127</text:p>
          </table:table-cell>
          <table:table-cell table:style-name="ce8" table:formula="of:=[.BN7]*[.BO3]" office:value-type="float" office:value="1.93613866407008E+130">
            <text:p>1.936E+130</text:p>
          </table:table-cell>
          <table:table-cell table:style-name="ce8" table:formula="of:=[.BO7]*[.BP3]" office:value-type="float" office:value="6.40861897807197E+132">
            <text:p>6.409E+132</text:p>
          </table:table-cell>
          <table:table-cell table:style-name="ce8" table:formula="of:=[.BP7]*[.BQ3]" office:value-type="float" office:value="2.15970459561025E+135">
            <text:p>2.160E+135</text:p>
          </table:table-cell>
          <table:table-cell table:style-name="ce8" table:formula="of:=[.BQ7]*[.BR3]" office:value-type="float" office:value="7.49417494676758E+137">
            <text:p>7.494E+137</text:p>
          </table:table-cell>
          <table:table-cell table:style-name="ce8" table:formula="of:=[.BR7]*[.BS3]" office:value-type="float" office:value="2.61546705642189E+140">
            <text:p>2.615E+140</text:p>
          </table:table-cell>
          <table:table-cell table:style-name="ce8" table:formula="of:=[.BS7]*[.BT3]" office:value-type="float" office:value="9.23259870916926E+142">
            <text:p>9.233E+142</text:p>
          </table:table-cell>
          <table:table-cell table:style-name="ce8" table:formula="of:=[.BT7]*[.BU3]" office:value-type="float" office:value="3.31450293659176E+145">
            <text:p>3.315E+145</text:p>
          </table:table-cell>
          <table:table-cell table:style-name="ce8" table:formula="of:=[.BU7]*[.BV3]" office:value-type="float" office:value="1.21642257772918E+148">
            <text:p>1.216E+148</text:p>
          </table:table-cell>
          <table:table-cell table:style-name="ce8" table:formula="of:=[.BV7]*[.BW3]" office:value-type="float" office:value="4.53725621492983E+150">
            <text:p>4.537E+150</text:p>
          </table:table-cell>
          <table:table-cell table:style-name="ce8" table:formula="of:=[.BW7]*[.BX3]" office:value-type="float" office:value="1.71962010545841E+153">
            <text:p>1.720E+153</text:p>
          </table:table-cell>
          <table:table-cell table:style-name="ce8" table:formula="of:=[.BX7]*[.BY3]" office:value-type="float" office:value="6.5861450039057E+155">
            <text:p>6.586E+155</text:p>
          </table:table-cell>
          <table:table-cell table:style-name="ce8" table:formula="of:=[.BY7]*[.BZ3]" office:value-type="float" office:value="2.56201040651932E+158">
            <text:p>2.562E+158</text:p>
          </table:table-cell>
          <table:table-cell table:style-name="ce8" table:formula="of:=[.BZ7]*[.CA3]" office:value-type="float" office:value="1.01711813138817E+161">
            <text:p>1.017E+161</text:p>
          </table:table-cell>
          <table:table-cell table:style-name="ce8" table:formula="of:=[.CA7]*[.CB3]" office:value-type="float" office:value="4.07864370686656E+163">
            <text:p>4.079E+163</text:p>
          </table:table-cell>
          <table:table-cell table:style-name="ce8" table:formula="of:=[.CB7]*[.CC3]" office:value-type="float" office:value="1.66816527610842E+166">
            <text:p>1.668E+166</text:p>
          </table:table-cell>
          <table:table-cell table:style-name="ce8" table:formula="of:=[.CC7]*[.CD3]" office:value-type="float" office:value="6.98961250689429E+168">
            <text:p>6.990E+168</text:p>
          </table:table-cell>
          <table:table-cell table:style-name="ce8" table:formula="of:=[.CD7]*[.CE3]" office:value-type="float" office:value="2.94262686540249E+171">
            <text:p>2.943E+171</text:p>
          </table:table-cell>
          <table:table-cell table:style-name="ce8" table:formula="of:=[.CE7]*[.CF3]" office:value-type="float" office:value="1.26827217898848E+174">
            <text:p>1.268E+174</text:p>
          </table:table-cell>
          <table:table-cell table:style-name="ce8" table:formula="of:=[.CF7]*[.CG3]" office:value-type="float" office:value="5.4916185350201E+176">
            <text:p>5.492E+176</text:p>
          </table:table-cell>
          <table:table-cell table:style-name="ce8" table:formula="of:=[.CG7]*[.CH3]" office:value-type="float" office:value="2.41082053687382E+179">
            <text:p>2.411E+179</text:p>
          </table:table-cell>
          <table:table-cell table:style-name="ce8" table:formula="of:=[.CH7]*[.CI3]" office:value-type="float" office:value="1.0679934978351E+182">
            <text:p>1.068E+182</text:p>
          </table:table-cell>
          <table:table-cell table:style-name="ce8" table:formula="of:=[.CI7]*[.CJ3]" office:value-type="float" office:value="4.79529080527961E+184">
            <text:p>4.795E+184</text:p>
          </table:table-cell>
          <table:table-cell table:style-name="ce8" table:formula="of:=[.CJ7]*[.CK3]" office:value-type="float" office:value="2.19144789801278E+187">
            <text:p>2.191E+187</text:p>
          </table:table-cell>
          <table:table-cell table:style-name="ce8" table:formula="of:=[.CK7]*[.CL3]" office:value-type="float" office:value="1.01025748098389E+190">
            <text:p>1.010E+190</text:p>
          </table:table-cell>
          <table:table-cell table:style-name="ce8" table:formula="of:=[.CL7]*[.CM3]" office:value-type="float" office:value="4.67749213695543E+192">
            <text:p>4.677E+192</text:p>
          </table:table-cell>
          <table:table-cell table:style-name="ce8" table:formula="of:=[.CM7]*[.CN3]" office:value-type="float" office:value="2.18438882795818E+195">
            <text:p>2.184E+195</text:p>
          </table:table-cell>
          <table:table-cell table:style-name="ce8" table:formula="of:=[.CN7]*[.CO3]" office:value-type="float" office:value="1.04632224859197E+198">
            <text:p>1.046E+198</text:p>
          </table:table-cell>
          <table:table-cell table:style-name="ce8" table:formula="of:=[.CO7]*[.CP3]" office:value-type="float" office:value="5.09558935064289E+200">
            <text:p>5.096E+200</text:p>
          </table:table-cell>
          <table:table-cell table:style-name="ce8" table:formula="of:=[.CP7]*[.CQ3]" office:value-type="float" office:value="2.50193437116566E+203">
            <text:p>2.502E+203</text:p>
          </table:table-cell>
          <table:table-cell table:style-name="ce8" table:formula="of:=[.CQ7]*[.CR3]" office:value-type="float" office:value="1.24846525121166E+206">
            <text:p>1.248E+206</text:p>
          </table:table-cell>
          <table:table-cell table:style-name="ce8" table:formula="of:=[.CR7]*[.CS3]" office:value-type="float" office:value="6.27978021359467E+208">
            <text:p>6.280E+208</text:p>
          </table:table-cell>
          <table:table-cell table:style-name="ce8" table:formula="of:=[.CS7]*[.CT3]" office:value-type="float" office:value="3.19640812871969E+211">
            <text:p>3.196E+211</text:p>
          </table:table-cell>
          <table:table-cell table:style-name="ce8" table:formula="of:=[.CT7]*[.CU3]" office:value-type="float" office:value="1.66532863506296E+214">
            <text:p>1.665E+214</text:p>
          </table:table-cell>
          <table:table-cell table:style-name="ce8" table:formula="of:=[.CU7]*[.CV3]" office:value-type="float" office:value="8.70966876137927E+216">
            <text:p>8.710E+216</text:p>
          </table:table-cell>
          <table:table-cell table:style-name="ce8" table:formula="of:=[.CV7]*[.CW3]" office:value-type="float" office:value="4.71193079990618E+219">
            <text:p>4.712E+219</text:p>
          </table:table-cell>
          <table:table-cell table:style-name="ce8" table:formula="of:=[.CW7]*[.CX3]" office:value-type="float" office:value="2.57742614754868E+222">
            <text:p>2.577E+222</text:p>
          </table:table-cell>
          <table:table-cell table:number-columns-repeated="922"/>
        </table:table-row>
        <table:table-row table:style-name="ro1">
          <table:table-cell table:style-name="ce3" office:value-type="string">
            <text:p>proportion</text:p>
          </table:table-cell>
          <table:table-cell table:style-name="ce6" table:formula="of:=[.B6]/[.B7]" office:value-type="float" office:value="0.5">
            <text:p>0.50000</text:p>
          </table:table-cell>
          <table:table-cell table:style-name="ce6" table:formula="of:=[.C6]/[.C7]" office:value-type="float" office:value="0.333333333333333">
            <text:p>0.33333</text:p>
          </table:table-cell>
          <table:table-cell table:style-name="ce6" table:formula="of:=[.D6]/[.D7]" office:value-type="float" office:value="0.266666666666667">
            <text:p>0.26667</text:p>
          </table:table-cell>
          <table:table-cell table:style-name="ce6" table:formula="of:=[.E6]/[.E7]" office:value-type="float" office:value="0.228571428571429">
            <text:p>0.22857</text:p>
          </table:table-cell>
          <table:table-cell table:style-name="ce6" table:formula="of:=[.F6]/[.F7]" office:value-type="float" office:value="0.207792207792208">
            <text:p>0.20779</text:p>
          </table:table-cell>
          <table:table-cell table:style-name="ce6" table:formula="of:=[.G6]/[.G7]" office:value-type="float" office:value="0.191808191808192">
            <text:p>0.19181</text:p>
          </table:table-cell>
          <table:table-cell table:style-name="ce6" table:formula="of:=[.H6]/[.H7]" office:value-type="float" office:value="0.180525356995945">
            <text:p>0.18053</text:p>
          </table:table-cell>
          <table:table-cell table:style-name="ce6" table:formula="of:=[.I6]/[.I7]" office:value-type="float" office:value="0.171024022417211">
            <text:p>0.17102</text:p>
          </table:table-cell>
          <table:table-cell table:style-name="ce6" table:formula="of:=[.J6]/[.J7]" office:value-type="float" office:value="0.163588195355593">
            <text:p>0.16359</text:p>
          </table:table-cell>
          <table:table-cell table:style-name="ce6" table:formula="of:=[.K6]/[.K7]" office:value-type="float" office:value="0.157947223101952">
            <text:p>0.15795</text:p>
          </table:table-cell>
          <table:table-cell table:style-name="ce6" table:formula="of:=[.L6]/[.L7]" office:value-type="float" office:value="0.152852151388986">
            <text:p>0.15285</text:p>
          </table:table-cell>
          <table:table-cell table:style-name="ce6" table:formula="of:=[.M6]/[.M7]" office:value-type="float" office:value="0.148721012162257">
            <text:p>0.14872</text:p>
          </table:table-cell>
          <table:table-cell table:style-name="ce6" table:formula="of:=[.N6]/[.N7]" office:value-type="float" office:value="0.145093670402202">
            <text:p>0.14509</text:p>
          </table:table-cell>
          <table:table-cell table:style-name="ce6" table:formula="of:=[.O6]/[.O7]" office:value-type="float" office:value="0.141719398997499">
            <text:p>0.14172</text:p>
          </table:table-cell>
          <table:table-cell table:style-name="ce6" table:formula="of:=[.P6]/[.P7]" office:value-type="float" office:value="0.13870409263585">
            <text:p>0.13870</text:p>
          </table:table-cell>
          <table:table-cell table:style-name="ce6" table:formula="of:=[.Q6]/[.Q7]" office:value-type="float" office:value="0.136087034284231">
            <text:p>0.13609</text:p>
          </table:table-cell>
          <table:table-cell table:style-name="ce6" table:formula="of:=[.R6]/[.R7]" office:value-type="float" office:value="0.133780474381108">
            <text:p>0.13378</text:p>
          </table:table-cell>
          <table:table-cell table:style-name="ce6" table:formula="of:=[.S6]/[.S7]" office:value-type="float" office:value="0.13158735185027">
            <text:p>0.13159</text:p>
          </table:table-cell>
          <table:table-cell table:style-name="ce6" table:formula="of:=[.T6]/[.T7]" office:value-type="float" office:value="0.129623361524147">
            <text:p>0.12962</text:p>
          </table:table-cell>
          <table:table-cell table:style-name="ce6" table:formula="of:=[.U6]/[.U7]" office:value-type="float" office:value="0.127797680375919">
            <text:p>0.12780</text:p>
          </table:table-cell>
          <table:table-cell table:style-name="ce6" table:formula="of:=[.V6]/[.V7]" office:value-type="float" office:value="0.126047027220085">
            <text:p>0.12605</text:p>
          </table:table-cell>
          <table:table-cell table:style-name="ce6" table:formula="of:=[.W6]/[.W7]" office:value-type="float" office:value="0.124451495229957">
            <text:p>0.12445</text:p>
          </table:table-cell>
          <table:table-cell table:style-name="ce6" table:formula="of:=[.X6]/[.X7]" office:value-type="float" office:value="0.122952079624777">
            <text:p>0.12295</text:p>
          </table:table-cell>
          <table:table-cell table:style-name="ce6" table:formula="of:=[.Y6]/[.Y7]" office:value-type="float" office:value="0.121570595584049">
            <text:p>0.12157</text:p>
          </table:table-cell>
          <table:table-cell table:style-name="ce6" table:formula="of:=[.Z6]/[.Z7]" office:value-type="float" office:value="0.120317290474935">
            <text:p>0.12032</text:p>
          </table:table-cell>
          <table:table-cell table:style-name="ce6" table:formula="of:=[.AA6]/[.AA7]" office:value-type="float" office:value="0.119126030173203">
            <text:p>0.11913</text:p>
          </table:table-cell>
          <table:table-cell table:style-name="ce6" table:formula="of:=[.AB6]/[.AB7]" office:value-type="float" office:value="0.117969466773463">
            <text:p>0.11797</text:p>
          </table:table-cell>
          <table:table-cell table:style-name="ce6" table:formula="of:=[.AC6]/[.AC7]" office:value-type="float" office:value="0.116866948392403">
            <text:p>0.11687</text:p>
          </table:table-cell>
          <table:table-cell table:style-name="ce6" table:formula="of:=[.AD6]/[.AD7]" office:value-type="float" office:value="0.11579477455394">
            <text:p>0.11579</text:p>
          </table:table-cell>
          <table:table-cell table:style-name="ce6" table:formula="of:=[.AE6]/[.AE7]" office:value-type="float" office:value="0.114770042035764">
            <text:p>0.11477</text:p>
          </table:table-cell>
          <table:table-cell table:style-name="ce6" table:formula="of:=[.AF6]/[.AF7]" office:value-type="float" office:value="0.113866340917372">
            <text:p>0.11387</text:p>
          </table:table-cell>
          <table:table-cell table:style-name="ce6" table:formula="of:=[.AG6]/[.AG7]" office:value-type="float" office:value="0.112997132208079">
            <text:p>0.11300</text:p>
          </table:table-cell>
          <table:table-cell table:style-name="ce6" table:formula="of:=[.AH6]/[.AH7]" office:value-type="float" office:value="0.112172335622619">
            <text:p>0.11217</text:p>
          </table:table-cell>
          <table:table-cell table:style-name="ce6" table:formula="of:=[.AI6]/[.AI7]" office:value-type="float" office:value="0.111365340402312">
            <text:p>0.11137</text:p>
          </table:table-cell>
          <table:table-cell table:style-name="ce6" table:formula="of:=[.AJ6]/[.AJ7]" office:value-type="float" office:value="0.11061792201035">
            <text:p>0.11062</text:p>
          </table:table-cell>
          <table:table-cell table:style-name="ce6" table:formula="of:=[.AK6]/[.AK7]" office:value-type="float" office:value="0.109885352990414">
            <text:p>0.10989</text:p>
          </table:table-cell>
          <table:table-cell table:style-name="ce6" table:formula="of:=[.AL6]/[.AL7]" office:value-type="float" office:value="0.109185446283469">
            <text:p>0.10919</text:p>
          </table:table-cell>
          <table:table-cell table:style-name="ce6" table:formula="of:=[.AM6]/[.AM7]" office:value-type="float" office:value="0.108515596919767">
            <text:p>0.10852</text:p>
          </table:table-cell>
          <table:table-cell table:style-name="ce6" table:formula="of:=[.AN6]/[.AN7]" office:value-type="float" office:value="0.107865802926235">
            <text:p>0.10787</text:p>
          </table:table-cell>
          <table:table-cell table:style-name="ce6" table:formula="of:=[.AO6]/[.AO7]" office:value-type="float" office:value="0.107242301175217">
            <text:p>0.10724</text:p>
          </table:table-cell>
          <table:table-cell table:style-name="ce6" table:formula="of:=[.AP6]/[.AP7]" office:value-type="float" office:value="0.106643182174238">
            <text:p>0.10664</text:p>
          </table:table-cell>
          <table:table-cell table:style-name="ce6" table:formula="of:=[.AQ6]/[.AQ7]" office:value-type="float" office:value="0.106053993322446">
            <text:p>0.10605</text:p>
          </table:table-cell>
          <table:table-cell table:style-name="ce6" table:formula="of:=[.AR6]/[.AR7]" office:value-type="float" office:value="0.105498736812905">
            <text:p>0.10550</text:p>
          </table:table-cell>
          <table:table-cell table:style-name="ce6" table:formula="of:=[.AS6]/[.AS7]" office:value-type="float" office:value="0.104952111233563">
            <text:p>0.10495</text:p>
          </table:table-cell>
          <table:table-cell table:style-name="ce6" table:formula="of:=[.AT6]/[.AT7]" office:value-type="float" office:value="0.10441935939989">
            <text:p>0.10442</text:p>
          </table:table-cell>
          <table:table-cell table:style-name="ce6" table:formula="of:=[.AU6]/[.AU7]" office:value-type="float" office:value="0.103894639000896">
            <text:p>0.10389</text:p>
          </table:table-cell>
          <table:table-cell table:style-name="ce6" table:formula="of:=[.AV6]/[.AV7]" office:value-type="float" office:value="0.103402247346863">
            <text:p>0.10340</text:p>
          </table:table-cell>
          <table:table-cell table:style-name="ce6" table:formula="of:=[.AW6]/[.AW7]" office:value-type="float" office:value="0.10293856013903">
            <text:p>0.10294</text:p>
          </table:table-cell>
          <table:table-cell table:style-name="ce6" table:formula="of:=[.AX6]/[.AX7]" office:value-type="float" office:value="0.102485086305818">
            <text:p>0.10249</text:p>
          </table:table-cell>
          <table:table-cell table:style-name="ce6" table:formula="of:=[.AY6]/[.AY7]" office:value-type="float" office:value="0.102037553177845">
            <text:p>0.10204</text:p>
          </table:table-cell>
          <table:table-cell table:style-name="ce6" table:formula="of:=[.AZ6]/[.AZ7]" office:value-type="float" office:value="0.101599623765065">
            <text:p>0.10160</text:p>
          </table:table-cell>
          <table:table-cell table:style-name="ce6" table:formula="of:=[.BA6]/[.BA7]" office:value-type="float" office:value="0.101174520736759">
            <text:p>0.10117</text:p>
          </table:table-cell>
          <table:table-cell table:style-name="ce6" table:formula="of:=[.BB6]/[.BB7]" office:value-type="float" office:value="0.100754709447395">
            <text:p>0.10075</text:p>
          </table:table-cell>
          <table:table-cell table:style-name="ce6" table:formula="of:=[.BC6]/[.BC7]" office:value-type="float" office:value="0.100353296262345">
            <text:p>0.10035</text:p>
          </table:table-cell>
          <table:table-cell table:style-name="ce6" table:formula="of:=[.BD6]/[.BD7]" office:value-type="float" office:value="0.0999628165103518">
            <text:p>0.09996</text:p>
          </table:table-cell>
          <table:table-cell table:style-name="ce6" table:formula="of:=[.BE6]/[.BE7]" office:value-type="float" office:value="0.0995827297555597">
            <text:p>0.09958</text:p>
          </table:table-cell>
          <table:table-cell table:style-name="ce6" table:formula="of:=[.BF6]/[.BF7]" office:value-type="float" office:value="0.0992125337341635">
            <text:p>0.09921</text:p>
          </table:table-cell>
          <table:table-cell table:style-name="ce6" table:formula="of:=[.BG6]/[.BG7]" office:value-type="float" office:value="0.0988464358237054">
            <text:p>0.09885</text:p>
          </table:table-cell>
          <table:table-cell table:style-name="ce6" table:formula="of:=[.BH6]/[.BH7]" office:value-type="float" office:value="0.0984895894849916">
            <text:p>0.09849</text:p>
          </table:table-cell>
          <table:table-cell table:style-name="ce6" table:formula="of:=[.BI6]/[.BI7]" office:value-type="float" office:value="0.0981390927252586">
            <text:p>0.09814</text:p>
          </table:table-cell>
          <table:table-cell table:style-name="ce6" table:formula="of:=[.BJ6]/[.BJ7]" office:value-type="float" office:value="0.0977923114788795">
            <text:p>0.09779</text:p>
          </table:table-cell>
          <table:table-cell table:style-name="ce6" table:formula="of:=[.BK6]/[.BK7]" office:value-type="float" office:value="0.0974585493236615">
            <text:p>0.09746</text:p>
          </table:table-cell>
          <table:table-cell table:style-name="ce6" table:formula="of:=[.BL6]/[.BL7]" office:value-type="float" office:value="0.097141094765604">
            <text:p>0.09714</text:p>
          </table:table-cell>
          <table:table-cell table:style-name="ce6" table:formula="of:=[.BM6]/[.BM7]" office:value-type="float" office:value="0.0968287439785763">
            <text:p>0.09683</text:p>
          </table:table-cell>
          <table:table-cell table:style-name="ce6" table:formula="of:=[.BN6]/[.BN7]" office:value-type="float" office:value="0.0965193869690601">
            <text:p>0.09652</text:p>
          </table:table-cell>
          <table:table-cell table:style-name="ce6" table:formula="of:=[.BO6]/[.BO7]" office:value-type="float" office:value="0.0962149094076435">
            <text:p>0.09621</text:p>
          </table:table-cell>
          <table:table-cell table:style-name="ce6" table:formula="of:=[.BP6]/[.BP7]" office:value-type="float" office:value="0.0959242299230283">
            <text:p>0.09592</text:p>
          </table:table-cell>
          <table:table-cell table:style-name="ce6" table:formula="of:=[.BQ6]/[.BQ7]" office:value-type="float" office:value="0.0956395882912092">
            <text:p>0.09564</text:p>
          </table:table-cell>
          <table:table-cell table:style-name="ce6" table:formula="of:=[.BR6]/[.BR7]" office:value-type="float" office:value="0.0953639698811481">
            <text:p>0.09536</text:p>
          </table:table-cell>
          <table:table-cell table:style-name="ce6" table:formula="of:=[.BS6]/[.BS7]" office:value-type="float" office:value="0.0950907206837809">
            <text:p>0.09509</text:p>
          </table:table-cell>
          <table:table-cell table:style-name="ce6" table:formula="of:=[.BT6]/[.BT7]" office:value-type="float" office:value="0.0948213418716455">
            <text:p>0.09482</text:p>
          </table:table-cell>
          <table:table-cell table:style-name="ce6" table:formula="of:=[.BU6]/[.BU7]" office:value-type="float" office:value="0.0945572155711674">
            <text:p>0.09456</text:p>
          </table:table-cell>
          <table:table-cell table:style-name="ce6" table:formula="of:=[.BV6]/[.BV7]" office:value-type="float" office:value="0.0942995664824176">
            <text:p>0.09430</text:p>
          </table:table-cell>
          <table:table-cell table:style-name="ce6" table:formula="of:=[.BW6]/[.BW7]" office:value-type="float" office:value="0.0940467526312584">
            <text:p>0.09405</text:p>
          </table:table-cell>
          <table:table-cell table:style-name="ce6" table:formula="of:=[.BX6]/[.BX7]" office:value-type="float" office:value="0.0937986081652128">
            <text:p>0.09380</text:p>
          </table:table-cell>
          <table:table-cell table:style-name="ce6" table:formula="of:=[.BY6]/[.BY7]" office:value-type="float" office:value="0.0935537031830582">
            <text:p>0.09355</text:p>
          </table:table-cell>
          <table:table-cell table:style-name="ce6" table:formula="of:=[.BZ6]/[.BZ7]" office:value-type="float" office:value="0.0933132052314308">
            <text:p>0.09331</text:p>
          </table:table-cell>
          <table:table-cell table:style-name="ce6" table:formula="of:=[.CA6]/[.CA7]" office:value-type="float" office:value="0.0930781593744247">
            <text:p>0.09308</text:p>
          </table:table-cell>
          <table:table-cell table:style-name="ce6" table:formula="of:=[.CB6]/[.CB7]" office:value-type="float" office:value="0.0928460442637653">
            <text:p>0.09285</text:p>
          </table:table-cell>
          <table:table-cell table:style-name="ce6" table:formula="of:=[.CC6]/[.CC7]" office:value-type="float" office:value="0.0926190368205776">
            <text:p>0.09262</text:p>
          </table:table-cell>
          <table:table-cell table:style-name="ce6" table:formula="of:=[.CD6]/[.CD7]" office:value-type="float" office:value="0.0923979890000034">
            <text:p>0.09240</text:p>
          </table:table-cell>
          <table:table-cell table:style-name="ce6" table:formula="of:=[.CE6]/[.CE7]" office:value-type="float" office:value="0.0921785163420462">
            <text:p>0.09218</text:p>
          </table:table-cell>
          <table:table-cell table:style-name="ce6" table:formula="of:=[.CF6]/[.CF7]" office:value-type="float" office:value="0.0919646450744312">
            <text:p>0.09196</text:p>
          </table:table-cell>
          <table:table-cell table:style-name="ce6" table:formula="of:=[.CG6]/[.CG7]" office:value-type="float" office:value="0.0917522555938898">
            <text:p>0.09175</text:p>
          </table:table-cell>
          <table:table-cell table:style-name="ce6" table:formula="of:=[.CH6]/[.CH7]" office:value-type="float" office:value="0.091543252733767">
            <text:p>0.09154</text:p>
          </table:table-cell>
          <table:table-cell table:style-name="ce6" table:formula="of:=[.CI6]/[.CI7]" office:value-type="float" office:value="0.0913366088224042">
            <text:p>0.09134</text:p>
          </table:table-cell>
          <table:table-cell table:style-name="ce6" table:formula="of:=[.CJ6]/[.CJ7]" office:value-type="float" office:value="0.0911331865310402">
            <text:p>0.09113</text:p>
          </table:table-cell>
          <table:table-cell table:style-name="ce6" table:formula="of:=[.CK6]/[.CK7]" office:value-type="float" office:value="0.0909337703679526">
            <text:p>0.09093</text:p>
          </table:table-cell>
          <table:table-cell table:style-name="ce6" table:formula="of:=[.CL6]/[.CL7]" office:value-type="float" office:value="0.0907365170699744">
            <text:p>0.09074</text:p>
          </table:table-cell>
          <table:table-cell table:style-name="ce6" table:formula="of:=[.CM6]/[.CM7]" office:value-type="float" office:value="0.0905405418711191">
            <text:p>0.09054</text:p>
          </table:table-cell>
          <table:table-cell table:style-name="ce6" table:formula="of:=[.CN6]/[.CN7]" office:value-type="float" office:value="0.0903466649077977">
            <text:p>0.09035</text:p>
          </table:table-cell>
          <table:table-cell table:style-name="ce6" table:formula="of:=[.CO6]/[.CO7]" office:value-type="float" office:value="0.0901580497409756">
            <text:p>0.09016</text:p>
          </table:table-cell>
          <table:table-cell table:style-name="ce6" table:formula="of:=[.CP6]/[.CP7]" office:value-type="float" office:value="0.0899729202753883">
            <text:p>0.08997</text:p>
          </table:table-cell>
          <table:table-cell table:style-name="ce6" table:formula="of:=[.CQ6]/[.CQ7]" office:value-type="float" office:value="0.0897896760385749">
            <text:p>0.08979</text:p>
          </table:table-cell>
          <table:table-cell table:style-name="ce6" table:formula="of:=[.CR6]/[.CR7]" office:value-type="float" office:value="0.0896097368080367">
            <text:p>0.08961</text:p>
          </table:table-cell>
          <table:table-cell table:style-name="ce6" table:formula="of:=[.CS6]/[.CS7]" office:value-type="float" office:value="0.0894315862378418">
            <text:p>0.08943</text:p>
          </table:table-cell>
          <table:table-cell table:style-name="ce6" table:formula="of:=[.CT6]/[.CT7]" office:value-type="float" office:value="0.0892558856754885">
            <text:p>0.08926</text:p>
          </table:table-cell>
          <table:table-cell table:style-name="ce6" table:formula="of:=[.CU6]/[.CU7]" office:value-type="float" office:value="0.0890845691962649">
            <text:p>0.08908</text:p>
          </table:table-cell>
          <table:table-cell table:style-name="ce6" table:formula="of:=[.CV6]/[.CV7]" office:value-type="float" office:value="0.0889142354119508">
            <text:p>0.08891</text:p>
          </table:table-cell>
          <table:table-cell table:style-name="ce6" table:formula="of:=[.CW6]/[.CW7]" office:value-type="float" office:value="0.0887498837753298">
            <text:p>0.08875</text:p>
          </table:table-cell>
          <table:table-cell table:style-name="ce6" table:formula="of:=[.CX6]/[.CX7]" office:value-type="float" office:value="0.0885876353589215">
            <text:p>0.08859</text:p>
          </table:table-cell>
          <table:table-cell table:style-name="ce6" table:number-columns-repeated="922"/>
        </table:table-row>
        <table:table-row table:style-name="ro1">
          <table:table-cell table:style-name="ce3" office:value-type="string">
            <text:p>improvement</text:p>
          </table:table-cell>
          <table:table-cell table:style-name="ce6" table:formula="of:=[.B8]" office:value-type="float" office:value="0.5">
            <text:p>0.50000</text:p>
          </table:table-cell>
          <table:table-cell table:style-name="ce6" table:formula="of:=[.B8]-[.C8]" office:value-type="float" office:value="0.166666666666667">
            <text:p>0.16667</text:p>
          </table:table-cell>
          <table:table-cell table:style-name="ce6" table:formula="of:=[.C8]-[.D8]" office:value-type="float" office:value="0.0666666666666667">
            <text:p>0.06667</text:p>
          </table:table-cell>
          <table:table-cell table:style-name="ce6" table:formula="of:=[.D8]-[.E8]" office:value-type="float" office:value="0.0380952380952381">
            <text:p>0.03810</text:p>
          </table:table-cell>
          <table:table-cell table:style-name="ce6" table:formula="of:=[.E8]-[.F8]" office:value-type="float" office:value="0.0207792207792208">
            <text:p>0.02078</text:p>
          </table:table-cell>
          <table:table-cell table:style-name="ce6" table:formula="of:=[.F8]-[.G8]" office:value-type="float" office:value="0.015984015984016">
            <text:p>0.01598</text:p>
          </table:table-cell>
          <table:table-cell table:style-name="ce6" table:formula="of:=[.G8]-[.H8]" office:value-type="float" office:value="0.0112828348122466">
            <text:p>0.01128</text:p>
          </table:table-cell>
          <table:table-cell table:style-name="ce6" table:formula="of:=[.H8]-[.I8]" office:value-type="float" office:value="0.00950133457873398">
            <text:p>0.00950</text:p>
          </table:table-cell>
          <table:table-cell table:style-name="ce6" table:formula="of:=[.I8]-[.J8]" office:value-type="float" office:value="0.00743582706161788">
            <text:p>0.00744</text:p>
          </table:table-cell>
          <table:table-cell table:style-name="ce6" table:formula="of:=[.J8]-[.K8]" office:value-type="float" office:value="0.00564097225364113">
            <text:p>0.00564</text:p>
          </table:table-cell>
          <table:table-cell table:style-name="ce6" table:formula="of:=[.K8]-[.L8]" office:value-type="float" office:value="0.00509507171296622">
            <text:p>0.00510</text:p>
          </table:table-cell>
          <table:table-cell table:style-name="ce6" table:formula="of:=[.L8]-[.M8]" office:value-type="float" office:value="0.00413113922672934">
            <text:p>0.00413</text:p>
          </table:table-cell>
          <table:table-cell table:style-name="ce6" table:formula="of:=[.M8]-[.N8]" office:value-type="float" office:value="0.00362734176005505">
            <text:p>0.00363</text:p>
          </table:table-cell>
          <table:table-cell table:style-name="ce6" table:formula="of:=[.N8]-[.O8]" office:value-type="float" office:value="0.00337427140470237">
            <text:p>0.00337</text:p>
          </table:table-cell>
          <table:table-cell table:style-name="ce6" table:formula="of:=[.O8]-[.P8]" office:value-type="float" office:value="0.0030153063616489">
            <text:p>0.00302</text:p>
          </table:table-cell>
          <table:table-cell table:style-name="ce6" table:formula="of:=[.P8]-[.Q8]" office:value-type="float" office:value="0.00261705835161985">
            <text:p>0.00262</text:p>
          </table:table-cell>
          <table:table-cell table:style-name="ce6" table:formula="of:=[.Q8]-[.R8]" office:value-type="float" office:value="0.00230655990312253">
            <text:p>0.00231</text:p>
          </table:table-cell>
          <table:table-cell table:style-name="ce6" table:formula="of:=[.R8]-[.S8]" office:value-type="float" office:value="0.00219312253083784">
            <text:p>0.00219</text:p>
          </table:table-cell>
          <table:table-cell table:style-name="ce6" table:formula="of:=[.S8]-[.T8]" office:value-type="float" office:value="0.00196399032612343">
            <text:p>0.00196</text:p>
          </table:table-cell>
          <table:table-cell table:style-name="ce6" table:formula="of:=[.T8]-[.U8]" office:value-type="float" office:value="0.00182568114822743">
            <text:p>0.00183</text:p>
          </table:table-cell>
          <table:table-cell table:style-name="ce6" table:formula="of:=[.U8]-[.V8]" office:value-type="float" office:value="0.0017506531558345">
            <text:p>0.00175</text:p>
          </table:table-cell>
          <table:table-cell table:style-name="ce6" table:formula="of:=[.V8]-[.W8]" office:value-type="float" office:value="0.00159553199012767">
            <text:p>0.00160</text:p>
          </table:table-cell>
          <table:table-cell table:style-name="ce6" table:formula="of:=[.W8]-[.X8]" office:value-type="float" office:value="0.0014994156051802">
            <text:p>0.00150</text:p>
          </table:table-cell>
          <table:table-cell table:style-name="ce6" table:formula="of:=[.X8]-[.Y8]" office:value-type="float" office:value="0.00138148404072784">
            <text:p>0.00138</text:p>
          </table:table-cell>
          <table:table-cell table:style-name="ce6" table:formula="of:=[.Y8]-[.Z8]" office:value-type="float" office:value="0.00125330510911391">
            <text:p>0.00125</text:p>
          </table:table-cell>
          <table:table-cell table:style-name="ce6" table:formula="of:=[.Z8]-[.AA8]" office:value-type="float" office:value="0.00119126030173201">
            <text:p>0.00119</text:p>
          </table:table-cell>
          <table:table-cell table:style-name="ce6" table:formula="of:=[.AA8]-[.AB8]" office:value-type="float" office:value="0.00115656339973985">
            <text:p>0.00116</text:p>
          </table:table-cell>
          <table:table-cell table:style-name="ce6" table:formula="of:=[.AB8]-[.AC8]" office:value-type="float" office:value="0.0011025183810604">
            <text:p>0.00110</text:p>
          </table:table-cell>
          <table:table-cell table:style-name="ce6" table:formula="of:=[.AC8]-[.AD8]" office:value-type="float" office:value="0.00107217383846242">
            <text:p>0.00107</text:p>
          </table:table-cell>
          <table:table-cell table:style-name="ce6" table:formula="of:=[.AD8]-[.AE8]" office:value-type="float" office:value="0.00102473251817646">
            <text:p>0.00102</text:p>
          </table:table-cell>
          <table:table-cell table:style-name="ce6" table:formula="of:=[.AE8]-[.AF8]" office:value-type="float" office:value="0.000903701118391845">
            <text:p>0.00090</text:p>
          </table:table-cell>
          <table:table-cell table:style-name="ce6" table:formula="of:=[.AF8]-[.AG8]" office:value-type="float" office:value="0.000869208709292912">
            <text:p>0.00087</text:p>
          </table:table-cell>
          <table:table-cell table:style-name="ce6" table:formula="of:=[.AG8]-[.AH8]" office:value-type="float" office:value="0.000824796585460433">
            <text:p>0.00082</text:p>
          </table:table-cell>
          <table:table-cell table:style-name="ce6" table:formula="of:=[.AH8]-[.AI8]" office:value-type="float" office:value="0.000806995220306611">
            <text:p>0.00081</text:p>
          </table:table-cell>
          <table:table-cell table:style-name="ce6" table:formula="of:=[.AI8]-[.AJ8]" office:value-type="float" office:value="0.000747418391961824">
            <text:p>0.00075</text:p>
          </table:table-cell>
          <table:table-cell table:style-name="ce6" table:formula="of:=[.AJ8]-[.AK8]" office:value-type="float" office:value="0.000732569019936083">
            <text:p>0.00073</text:p>
          </table:table-cell>
          <table:table-cell table:style-name="ce6" table:formula="of:=[.AK8]-[.AL8]" office:value-type="float" office:value="0.000699906706945322">
            <text:p>0.00070</text:p>
          </table:table-cell>
          <table:table-cell table:style-name="ce6" table:formula="of:=[.AL8]-[.AM8]" office:value-type="float" office:value="0.000669849363702249">
            <text:p>0.00067</text:p>
          </table:table-cell>
          <table:table-cell table:style-name="ce6" table:formula="of:=[.AM8]-[.AN8]" office:value-type="float" office:value="0.000649793993531544">
            <text:p>0.00065</text:p>
          </table:table-cell>
          <table:table-cell table:style-name="ce6" table:formula="of:=[.AN8]-[.AO8]" office:value-type="float" office:value="0.000623501751018704">
            <text:p>0.00062</text:p>
          </table:table-cell>
          <table:table-cell table:style-name="ce6" table:formula="of:=[.AO8]-[.AP8]" office:value-type="float" office:value="0.000599119000978865">
            <text:p>0.00060</text:p>
          </table:table-cell>
          <table:table-cell table:style-name="ce6" table:formula="of:=[.AP8]-[.AQ8]" office:value-type="float" office:value="0.000589188851791364">
            <text:p>0.00059</text:p>
          </table:table-cell>
          <table:table-cell table:style-name="ce6" table:formula="of:=[.AQ8]-[.AR8]" office:value-type="float" office:value="0.000555256509541607">
            <text:p>0.00056</text:p>
          </table:table-cell>
          <table:table-cell table:style-name="ce6" table:formula="of:=[.AR8]-[.AS8]" office:value-type="float" office:value="0.000546625579341473">
            <text:p>0.00055</text:p>
          </table:table-cell>
          <table:table-cell table:style-name="ce6" table:formula="of:=[.AS8]-[.AT8]" office:value-type="float" office:value="0.00053275183367292">
            <text:p>0.00053</text:p>
          </table:table-cell>
          <table:table-cell table:style-name="ce6" table:formula="of:=[.AT8]-[.AU8]" office:value-type="float" office:value="0.000524720398994441">
            <text:p>0.00052</text:p>
          </table:table-cell>
          <table:table-cell table:style-name="ce6" table:formula="of:=[.AU8]-[.AV8]" office:value-type="float" office:value="0.00049239165403267">
            <text:p>0.00049</text:p>
          </table:table-cell>
          <table:table-cell table:style-name="ce6" table:formula="of:=[.AV8]-[.AW8]" office:value-type="float" office:value="0.000463687207833463">
            <text:p>0.00046</text:p>
          </table:table-cell>
          <table:table-cell table:style-name="ce6" table:formula="of:=[.AW8]-[.AX8]" office:value-type="float" office:value="0.000453473833211607">
            <text:p>0.00045</text:p>
          </table:table-cell>
          <table:table-cell table:style-name="ce6" table:formula="of:=[.AX8]-[.AY8]" office:value-type="float" office:value="0.000447533127973007">
            <text:p>0.00045</text:p>
          </table:table-cell>
          <table:table-cell table:style-name="ce6" table:formula="of:=[.AY8]-[.AZ8]" office:value-type="float" office:value="0.000437929412780438">
            <text:p>0.00044</text:p>
          </table:table-cell>
          <table:table-cell table:style-name="ce6" table:formula="of:=[.AZ8]-[.BA8]" office:value-type="float" office:value="0.000425103028305701">
            <text:p>0.00043</text:p>
          </table:table-cell>
          <table:table-cell table:style-name="ce6" table:formula="of:=[.BA8]-[.BB8]" office:value-type="float" office:value="0.00041981128936415">
            <text:p>0.00042</text:p>
          </table:table-cell>
          <table:table-cell table:style-name="ce6" table:formula="of:=[.BB8]-[.BC8]" office:value-type="float" office:value="0.000401413185049368">
            <text:p>0.00040</text:p>
          </table:table-cell>
          <table:table-cell table:style-name="ce6" table:formula="of:=[.BC8]-[.BD8]" office:value-type="float" office:value="0.000390479751993564">
            <text:p>0.00039</text:p>
          </table:table-cell>
          <table:table-cell table:style-name="ce6" table:formula="of:=[.BD8]-[.BE8]" office:value-type="float" office:value="0.000380086754792203">
            <text:p>0.00038</text:p>
          </table:table-cell>
          <table:table-cell table:style-name="ce6" table:formula="of:=[.BE8]-[.BF8]" office:value-type="float" office:value="0.000370196021396124">
            <text:p>0.00037</text:p>
          </table:table-cell>
          <table:table-cell table:style-name="ce6" table:formula="of:=[.BF8]-[.BG8]" office:value-type="float" office:value="0.000366097910458163">
            <text:p>0.00037</text:p>
          </table:table-cell>
          <table:table-cell table:style-name="ce6" table:formula="of:=[.BG8]-[.BH8]" office:value-type="float" office:value="0.000356846338713759">
            <text:p>0.00036</text:p>
          </table:table-cell>
          <table:table-cell table:style-name="ce6" table:formula="of:=[.BH8]-[.BI8]" office:value-type="float" office:value="0.00035049675973306">
            <text:p>0.00035</text:p>
          </table:table-cell>
          <table:table-cell table:style-name="ce6" table:formula="of:=[.BI8]-[.BJ8]" office:value-type="float" office:value="0.000346781246379005">
            <text:p>0.00035</text:p>
          </table:table-cell>
          <table:table-cell table:style-name="ce6" table:formula="of:=[.BJ8]-[.BK8]" office:value-type="float" office:value="0.000333762155218006">
            <text:p>0.00033</text:p>
          </table:table-cell>
          <table:table-cell table:style-name="ce6" table:formula="of:=[.BK8]-[.BL8]" office:value-type="float" office:value="0.000317454558057526">
            <text:p>0.00032</text:p>
          </table:table-cell>
          <table:table-cell table:style-name="ce6" table:formula="of:=[.BL8]-[.BM8]" office:value-type="float" office:value="0.000312350787027682">
            <text:p>0.00031</text:p>
          </table:table-cell>
          <table:table-cell table:style-name="ce6" table:formula="of:=[.BM8]-[.BN8]" office:value-type="float" office:value="0.000309357009516217">
            <text:p>0.00031</text:p>
          </table:table-cell>
          <table:table-cell table:style-name="ce6" table:formula="of:=[.BN8]-[.BO8]" office:value-type="float" office:value="0.000304477561416591">
            <text:p>0.00030</text:p>
          </table:table-cell>
          <table:table-cell table:style-name="ce6" table:formula="of:=[.BO8]-[.BP8]" office:value-type="float" office:value="0.000290679484615253">
            <text:p>0.00029</text:p>
          </table:table-cell>
          <table:table-cell table:style-name="ce6" table:formula="of:=[.BP8]-[.BQ8]" office:value-type="float" office:value="0.000284641631819071">
            <text:p>0.00028</text:p>
          </table:table-cell>
          <table:table-cell table:style-name="ce6" table:formula="of:=[.BQ8]-[.BR8]" office:value-type="float" office:value="0.000275618410061129">
            <text:p>0.00028</text:p>
          </table:table-cell>
          <table:table-cell table:style-name="ce6" table:formula="of:=[.BR8]-[.BS8]" office:value-type="float" office:value="0.000273249197367181">
            <text:p>0.00027</text:p>
          </table:table-cell>
          <table:table-cell table:style-name="ce6" table:formula="of:=[.BS8]-[.BT8]" office:value-type="float" office:value="0.000269378812135346">
            <text:p>0.00027</text:p>
          </table:table-cell>
          <table:table-cell table:style-name="ce6" table:formula="of:=[.BT8]-[.BU8]" office:value-type="float" office:value="0.000264126300478118">
            <text:p>0.00026</text:p>
          </table:table-cell>
          <table:table-cell table:style-name="ce6" table:formula="of:=[.BU8]-[.BV8]" office:value-type="float" office:value="0.000257649088749784">
            <text:p>0.00026</text:p>
          </table:table-cell>
          <table:table-cell table:style-name="ce6" table:formula="of:=[.BV8]-[.BW8]" office:value-type="float" office:value="0.000252813851159286">
            <text:p>0.00025</text:p>
          </table:table-cell>
          <table:table-cell table:style-name="ce6" table:formula="of:=[.BW8]-[.BX8]" office:value-type="float" office:value="0.000248144466045541">
            <text:p>0.00025</text:p>
          </table:table-cell>
          <table:table-cell table:style-name="ce6" table:formula="of:=[.BX8]-[.BY8]" office:value-type="float" office:value="0.000244904982154612">
            <text:p>0.00024</text:p>
          </table:table-cell>
          <table:table-cell table:style-name="ce6" table:formula="of:=[.BY8]-[.BZ8]" office:value-type="float" office:value="0.000240497951627408">
            <text:p>0.00024</text:p>
          </table:table-cell>
          <table:table-cell table:style-name="ce6" table:formula="of:=[.BZ8]-[.CA8]" office:value-type="float" office:value="0.000235045857006108">
            <text:p>0.00024</text:p>
          </table:table-cell>
          <table:table-cell table:style-name="ce6" table:formula="of:=[.CA8]-[.CB8]" office:value-type="float" office:value="0.000232115110659403">
            <text:p>0.00023</text:p>
          </table:table-cell>
          <table:table-cell table:style-name="ce6" table:formula="of:=[.CB8]-[.CC8]" office:value-type="float" office:value="0.000227007443187682">
            <text:p>0.00023</text:p>
          </table:table-cell>
          <table:table-cell table:style-name="ce6" table:formula="of:=[.CC8]-[.CD8]" office:value-type="float" office:value="0.00022104782057418">
            <text:p>0.00022</text:p>
          </table:table-cell>
          <table:table-cell table:style-name="ce6" table:formula="of:=[.CD8]-[.CE8]" office:value-type="float" office:value="0.000219472657957256">
            <text:p>0.00022</text:p>
          </table:table-cell>
          <table:table-cell table:style-name="ce6" table:formula="of:=[.CE8]-[.CF8]" office:value-type="float" office:value="0.000213871267614948">
            <text:p>0.00021</text:p>
          </table:table-cell>
          <table:table-cell table:style-name="ce6" table:formula="of:=[.CF8]-[.CG8]" office:value-type="float" office:value="0.000212389480541406">
            <text:p>0.00021</text:p>
          </table:table-cell>
          <table:table-cell table:style-name="ce6" table:formula="of:=[.CG8]-[.CH8]" office:value-type="float" office:value="0.000209002860122751">
            <text:p>0.00021</text:p>
          </table:table-cell>
          <table:table-cell table:style-name="ce6" table:formula="of:=[.CH8]-[.CI8]" office:value-type="float" office:value="0.000206643911362908">
            <text:p>0.00021</text:p>
          </table:table-cell>
          <table:table-cell table:style-name="ce6" table:formula="of:=[.CI8]-[.CJ8]" office:value-type="float" office:value="0.000203422291363928">
            <text:p>0.00020</text:p>
          </table:table-cell>
          <table:table-cell table:style-name="ce6" table:formula="of:=[.CJ8]-[.CK8]" office:value-type="float" office:value="0.000199416163087607">
            <text:p>0.00020</text:p>
          </table:table-cell>
          <table:table-cell table:style-name="ce6" table:formula="of:=[.CK8]-[.CL8]" office:value-type="float" office:value="0.00019725329797822">
            <text:p>0.00020</text:p>
          </table:table-cell>
          <table:table-cell table:style-name="ce6" table:formula="of:=[.CL8]-[.CM8]" office:value-type="float" office:value="0.000195975198855239">
            <text:p>0.00020</text:p>
          </table:table-cell>
          <table:table-cell table:style-name="ce6" table:formula="of:=[.CM8]-[.CN8]" office:value-type="float" office:value="0.00019387696332146">
            <text:p>0.00019</text:p>
          </table:table-cell>
          <table:table-cell table:style-name="ce6" table:formula="of:=[.CN8]-[.CO8]" office:value-type="float" office:value="0.000188615166822129">
            <text:p>0.00019</text:p>
          </table:table-cell>
          <table:table-cell table:style-name="ce6" table:formula="of:=[.CO8]-[.CP8]" office:value-type="float" office:value="0.000185129465587228">
            <text:p>0.00019</text:p>
          </table:table-cell>
          <table:table-cell table:style-name="ce6" table:formula="of:=[.CP8]-[.CQ8]" office:value-type="float" office:value="0.000183244236813415">
            <text:p>0.00018</text:p>
          </table:table-cell>
          <table:table-cell table:style-name="ce6" table:formula="of:=[.CQ8]-[.CR8]" office:value-type="float" office:value="0.000179939230538231">
            <text:p>0.00018</text:p>
          </table:table-cell>
          <table:table-cell table:style-name="ce6" table:formula="of:=[.CR8]-[.CS8]" office:value-type="float" office:value="0.000178150570194907">
            <text:p>0.00018</text:p>
          </table:table-cell>
          <table:table-cell table:style-name="ce6" table:formula="of:=[.CS8]-[.CT8]" office:value-type="float" office:value="0.000175700562353318">
            <text:p>0.00018</text:p>
          </table:table-cell>
          <table:table-cell table:style-name="ce6" table:formula="of:=[.CT8]-[.CU8]" office:value-type="float" office:value="0.000171316479223596">
            <text:p>0.00017</text:p>
          </table:table-cell>
          <table:table-cell table:style-name="ce6" table:formula="of:=[.CU8]-[.CV8]" office:value-type="float" office:value="0.000170333784314081">
            <text:p>0.00017</text:p>
          </table:table-cell>
          <table:table-cell table:style-name="ce6" table:formula="of:=[.CV8]-[.CW8]" office:value-type="float" office:value="0.000164351636620985">
            <text:p>0.00016</text:p>
          </table:table-cell>
          <table:table-cell table:style-name="ce6" table:formula="of:=[.CW8]-[.CX8]" office:value-type="float" office:value="0.000162248416408273">
            <text:p>0.00016</text:p>
          </table:table-cell>
          <table:table-cell table:style-name="ce6" table:number-columns-repeated="922"/>
        </table:table-row>
        <table:table-row table:style-name="ro1">
          <table:table-cell table:style-name="ce3" office:value-type="string">
            <text:p>∆</text:p>
          </table:table-cell>
          <table:table-cell table:style-name="ce6"/>
          <table:table-cell table:style-name="ce6" table:formula="of:=[.B9]/[.C9]" office:value-type="float" office:value="3">
            <text:p>3.00000</text:p>
          </table:table-cell>
          <table:table-cell table:style-name="ce6" table:formula="of:=[.C9]/[.D9]" office:value-type="float" office:value="2.5">
            <text:p>2.50000</text:p>
          </table:table-cell>
          <table:table-cell table:style-name="ce6" table:formula="of:=[.D9]/[.E9]" office:value-type="float" office:value="1.75">
            <text:p>1.75000</text:p>
          </table:table-cell>
          <table:table-cell table:style-name="ce6" table:formula="of:=[.E9]/[.F9]" office:value-type="float" office:value="1.83333333333334">
            <text:p>1.83333</text:p>
          </table:table-cell>
          <table:table-cell table:style-name="ce6" table:formula="of:=[.F9]/[.G9]" office:value-type="float" office:value="1.3">
            <text:p>1.30000</text:p>
          </table:table-cell>
          <table:table-cell table:style-name="ce6" table:formula="of:=[.G9]/[.H9]" office:value-type="float" office:value="1.41666666666667">
            <text:p>1.41667</text:p>
          </table:table-cell>
          <table:table-cell table:style-name="ce6" table:formula="of:=[.H9]/[.I9]" office:value-type="float" office:value="1.1875">
            <text:p>1.18750</text:p>
          </table:table-cell>
          <table:table-cell table:style-name="ce6" table:formula="of:=[.I9]/[.J9]" office:value-type="float" office:value="1.27777777777778">
            <text:p>1.27778</text:p>
          </table:table-cell>
          <table:table-cell table:style-name="ce6" table:formula="of:=[.J9]/[.K9]" office:value-type="float" office:value="1.31818181818182">
            <text:p>1.31818</text:p>
          </table:table-cell>
          <table:table-cell table:style-name="ce6" table:formula="of:=[.K9]/[.L9]" office:value-type="float" office:value="1.10714285714285">
            <text:p>1.10714</text:p>
          </table:table-cell>
          <table:table-cell table:style-name="ce6" table:formula="of:=[.L9]/[.M9]" office:value-type="float" office:value="1.23333333333334">
            <text:p>1.23333</text:p>
          </table:table-cell>
          <table:table-cell table:style-name="ce6" table:formula="of:=[.M9]/[.N9]" office:value-type="float" office:value="1.13888888888888">
            <text:p>1.13889</text:p>
          </table:table-cell>
          <table:table-cell table:style-name="ce6" table:formula="of:=[.N9]/[.O9]" office:value-type="float" office:value="1.075">
            <text:p>1.07500</text:p>
          </table:table-cell>
          <table:table-cell table:style-name="ce6" table:formula="of:=[.O9]/[.P9]" office:value-type="float" office:value="1.11904761904763">
            <text:p>1.11905</text:p>
          </table:table-cell>
          <table:table-cell table:style-name="ce6" table:formula="of:=[.P9]/[.Q9]" office:value-type="float" office:value="1.15217391304346">
            <text:p>1.15217</text:p>
          </table:table-cell>
          <table:table-cell table:style-name="ce6" table:formula="of:=[.Q9]/[.R9]" office:value-type="float" office:value="1.13461538461541">
            <text:p>1.13462</text:p>
          </table:table-cell>
          <table:table-cell table:style-name="ce6" table:formula="of:=[.R9]/[.S9]" office:value-type="float" office:value="1.05172413793103">
            <text:p>1.05172</text:p>
          </table:table-cell>
          <table:table-cell table:style-name="ce6" table:formula="of:=[.S9]/[.T9]" office:value-type="float" office:value="1.11666666666667">
            <text:p>1.11667</text:p>
          </table:table-cell>
          <table:table-cell table:style-name="ce6" table:formula="of:=[.T9]/[.U9]" office:value-type="float" office:value="1.07575757575757">
            <text:p>1.07576</text:p>
          </table:table-cell>
          <table:table-cell table:style-name="ce6" table:formula="of:=[.U9]/[.V9]" office:value-type="float" office:value="1.04285714285715">
            <text:p>1.04286</text:p>
          </table:table-cell>
          <table:table-cell table:style-name="ce6" table:formula="of:=[.V9]/[.W9]" office:value-type="float" office:value="1.09722222222221">
            <text:p>1.09722</text:p>
          </table:table-cell>
          <table:table-cell table:style-name="ce6" table:formula="of:=[.W9]/[.X9]" office:value-type="float" office:value="1.06410256410258">
            <text:p>1.06410</text:p>
          </table:table-cell>
          <table:table-cell table:style-name="ce6" table:formula="of:=[.X9]/[.Y9]" office:value-type="float" office:value="1.08536585365853">
            <text:p>1.08537</text:p>
          </table:table-cell>
          <table:table-cell table:style-name="ce6" table:formula="of:=[.Y9]/[.Z9]" office:value-type="float" office:value="1.10227272727273">
            <text:p>1.10227</text:p>
          </table:table-cell>
          <table:table-cell table:style-name="ce6" table:formula="of:=[.Z9]/[.AA9]" office:value-type="float" office:value="1.05208333333335">
            <text:p>1.05208</text:p>
          </table:table-cell>
          <table:table-cell table:style-name="ce6" table:formula="of:=[.AA9]/[.AB9]" office:value-type="float" office:value="1.02999999999997">
            <text:p>1.03000</text:p>
          </table:table-cell>
          <table:table-cell table:style-name="ce6" table:formula="of:=[.AB9]/[.AC9]" office:value-type="float" office:value="1.04901960784315">
            <text:p>1.04902</text:p>
          </table:table-cell>
          <table:table-cell table:style-name="ce6" table:formula="of:=[.AC9]/[.AD9]" office:value-type="float" office:value="1.02830188679244">
            <text:p>1.02830</text:p>
          </table:table-cell>
          <table:table-cell table:style-name="ce6" table:formula="of:=[.AD9]/[.AE9]" office:value-type="float" office:value="1.04629629629631">
            <text:p>1.04630</text:p>
          </table:table-cell>
          <table:table-cell table:style-name="ce6" table:formula="of:=[.AE9]/[.AF9]" office:value-type="float" office:value="1.13392857142856">
            <text:p>1.13393</text:p>
          </table:table-cell>
          <table:table-cell table:style-name="ce6" table:formula="of:=[.AF9]/[.AG9]" office:value-type="float" office:value="1.03968253968255">
            <text:p>1.03968</text:p>
          </table:table-cell>
          <table:table-cell table:style-name="ce6" table:formula="of:=[.AG9]/[.AH9]" office:value-type="float" office:value="1.05384615384615">
            <text:p>1.05385</text:p>
          </table:table-cell>
          <table:table-cell table:style-name="ce6" table:formula="of:=[.AH9]/[.AI9]" office:value-type="float" office:value="1.02205882352941">
            <text:p>1.02206</text:p>
          </table:table-cell>
          <table:table-cell table:style-name="ce6" table:formula="of:=[.AI9]/[.AJ9]" office:value-type="float" office:value="1.07971014492754">
            <text:p>1.07971</text:p>
          </table:table-cell>
          <table:table-cell table:style-name="ce6" table:formula="of:=[.AJ9]/[.AK9]" office:value-type="float" office:value="1.02027027027028">
            <text:p>1.02027</text:p>
          </table:table-cell>
          <table:table-cell table:style-name="ce6" table:formula="of:=[.AK9]/[.AL9]" office:value-type="float" office:value="1.04666666666664">
            <text:p>1.04667</text:p>
          </table:table-cell>
          <table:table-cell table:style-name="ce6" table:formula="of:=[.AL9]/[.AM9]" office:value-type="float" office:value="1.04487179487183">
            <text:p>1.04487</text:p>
          </table:table-cell>
          <table:table-cell table:style-name="ce6" table:formula="of:=[.AM9]/[.AN9]" office:value-type="float" office:value="1.03086419753083">
            <text:p>1.03086</text:p>
          </table:table-cell>
          <table:table-cell table:style-name="ce6" table:formula="of:=[.AN9]/[.AO9]" office:value-type="float" office:value="1.0421686746988">
            <text:p>1.04217</text:p>
          </table:table-cell>
          <table:table-cell table:style-name="ce6" table:formula="of:=[.AO9]/[.AP9]" office:value-type="float" office:value="1.04069767441861">
            <text:p>1.04070</text:p>
          </table:table-cell>
          <table:table-cell table:style-name="ce6" table:formula="of:=[.AP9]/[.AQ9]" office:value-type="float" office:value="1.01685393258428">
            <text:p>1.01685</text:p>
          </table:table-cell>
          <table:table-cell table:style-name="ce6" table:formula="of:=[.AQ9]/[.AR9]" office:value-type="float" office:value="1.0611111111111">
            <text:p>1.06111</text:p>
          </table:table-cell>
          <table:table-cell table:style-name="ce6" table:formula="of:=[.AR9]/[.AS9]" office:value-type="float" office:value="1.01578947368422">
            <text:p>1.01579</text:p>
          </table:table-cell>
          <table:table-cell table:style-name="ce6" table:formula="of:=[.AS9]/[.AT9]" office:value-type="float" office:value="1.02604166666664">
            <text:p>1.02604</text:p>
          </table:table-cell>
          <table:table-cell table:style-name="ce6" table:formula="of:=[.AT9]/[.AU9]" office:value-type="float" office:value="1.01530612244897">
            <text:p>1.01531</text:p>
          </table:table-cell>
          <table:table-cell table:style-name="ce6" table:formula="of:=[.AU9]/[.AV9]" office:value-type="float" office:value="1.06565656565663">
            <text:p>1.06566</text:p>
          </table:table-cell>
          <table:table-cell table:style-name="ce6" table:formula="of:=[.AV9]/[.AW9]" office:value-type="float" office:value="1.06190476190475">
            <text:p>1.06190</text:p>
          </table:table-cell>
          <table:table-cell table:style-name="ce6" table:formula="of:=[.AW9]/[.AX9]" office:value-type="float" office:value="1.02252252252246">
            <text:p>1.02252</text:p>
          </table:table-cell>
          <table:table-cell table:style-name="ce6" table:formula="of:=[.AX9]/[.AY9]" office:value-type="float" office:value="1.01327433628323">
            <text:p>1.01327</text:p>
          </table:table-cell>
          <table:table-cell table:style-name="ce6" table:formula="of:=[.AY9]/[.AZ9]" office:value-type="float" office:value="1.02192982456144">
            <text:p>1.02193</text:p>
          </table:table-cell>
          <table:table-cell table:style-name="ce6" table:formula="of:=[.AZ9]/[.BA9]" office:value-type="float" office:value="1.03017241379309">
            <text:p>1.03017</text:p>
          </table:table-cell>
          <table:table-cell table:style-name="ce6" table:formula="of:=[.BA9]/[.BB9]" office:value-type="float" office:value="1.01260504201677">
            <text:p>1.01261</text:p>
          </table:table-cell>
          <table:table-cell table:style-name="ce6" table:formula="of:=[.BB9]/[.BC9]" office:value-type="float" office:value="1.04583333333338">
            <text:p>1.04583</text:p>
          </table:table-cell>
          <table:table-cell table:style-name="ce6" table:formula="of:=[.BC9]/[.BD9]" office:value-type="float" office:value="1.02799999999996">
            <text:p>1.02800</text:p>
          </table:table-cell>
          <table:table-cell table:style-name="ce6" table:formula="of:=[.BD9]/[.BE9]" office:value-type="float" office:value="1.02734375000003">
            <text:p>1.02734</text:p>
          </table:table-cell>
          <table:table-cell table:style-name="ce6" table:formula="of:=[.BE9]/[.BF9]" office:value-type="float" office:value="1.02671755725191">
            <text:p>1.02672</text:p>
          </table:table-cell>
          <table:table-cell table:style-name="ce6" table:formula="of:=[.BF9]/[.BG9]" office:value-type="float" office:value="1.01119402985074">
            <text:p>1.01119</text:p>
          </table:table-cell>
          <table:table-cell table:style-name="ce6" table:formula="of:=[.BG9]/[.BH9]" office:value-type="float" office:value="1.02592592592585">
            <text:p>1.02593</text:p>
          </table:table-cell>
          <table:table-cell table:style-name="ce6" table:formula="of:=[.BH9]/[.BI9]" office:value-type="float" office:value="1.01811594202907">
            <text:p>1.01812</text:p>
          </table:table-cell>
          <table:table-cell table:style-name="ce6" table:formula="of:=[.BI9]/[.BJ9]" office:value-type="float" office:value="1.01071428571427">
            <text:p>1.01071</text:p>
          </table:table-cell>
          <table:table-cell table:style-name="ce6" table:formula="of:=[.BJ9]/[.BK9]" office:value-type="float" office:value="1.03900709219862">
            <text:p>1.03901</text:p>
          </table:table-cell>
          <table:table-cell table:style-name="ce6" table:formula="of:=[.BK9]/[.BL9]" office:value-type="float" office:value="1.05136986301367">
            <text:p>1.05137</text:p>
          </table:table-cell>
          <table:table-cell table:style-name="ce6" table:formula="of:=[.BL9]/[.BM9]" office:value-type="float" office:value="1.01633986928098">
            <text:p>1.01634</text:p>
          </table:table-cell>
          <table:table-cell table:style-name="ce6" table:formula="of:=[.BM9]/[.BN9]" office:value-type="float" office:value="1.0096774193549">
            <text:p>1.00968</text:p>
          </table:table-cell>
          <table:table-cell table:style-name="ce6" table:formula="of:=[.BN9]/[.BO9]" office:value-type="float" office:value="1.01602564102565">
            <text:p>1.01603</text:p>
          </table:table-cell>
          <table:table-cell table:style-name="ce6" table:formula="of:=[.BO9]/[.BP9]" office:value-type="float" office:value="1.04746835443032">
            <text:p>1.04747</text:p>
          </table:table-cell>
          <table:table-cell table:style-name="ce6" table:formula="of:=[.BP9]/[.BQ9]" office:value-type="float" office:value="1.02121212121219">
            <text:p>1.02121</text:p>
          </table:table-cell>
          <table:table-cell table:style-name="ce6" table:formula="of:=[.BQ9]/[.BR9]" office:value-type="float" office:value="1.03273809523805">
            <text:p>1.03274</text:p>
          </table:table-cell>
          <table:table-cell table:style-name="ce6" table:formula="of:=[.BR9]/[.BS9]" office:value-type="float" office:value="1.00867052023126">
            <text:p>1.00867</text:p>
          </table:table-cell>
          <table:table-cell table:style-name="ce6" table:formula="of:=[.BS9]/[.BT9]" office:value-type="float" office:value="1.01436781609198">
            <text:p>1.01437</text:p>
          </table:table-cell>
          <table:table-cell table:style-name="ce6" table:formula="of:=[.BT9]/[.BU9]" office:value-type="float" office:value="1.01988636363633">
            <text:p>1.01989</text:p>
          </table:table-cell>
          <table:table-cell table:style-name="ce6" table:formula="of:=[.BU9]/[.BV9]" office:value-type="float" office:value="1.02513966480442">
            <text:p>1.02514</text:p>
          </table:table-cell>
          <table:table-cell table:style-name="ce6" table:formula="of:=[.BV9]/[.BW9]" office:value-type="float" office:value="1.01912568306019">
            <text:p>1.01913</text:p>
          </table:table-cell>
          <table:table-cell table:style-name="ce6" table:formula="of:=[.BW9]/[.BX9]" office:value-type="float" office:value="1.01881720430102">
            <text:p>1.01882</text:p>
          </table:table-cell>
          <table:table-cell table:style-name="ce6" table:formula="of:=[.BX9]/[.BY9]" office:value-type="float" office:value="1.01322751322749">
            <text:p>1.01323</text:p>
          </table:table-cell>
          <table:table-cell table:style-name="ce6" table:formula="of:=[.BY9]/[.BZ9]" office:value-type="float" office:value="1.01832460732984">
            <text:p>1.01832</text:p>
          </table:table-cell>
          <table:table-cell table:style-name="ce6" table:formula="of:=[.BZ9]/[.CA9]" office:value-type="float" office:value="1.02319587628876">
            <text:p>1.02320</text:p>
          </table:table-cell>
          <table:table-cell table:style-name="ce6" table:formula="of:=[.CA9]/[.CB9]" office:value-type="float" office:value="1.01262626262624">
            <text:p>1.01263</text:p>
          </table:table-cell>
          <table:table-cell table:style-name="ce6" table:formula="of:=[.CB9]/[.CC9]" office:value-type="float" office:value="1.02249999999999">
            <text:p>1.02250</text:p>
          </table:table-cell>
          <table:table-cell table:style-name="ce6" table:formula="of:=[.CC9]/[.CD9]" office:value-type="float" office:value="1.02696078431365">
            <text:p>1.02696</text:p>
          </table:table-cell>
          <table:table-cell table:style-name="ce6" table:formula="of:=[.CD9]/[.CE9]" office:value-type="float" office:value="1.00717703349285">
            <text:p>1.00718</text:p>
          </table:table-cell>
          <table:table-cell table:style-name="ce6" table:formula="of:=[.CE9]/[.CF9]" office:value-type="float" office:value="1.02619047619053">
            <text:p>1.02619</text:p>
          </table:table-cell>
          <table:table-cell table:style-name="ce6" table:formula="of:=[.CF9]/[.CG9]" office:value-type="float" office:value="1.00697674418604">
            <text:p>1.00698</text:p>
          </table:table-cell>
          <table:table-cell table:style-name="ce6" table:formula="of:=[.CG9]/[.CH9]" office:value-type="float" office:value="1.0162037037037">
            <text:p>1.01620</text:p>
          </table:table-cell>
          <table:table-cell table:style-name="ce6" table:formula="of:=[.CH9]/[.CI9]" office:value-type="float" office:value="1.01141552511412">
            <text:p>1.01142</text:p>
          </table:table-cell>
          <table:table-cell table:style-name="ce6" table:formula="of:=[.CI9]/[.CJ9]" office:value-type="float" office:value="1.01583710407242">
            <text:p>1.01584</text:p>
          </table:table-cell>
          <table:table-cell table:style-name="ce6" table:formula="of:=[.CJ9]/[.CK9]" office:value-type="float" office:value="1.02008928571432">
            <text:p>1.02009</text:p>
          </table:table-cell>
          <table:table-cell table:style-name="ce6" table:formula="of:=[.CK9]/[.CL9]" office:value-type="float" office:value="1.01096491228058">
            <text:p>1.01096</text:p>
          </table:table-cell>
          <table:table-cell table:style-name="ce6" table:formula="of:=[.CL9]/[.CM9]" office:value-type="float" office:value="1.0065217391305">
            <text:p>1.00652</text:p>
          </table:table-cell>
          <table:table-cell table:style-name="ce6" table:formula="of:=[.CM9]/[.CN9]" office:value-type="float" office:value="1.0108225108225">
            <text:p>1.01082</text:p>
          </table:table-cell>
          <table:table-cell table:style-name="ce6" table:formula="of:=[.CN9]/[.CO9]" office:value-type="float" office:value="1.02789699570816">
            <text:p>1.02790</text:p>
          </table:table-cell>
          <table:table-cell table:style-name="ce6" table:formula="of:=[.CO9]/[.CP9]" office:value-type="float" office:value="1.01882845188282">
            <text:p>1.01883</text:p>
          </table:table-cell>
          <table:table-cell table:style-name="ce6" table:formula="of:=[.CP9]/[.CQ9]" office:value-type="float" office:value="1.01028806584369">
            <text:p>1.01029</text:p>
          </table:table-cell>
          <table:table-cell table:style-name="ce6" table:formula="of:=[.CQ9]/[.CR9]" office:value-type="float" office:value="1.01836734693873">
            <text:p>1.01837</text:p>
          </table:table-cell>
          <table:table-cell table:style-name="ce6" table:formula="of:=[.CR9]/[.CS9]" office:value-type="float" office:value="1.01004016064258">
            <text:p>1.01004</text:p>
          </table:table-cell>
          <table:table-cell table:style-name="ce6" table:formula="of:=[.CS9]/[.CT9]" office:value-type="float" office:value="1.01394422310762">
            <text:p>1.01394</text:p>
          </table:table-cell>
          <table:table-cell table:style-name="ce6" table:formula="of:=[.CT9]/[.CU9]" office:value-type="float" office:value="1.02559055118101">
            <text:p>1.02559</text:p>
          </table:table-cell>
          <table:table-cell table:style-name="ce6" table:formula="of:=[.CU9]/[.CV9]" office:value-type="float" office:value="1.0057692307693">
            <text:p>1.00577</text:p>
          </table:table-cell>
          <table:table-cell table:style-name="ce6" table:formula="of:=[.CV9]/[.CW9]" office:value-type="float" office:value="1.03639846743292">
            <text:p>1.03640</text:p>
          </table:table-cell>
          <table:table-cell table:style-name="ce6" table:formula="of:=[.CW9]/[.CX9]" office:value-type="float" office:value="1.01296296296304">
            <text:p>1.01296</text:p>
          </table:table-cell>
          <table:table-cell table:style-name="ce6" table:number-columns-repeated="922"/>
        </table:table-row>
        <table:table-row table:style-name="ro1">
          <table:table-cell table:style-name="ce3" office:value-type="string">
            <text:p>∆</text:p>
          </table:table-cell>
          <table:table-cell table:style-name="ce6" table:number-columns-repeated="2"/>
          <table:table-cell table:style-name="ce6" table:formula="of:=[.C10]/[.D10]" office:value-type="float" office:value="1.2">
            <text:p>1.20000</text:p>
          </table:table-cell>
          <table:table-cell table:style-name="ce6" table:formula="of:=[.D10]/[.E10]" office:value-type="float" office:value="1.42857142857143">
            <text:p>1.42857</text:p>
          </table:table-cell>
          <table:table-cell table:style-name="ce6" table:formula="of:=[.E10]/[.F10]" office:value-type="float" office:value="0.954545454545453">
            <text:p>0.95455</text:p>
          </table:table-cell>
          <table:table-cell table:style-name="ce6" table:formula="of:=[.F10]/[.G10]" office:value-type="float" office:value="1.41025641025641">
            <text:p>1.41026</text:p>
          </table:table-cell>
          <table:table-cell table:style-name="ce6" table:formula="of:=[.G10]/[.H10]" office:value-type="float" office:value="0.917647058823526">
            <text:p>0.91765</text:p>
          </table:table-cell>
          <table:table-cell table:style-name="ce6" table:formula="of:=[.H10]/[.I10]" office:value-type="float" office:value="1.19298245614036">
            <text:p>1.19298</text:p>
          </table:table-cell>
          <table:table-cell table:style-name="ce6" table:formula="of:=[.I10]/[.J10]" office:value-type="float" office:value="0.929347826086952">
            <text:p>0.92935</text:p>
          </table:table-cell>
          <table:table-cell table:style-name="ce6" table:formula="of:=[.J10]/[.K10]" office:value-type="float" office:value="0.969348659003829">
            <text:p>0.96935</text:p>
          </table:table-cell>
          <table:table-cell table:style-name="ce6" table:formula="of:=[.K10]/[.L10]" office:value-type="float" office:value="1.19061583577714">
            <text:p>1.19062</text:p>
          </table:table-cell>
          <table:table-cell table:style-name="ce6" table:formula="of:=[.L10]/[.M10]" office:value-type="float" office:value="0.897683397683384">
            <text:p>0.89768</text:p>
          </table:table-cell>
          <table:table-cell table:style-name="ce6" table:formula="of:=[.M10]/[.N10]" office:value-type="float" office:value="1.08292682926831">
            <text:p>1.08293</text:p>
          </table:table-cell>
          <table:table-cell table:style-name="ce6" table:formula="of:=[.N10]/[.O10]" office:value-type="float" office:value="1.05943152454779">
            <text:p>1.05943</text:p>
          </table:table-cell>
          <table:table-cell table:style-name="ce6" table:formula="of:=[.O10]/[.P10]" office:value-type="float" office:value="0.960638297872335">
            <text:p>0.96064</text:p>
          </table:table-cell>
          <table:table-cell table:style-name="ce6" table:formula="of:=[.P10]/[.Q10]" office:value-type="float" office:value="0.97124887690928">
            <text:p>0.97125</text:p>
          </table:table-cell>
          <table:table-cell table:style-name="ce6" table:formula="of:=[.Q10]/[.R10]" office:value-type="float" office:value="1.01547531319082">
            <text:p>1.01548</text:p>
          </table:table-cell>
          <table:table-cell table:style-name="ce6" table:formula="of:=[.R10]/[.S10]" office:value-type="float" office:value="1.07881462799499">
            <text:p>1.07881</text:p>
          </table:table-cell>
          <table:table-cell table:style-name="ce6" table:formula="of:=[.S10]/[.T10]" office:value-type="float" office:value="0.941842511580021">
            <text:p>0.94184</text:p>
          </table:table-cell>
          <table:table-cell table:style-name="ce6" table:formula="of:=[.T10]/[.U10]" office:value-type="float" office:value="1.03802816901409">
            <text:p>1.03803</text:p>
          </table:table-cell>
          <table:table-cell table:style-name="ce6" table:formula="of:=[.U10]/[.V10]" office:value-type="float" office:value="1.03154836031547">
            <text:p>1.03155</text:p>
          </table:table-cell>
          <table:table-cell table:style-name="ce6" table:formula="of:=[.V10]/[.W10]" office:value-type="float" office:value="0.950452079566026">
            <text:p>0.95045</text:p>
          </table:table-cell>
          <table:table-cell table:style-name="ce6" table:formula="of:=[.W10]/[.X10]" office:value-type="float" office:value="1.03112449799194">
            <text:p>1.03112</text:p>
          </table:table-cell>
          <table:table-cell table:style-name="ce6" table:formula="of:=[.X10]/[.Y10]" office:value-type="float" office:value="0.980409104004632">
            <text:p>0.98041</text:p>
          </table:table-cell>
          <table:table-cell table:style-name="ce6" table:formula="of:=[.Y10]/[.Z10]" office:value-type="float" office:value="0.984661805380924">
            <text:p>0.98466</text:p>
          </table:table-cell>
          <table:table-cell table:style-name="ce6" table:formula="of:=[.Z10]/[.AA10]" office:value-type="float" office:value="1.04770477047704">
            <text:p>1.04770</text:p>
          </table:table-cell>
          <table:table-cell table:style-name="ce6" table:formula="of:=[.AA10]/[.AB10]" office:value-type="float" office:value="1.02144012944988">
            <text:p>1.02144</text:p>
          </table:table-cell>
          <table:table-cell table:style-name="ce6" table:formula="of:=[.AB10]/[.AC10]" office:value-type="float" office:value="0.981869158878462">
            <text:p>0.98187</text:p>
          </table:table-cell>
          <table:table-cell table:style-name="ce6" table:formula="of:=[.AC10]/[.AD10]" office:value-type="float" office:value="1.02014750854473">
            <text:p>1.02015</text:p>
          </table:table-cell>
          <table:table-cell table:style-name="ce6" table:formula="of:=[.AD10]/[.AE10]" office:value-type="float" office:value="0.98280180330604">
            <text:p>0.98280</text:p>
          </table:table-cell>
          <table:table-cell table:style-name="ce6" table:formula="of:=[.AE10]/[.AF10]" office:value-type="float" office:value="0.922717993584152">
            <text:p>0.92272</text:p>
          </table:table-cell>
          <table:table-cell table:style-name="ce6" table:formula="of:=[.AF10]/[.AG10]" office:value-type="float" office:value="1.09064885496182">
            <text:p>1.09065</text:p>
          </table:table-cell>
          <table:table-cell table:style-name="ce6" table:formula="of:=[.AG10]/[.AH10]" office:value-type="float" office:value="0.986560074151329">
            <text:p>0.98656</text:p>
          </table:table-cell>
          <table:table-cell table:style-name="ce6" table:formula="of:=[.AH10]/[.AI10]" office:value-type="float" office:value="1.03110127282789">
            <text:p>1.03110</text:p>
          </table:table-cell>
          <table:table-cell table:style-name="ce6" table:formula="of:=[.AI10]/[.AJ10]" office:value-type="float" office:value="0.946604816423208">
            <text:p>0.94660</text:p>
          </table:table-cell>
          <table:table-cell table:style-name="ce6" table:formula="of:=[.AJ10]/[.AK10]" office:value-type="float" office:value="1.05825894999519">
            <text:p>1.05826</text:p>
          </table:table-cell>
          <table:table-cell table:style-name="ce6" table:formula="of:=[.AK10]/[.AL10]" office:value-type="float" office:value="0.974780512997113">
            <text:p>0.97478</text:p>
          </table:table-cell>
          <table:table-cell table:style-name="ce6" table:formula="of:=[.AL10]/[.AM10]" office:value-type="float" office:value="1.00171779141098">
            <text:p>1.00172</text:p>
          </table:table-cell>
          <table:table-cell table:style-name="ce6" table:formula="of:=[.AM10]/[.AN10]" office:value-type="float" office:value="1.01358820819905">
            <text:p>1.01359</text:p>
          </table:table-cell>
          <table:table-cell table:style-name="ce6" table:formula="of:=[.AN10]/[.AO10]" office:value-type="float" office:value="0.989152929422641">
            <text:p>0.98915</text:p>
          </table:table-cell>
          <table:table-cell table:style-name="ce6" table:formula="of:=[.AO10]/[.AP10]" office:value-type="float" office:value="1.00141347512957">
            <text:p>1.00141</text:p>
          </table:table-cell>
          <table:table-cell table:style-name="ce6" table:formula="of:=[.AP10]/[.AQ10]" office:value-type="float" office:value="1.02344854169343">
            <text:p>1.02345</text:p>
          </table:table-cell>
          <table:table-cell table:style-name="ce6" table:formula="of:=[.AQ10]/[.AR10]" office:value-type="float" office:value="0.958291664215565">
            <text:p>0.95829</text:p>
          </table:table-cell>
          <table:table-cell table:style-name="ce6" table:formula="of:=[.AR10]/[.AS10]" office:value-type="float" office:value="1.04461715601609">
            <text:p>1.04462</text:p>
          </table:table-cell>
          <table:table-cell table:style-name="ce6" table:formula="of:=[.AS10]/[.AT10]" office:value-type="float" office:value="0.990008014961296">
            <text:p>0.99001</text:p>
          </table:table-cell>
          <table:table-cell table:style-name="ce6" table:formula="of:=[.AT10]/[.AU10]" office:value-type="float" office:value="1.01057370184253">
            <text:p>1.01057</text:p>
          </table:table-cell>
          <table:table-cell table:style-name="ce6" table:formula="of:=[.AU10]/[.AV10]" office:value-type="float" office:value="0.952751716800397">
            <text:p>0.95275</text:p>
          </table:table-cell>
          <table:table-cell table:style-name="ce6" table:formula="of:=[.AV10]/[.AW10]" office:value-type="float" office:value="1.00353308873496">
            <text:p>1.00353</text:p>
          </table:table-cell>
          <table:table-cell table:style-name="ce6" table:formula="of:=[.AW10]/[.AX10]" office:value-type="float" office:value="1.03851478917563">
            <text:p>1.03851</text:p>
          </table:table-cell>
          <table:table-cell table:style-name="ce6" table:formula="of:=[.AX10]/[.AY10]" office:value-type="float" office:value="1.00912703096099">
            <text:p>1.00913</text:p>
          </table:table-cell>
          <table:table-cell table:style-name="ce6" table:formula="of:=[.AY10]/[.AZ10]" office:value-type="float" office:value="0.991530251813599">
            <text:p>0.99153</text:p>
          </table:table-cell>
          <table:table-cell table:style-name="ce6" table:formula="of:=[.AZ10]/[.BA10]" office:value-type="float" office:value="0.991998825515714">
            <text:p>0.99200</text:p>
          </table:table-cell>
          <table:table-cell table:style-name="ce6" table:formula="of:=[.BA10]/[.BB10]" office:value-type="float" office:value="1.01734869079985">
            <text:p>1.01735</text:p>
          </table:table-cell>
          <table:table-cell table:style-name="ce6" table:formula="of:=[.BB10]/[.BC10]" office:value-type="float" office:value="0.968227928621573">
            <text:p>0.96823</text:p>
          </table:table-cell>
          <table:table-cell table:style-name="ce6" table:formula="of:=[.BC10]/[.BD10]" office:value-type="float" office:value="1.01734760051889">
            <text:p>1.01735</text:p>
          </table:table-cell>
          <table:table-cell table:style-name="ce6" table:formula="of:=[.BD10]/[.BE10]" office:value-type="float" office:value="1.00063878326989">
            <text:p>1.00064</text:p>
          </table:table-cell>
          <table:table-cell table:style-name="ce6" table:formula="of:=[.BE10]/[.BF10]" office:value-type="float" office:value="1.00060989776955">
            <text:p>1.00061</text:p>
          </table:table-cell>
          <table:table-cell table:style-name="ce6" table:formula="of:=[.BF10]/[.BG10]" office:value-type="float" office:value="1.01535168023437">
            <text:p>1.01535</text:p>
          </table:table-cell>
          <table:table-cell table:style-name="ce6" table:formula="of:=[.BG10]/[.BH10]" office:value-type="float" office:value="0.98564039010729">
            <text:p>0.98564</text:p>
          </table:table-cell>
          <table:table-cell table:style-name="ce6" table:formula="of:=[.BH10]/[.BI10]" office:value-type="float" office:value="1.00767101621179">
            <text:p>1.00767</text:p>
          </table:table-cell>
          <table:table-cell table:style-name="ce6" table:formula="of:=[.BI10]/[.BJ10]" office:value-type="float" office:value="1.00732319352701">
            <text:p>1.00732</text:p>
          </table:table-cell>
          <table:table-cell table:style-name="ce6" table:formula="of:=[.BJ10]/[.BK10]" office:value-type="float" office:value="0.972769380789808">
            <text:p>0.97277</text:p>
          </table:table-cell>
          <table:table-cell table:style-name="ce6" table:formula="of:=[.BK10]/[.BL10]" office:value-type="float" office:value="0.988241273361577">
            <text:p>0.98824</text:p>
          </table:table-cell>
          <table:table-cell table:style-name="ce6" table:formula="of:=[.BL10]/[.BM10]" office:value-type="float" office:value="1.03446681055371">
            <text:p>1.03447</text:p>
          </table:table-cell>
          <table:table-cell table:style-name="ce6" table:formula="of:=[.BM10]/[.BN10]" office:value-type="float" office:value="1.00659859257855">
            <text:p>1.00660</text:p>
          </table:table-cell>
          <table:table-cell table:style-name="ce6" table:formula="of:=[.BN10]/[.BO10]" office:value-type="float" office:value="0.993751908008599">
            <text:p>0.99375</text:p>
          </table:table-cell>
          <table:table-cell table:style-name="ce6" table:formula="of:=[.BO10]/[.BP10]" office:value-type="float" office:value="0.969982182973182">
            <text:p>0.96998</text:p>
          </table:table-cell>
          <table:table-cell table:style-name="ce6" table:formula="of:=[.BP10]/[.BQ10]" office:value-type="float" office:value="1.02571085151923">
            <text:p>1.02571</text:p>
          </table:table-cell>
          <table:table-cell table:style-name="ce6" table:formula="of:=[.BQ10]/[.BR10]" office:value-type="float" office:value="0.98883940267236">
            <text:p>0.98884</text:p>
          </table:table-cell>
          <table:table-cell table:style-name="ce6" table:formula="of:=[.BR10]/[.BS10]" office:value-type="float" office:value="1.02386069040788">
            <text:p>1.02386</text:p>
          </table:table-cell>
          <table:table-cell table:style-name="ce6" table:formula="of:=[.BS10]/[.BT10]" office:value-type="float" office:value="0.994383402380938">
            <text:p>0.99438</text:p>
          </table:table-cell>
          <table:table-cell table:style-name="ce6" table:formula="of:=[.BT10]/[.BU10]" office:value-type="float" office:value="0.994589056446757">
            <text:p>0.99459</text:p>
          </table:table-cell>
          <table:table-cell table:style-name="ce6" table:formula="of:=[.BU10]/[.BV10]" office:value-type="float" office:value="0.994875526380995">
            <text:p>0.99488</text:p>
          </table:table-cell>
          <table:table-cell table:style-name="ce6" table:formula="of:=[.BV10]/[.BW10]" office:value-type="float" office:value="1.00590111881606">
            <text:p>1.00590</text:p>
          </table:table-cell>
          <table:table-cell table:style-name="ce6" table:formula="of:=[.BW10]/[.BX10]" office:value-type="float" office:value="1.0003027812623">
            <text:p>1.00030</text:p>
          </table:table-cell>
          <table:table-cell table:style-name="ce6" table:formula="of:=[.BX10]/[.BY10]" office:value-type="float" office:value="1.0055167186052">
            <text:p>1.00552</text:p>
          </table:table-cell>
          <table:table-cell table:style-name="ce6" table:formula="of:=[.BY10]/[.BZ10]" office:value-type="float" office:value="0.994994627385355">
            <text:p>0.99499</text:p>
          </table:table-cell>
          <table:table-cell table:style-name="ce6" table:formula="of:=[.BZ10]/[.CA10]" office:value-type="float" office:value="0.995239162831081">
            <text:p>0.99524</text:p>
          </table:table-cell>
          <table:table-cell table:style-name="ce6" table:formula="of:=[.CA10]/[.CB10]" office:value-type="float" office:value="1.01043782296847">
            <text:p>1.01044</text:p>
          </table:table-cell>
          <table:table-cell table:style-name="ce6" table:formula="of:=[.CB10]/[.CC10]" office:value-type="float" office:value="0.990343533130807">
            <text:p>0.99034</text:p>
          </table:table-cell>
          <table:table-cell table:style-name="ce6" table:formula="of:=[.CC10]/[.CD10]" office:value-type="float" office:value="0.995656324582407">
            <text:p>0.99566</text:p>
          </table:table-cell>
          <table:table-cell table:style-name="ce6" table:formula="of:=[.CD10]/[.CE10]" office:value-type="float" office:value="1.0196427739741">
            <text:p>1.01964</text:p>
          </table:table-cell>
          <table:table-cell table:style-name="ce6" table:formula="of:=[.CE10]/[.CF10]" office:value-type="float" office:value="0.981471819180913">
            <text:p>0.98147</text:p>
          </table:table-cell>
          <table:table-cell table:style-name="ce6" table:formula="of:=[.CF10]/[.CG10]" office:value-type="float" office:value="1.01908061145943">
            <text:p>1.01908</text:p>
          </table:table-cell>
          <table:table-cell table:style-name="ce6" table:formula="of:=[.CG10]/[.CH10]" office:value-type="float" office:value="0.990920167399475">
            <text:p>0.99092</text:p>
          </table:table-cell>
          <table:table-cell table:style-name="ce6" table:formula="of:=[.CH10]/[.CI10]" office:value-type="float" office:value="1.00473413594185">
            <text:p>1.00473</text:p>
          </table:table-cell>
          <table:table-cell table:style-name="ce6" table:formula="of:=[.CI10]/[.CJ10]" office:value-type="float" office:value="0.995647354343942">
            <text:p>0.99565</text:p>
          </table:table-cell>
          <table:table-cell table:style-name="ce6" table:formula="of:=[.CJ10]/[.CK10]" office:value-type="float" office:value="0.995831559353232">
            <text:p>0.99583</text:p>
          </table:table-cell>
          <table:table-cell table:style-name="ce6" table:formula="of:=[.CK10]/[.CL10]" office:value-type="float" office:value="1.00902541059823">
            <text:p>1.00903</text:p>
          </table:table-cell>
          <table:table-cell table:style-name="ce6" table:formula="of:=[.CL10]/[.CM10]" office:value-type="float" office:value="1.00441438369123">
            <text:p>1.00441</text:p>
          </table:table-cell>
          <table:table-cell table:style-name="ce6" table:formula="of:=[.CM10]/[.CN10]" office:value-type="float" office:value="0.995745275114126">
            <text:p>0.99575</text:p>
          </table:table-cell>
          <table:table-cell table:style-name="ce6" table:formula="of:=[.CN10]/[.CO10]" office:value-type="float" office:value="0.983388914495364">
            <text:p>0.98339</text:p>
          </table:table-cell>
          <table:table-cell table:style-name="ce6" table:formula="of:=[.CO10]/[.CP10]" office:value-type="float" office:value="1.00890095266635">
            <text:p>1.00890</text:p>
          </table:table-cell>
          <table:table-cell table:style-name="ce6" table:formula="of:=[.CP10]/[.CQ10]" office:value-type="float" office:value="1.0084534167312">
            <text:p>1.00845</text:p>
          </table:table-cell>
          <table:table-cell table:style-name="ce6" table:formula="of:=[.CQ10]/[.CR10]" office:value-type="float" office:value="0.99206643740166">
            <text:p>0.99207</text:p>
          </table:table-cell>
          <table:table-cell table:style-name="ce6" table:formula="of:=[.CR10]/[.CS10]" office:value-type="float" office:value="1.00824441108446">
            <text:p>1.00824</text:p>
          </table:table-cell>
          <table:table-cell table:style-name="ce6" table:formula="of:=[.CS10]/[.CT10]" office:value-type="float" office:value="0.996149627981432">
            <text:p>0.99615</text:p>
          </table:table-cell>
          <table:table-cell table:style-name="ce6" table:formula="of:=[.CT10]/[.CU10]" office:value-type="float" office:value="0.988644271283532">
            <text:p>0.98864</text:p>
          </table:table-cell>
          <table:table-cell table:style-name="ce6" table:formula="of:=[.CU10]/[.CV10]" office:value-type="float" office:value="1.01970762258908">
            <text:p>1.01971</text:p>
          </table:table-cell>
          <table:table-cell table:style-name="ce6" table:formula="of:=[.CV10]/[.CW10]" office:value-type="float" office:value="0.970446466657282">
            <text:p>0.97045</text:p>
          </table:table-cell>
          <table:table-cell table:style-name="ce6" table:formula="of:=[.CW10]/[.CX10]" office:value-type="float" office:value="1.02313559856258">
            <text:p>1.02314</text:p>
          </table:table-cell>
          <table:table-cell table:style-name="ce6" table:number-columns-repeated="922"/>
        </table:table-row>
        <table:table-row table:style-name="ro1">
          <table:table-cell table:style-name="ce3" office:value-type="string">
            <text:p>∆</text:p>
          </table:table-cell>
          <table:table-cell table:style-name="ce6" table:number-columns-repeated="3"/>
          <table:table-cell table:style-name="ce6" table:formula="of:=[.D11]/[.E11]" office:value-type="float" office:value="0.839999999999999">
            <text:p>0.84000</text:p>
          </table:table-cell>
          <table:table-cell table:style-name="ce6" table:formula="of:=[.E11]/[.F11]" office:value-type="float" office:value="1.49659863945579">
            <text:p>1.49660</text:p>
          </table:table-cell>
          <table:table-cell table:style-name="ce6" table:formula="of:=[.F11]/[.G11]" office:value-type="float" office:value="0.676859504132228">
            <text:p>0.67686</text:p>
          </table:table-cell>
          <table:table-cell table:style-name="ce6" table:formula="of:=[.G11]/[.H11]" office:value-type="float" office:value="1.53681788297174">
            <text:p>1.53682</text:p>
          </table:table-cell>
          <table:table-cell table:style-name="ce6" table:formula="of:=[.H11]/[.I11]" office:value-type="float" office:value="0.769204152249129">
            <text:p>0.76920</text:p>
          </table:table-cell>
          <table:table-cell table:style-name="ce6" table:formula="of:=[.I11]/[.J11]" office:value-type="float" office:value="1.2836770288294">
            <text:p>1.28368</text:p>
          </table:table-cell>
          <table:table-cell table:style-name="ce6" table:formula="of:=[.J11]/[.K11]" office:value-type="float" office:value="0.958734318611443">
            <text:p>0.95873</text:p>
          </table:table-cell>
          <table:table-cell table:style-name="ce6" table:formula="of:=[.K11]/[.L11]" office:value-type="float" office:value="0.814157371232271">
            <text:p>0.81416</text:p>
          </table:table-cell>
          <table:table-cell table:style-name="ce6" table:formula="of:=[.L11]/[.M11]" office:value-type="float" office:value="1.32632043641412">
            <text:p>1.32632</text:p>
          </table:table-cell>
          <table:table-cell table:style-name="ce6" table:formula="of:=[.M11]/[.N11]" office:value-type="float" office:value="0.828941876239148">
            <text:p>0.82894</text:p>
          </table:table-cell>
          <table:table-cell table:style-name="ce6" table:formula="of:=[.N11]/[.O11]" office:value-type="float" office:value="1.02217727543132">
            <text:p>1.02218</text:p>
          </table:table-cell>
          <table:table-cell table:style-name="ce6" table:formula="of:=[.O11]/[.P11]" office:value-type="float" office:value="1.10284123264112">
            <text:p>1.10284</text:p>
          </table:table-cell>
          <table:table-cell table:style-name="ce6" table:formula="of:=[.P11]/[.Q11]" office:value-type="float" office:value="0.98907532426631">
            <text:p>0.98908</text:p>
          </table:table-cell>
          <table:table-cell table:style-name="ce6" table:formula="of:=[.Q11]/[.R11]" office:value-type="float" office:value="0.956447551499233">
            <text:p>0.95645</text:p>
          </table:table-cell>
          <table:table-cell table:style-name="ce6" table:formula="of:=[.R11]/[.S11]" office:value-type="float" office:value="0.941288046008534">
            <text:p>0.94129</text:p>
          </table:table-cell>
          <table:table-cell table:style-name="ce6" table:formula="of:=[.S11]/[.T11]" office:value-type="float" office:value="1.14542995748321">
            <text:p>1.14543</text:p>
          </table:table-cell>
          <table:table-cell table:style-name="ce6" table:formula="of:=[.T11]/[.U11]" office:value-type="float" office:value="0.907338104778576">
            <text:p>0.90734</text:p>
          </table:table-cell>
          <table:table-cell table:style-name="ce6" table:formula="of:=[.U11]/[.V11]" office:value-type="float" office:value="1.00628163346277">
            <text:p>1.00628</text:p>
          </table:table-cell>
          <table:table-cell table:style-name="ce6" table:formula="of:=[.V11]/[.W11]" office:value-type="float" office:value="1.0853239026911">
            <text:p>1.08532</text:p>
          </table:table-cell>
          <table:table-cell table:style-name="ce6" table:formula="of:=[.W11]/[.X11]" office:value-type="float" office:value="0.921762678917028">
            <text:p>0.92176</text:p>
          </table:table-cell>
          <table:table-cell table:style-name="ce6" table:formula="of:=[.X11]/[.Y11]" office:value-type="float" office:value="1.0517288076785">
            <text:p>1.05173</text:p>
          </table:table-cell>
          <table:table-cell table:style-name="ce6" table:formula="of:=[.Y11]/[.Z11]" office:value-type="float" office:value="0.995681053786131">
            <text:p>0.99568</text:p>
          </table:table-cell>
          <table:table-cell table:style-name="ce6" table:formula="of:=[.Z11]/[.AA11]" office:value-type="float" office:value="0.93982754791943">
            <text:p>0.93983</text:p>
          </table:table-cell>
          <table:table-cell table:style-name="ce6" table:formula="of:=[.AA11]/[.AB11]" office:value-type="float" office:value="1.02571334361154">
            <text:p>1.02571</text:p>
          </table:table-cell>
          <table:table-cell table:style-name="ce6" table:formula="of:=[.AB11]/[.AC11]" office:value-type="float" office:value="1.04030167381632">
            <text:p>1.04030</text:p>
          </table:table-cell>
          <table:table-cell table:style-name="ce6" table:formula="of:=[.AC11]/[.AD11]" office:value-type="float" office:value="0.962477632552501">
            <text:p>0.96248</text:p>
          </table:table-cell>
          <table:table-cell table:style-name="ce6" table:formula="of:=[.AD11]/[.AE11]" office:value-type="float" office:value="1.03799922335619">
            <text:p>1.03800</text:p>
          </table:table-cell>
          <table:table-cell table:style-name="ce6" table:formula="of:=[.AE11]/[.AF11]" office:value-type="float" office:value="1.06511611363349">
            <text:p>1.06512</text:p>
          </table:table-cell>
          <table:table-cell table:style-name="ce6" table:formula="of:=[.AF11]/[.AG11]" office:value-type="float" office:value="0.846026646785831">
            <text:p>0.84603</text:p>
          </table:table-cell>
          <table:table-cell table:style-name="ce6" table:formula="of:=[.AG11]/[.AH11]" office:value-type="float" office:value="1.10550678416621">
            <text:p>1.10551</text:p>
          </table:table-cell>
          <table:table-cell table:style-name="ce6" table:formula="of:=[.AH11]/[.AI11]" office:value-type="float" office:value="0.9568023046326">
            <text:p>0.95680</text:p>
          </table:table-cell>
          <table:table-cell table:style-name="ce6" table:formula="of:=[.AI11]/[.AJ11]" office:value-type="float" office:value="1.08926265210012">
            <text:p>1.08926</text:p>
          </table:table-cell>
          <table:table-cell table:style-name="ce6" table:formula="of:=[.AJ11]/[.AK11]" office:value-type="float" office:value="0.89449261584559">
            <text:p>0.89449</text:p>
          </table:table-cell>
          <table:table-cell table:style-name="ce6" table:formula="of:=[.AK11]/[.AL11]" office:value-type="float" office:value="1.08563818817162">
            <text:p>1.08564</text:p>
          </table:table-cell>
          <table:table-cell table:style-name="ce6" table:formula="of:=[.AL11]/[.AM11]" office:value-type="float" office:value="0.973108914861215">
            <text:p>0.97311</text:p>
          </table:table-cell>
          <table:table-cell table:style-name="ce6" table:formula="of:=[.AM11]/[.AN11]" office:value-type="float" office:value="0.988288718542648">
            <text:p>0.98829</text:p>
          </table:table-cell>
          <table:table-cell table:style-name="ce6" table:formula="of:=[.AN11]/[.AO11]" office:value-type="float" office:value="1.0247032365265">
            <text:p>1.02470</text:p>
          </table:table-cell>
          <table:table-cell table:style-name="ce6" table:formula="of:=[.AO11]/[.AP11]" office:value-type="float" office:value="0.987756759808586">
            <text:p>0.98776</text:p>
          </table:table-cell>
          <table:table-cell table:style-name="ce6" table:formula="of:=[.AP11]/[.AQ11]" office:value-type="float" office:value="0.978469785566946">
            <text:p>0.97847</text:p>
          </table:table-cell>
          <table:table-cell table:style-name="ce6" table:formula="of:=[.AQ11]/[.AR11]" office:value-type="float" office:value="1.06799274157435">
            <text:p>1.06799</text:p>
          </table:table-cell>
          <table:table-cell table:style-name="ce6" table:formula="of:=[.AR11]/[.AS11]" office:value-type="float" office:value="0.91736159864562">
            <text:p>0.91736</text:p>
          </table:table-cell>
          <table:table-cell table:style-name="ce6" table:formula="of:=[.AS11]/[.AT11]" office:value-type="float" office:value="1.05516030196678">
            <text:p>1.05516</text:p>
          </table:table-cell>
          <table:table-cell table:style-name="ce6" table:formula="of:=[.AT11]/[.AU11]" office:value-type="float" office:value="0.979649493308858">
            <text:p>0.97965</text:p>
          </table:table-cell>
          <table:table-cell table:style-name="ce6" table:formula="of:=[.AU11]/[.AV11]" office:value-type="float" office:value="1.06068945772811">
            <text:p>1.06069</text:p>
          </table:table-cell>
          <table:table-cell table:style-name="ce6" table:formula="of:=[.AV11]/[.AW11]" office:value-type="float" office:value="0.949397411500828">
            <text:p>0.94940</text:p>
          </table:table-cell>
          <table:table-cell table:style-name="ce6" table:formula="of:=[.AW11]/[.AX11]" office:value-type="float" office:value="0.966315645376182">
            <text:p>0.96632</text:p>
          </table:table-cell>
          <table:table-cell table:style-name="ce6" table:formula="of:=[.AX11]/[.AY11]" office:value-type="float" office:value="1.02912196117336">
            <text:p>1.02912</text:p>
          </table:table-cell>
          <table:table-cell table:style-name="ce6" table:formula="of:=[.AY11]/[.AZ11]" office:value-type="float" office:value="1.01774709255235">
            <text:p>1.01775</text:p>
          </table:table-cell>
          <table:table-cell table:style-name="ce6" table:formula="of:=[.AZ11]/[.BA11]" office:value-type="float" office:value="0.999527646918462">
            <text:p>0.99953</text:p>
          </table:table-cell>
          <table:table-cell table:style-name="ce6" table:formula="of:=[.BA11]/[.BB11]" office:value-type="float" office:value="0.975082422070836">
            <text:p>0.97508</text:p>
          </table:table-cell>
          <table:table-cell table:style-name="ce6" table:formula="of:=[.BB11]/[.BC11]" office:value-type="float" office:value="1.05073264334382">
            <text:p>1.05073</text:p>
          </table:table-cell>
          <table:table-cell table:style-name="ce6" table:formula="of:=[.BC11]/[.BD11]" office:value-type="float" office:value="0.95171790657169">
            <text:p>0.95172</text:p>
          </table:table-cell>
          <table:table-cell table:style-name="ce6" table:formula="of:=[.BD11]/[.BE11]" office:value-type="float" office:value="1.01669815074966">
            <text:p>1.01670</text:p>
          </table:table-cell>
          <table:table-cell table:style-name="ce6" table:formula="of:=[.BE11]/[.BF11]" office:value-type="float" office:value="1.00002886789388">
            <text:p>1.00003</text:p>
          </table:table-cell>
          <table:table-cell table:style-name="ce6" table:formula="of:=[.BF11]/[.BG11]" office:value-type="float" office:value="0.985481106938817">
            <text:p>0.98548</text:p>
          </table:table-cell>
          <table:table-cell table:style-name="ce6" table:formula="of:=[.BG11]/[.BH11]" office:value-type="float" office:value="1.03014414833775">
            <text:p>1.03014</text:p>
          </table:table-cell>
          <table:table-cell table:style-name="ce6" table:formula="of:=[.BH11]/[.BI11]" office:value-type="float" office:value="0.97813708467341">
            <text:p>0.97814</text:p>
          </table:table-cell>
          <table:table-cell table:style-name="ce6" table:formula="of:=[.BI11]/[.BJ11]" office:value-type="float" office:value="1.00034529402978">
            <text:p>1.00035</text:p>
          </table:table-cell>
          <table:table-cell table:style-name="ce6" table:formula="of:=[.BJ11]/[.BK11]" office:value-type="float" office:value="1.0355210735654">
            <text:p>1.03552</text:p>
          </table:table-cell>
          <table:table-cell table:style-name="ce6" table:formula="of:=[.BK11]/[.BL11]" office:value-type="float" office:value="0.984344012956329">
            <text:p>0.98434</text:p>
          </table:table-cell>
          <table:table-cell table:style-name="ce6" table:formula="of:=[.BL11]/[.BM11]" office:value-type="float" office:value="0.955314625157097">
            <text:p>0.95531</text:p>
          </table:table-cell>
          <table:table-cell table:style-name="ce6" table:formula="of:=[.BM11]/[.BN11]" office:value-type="float" office:value="1.02768553242636">
            <text:p>1.02769</text:p>
          </table:table-cell>
          <table:table-cell table:style-name="ce6" table:formula="of:=[.BN11]/[.BO11]" office:value-type="float" office:value="1.01292745650742">
            <text:p>1.01293</text:p>
          </table:table-cell>
          <table:table-cell table:style-name="ce6" table:formula="of:=[.BO11]/[.BP11]" office:value-type="float" office:value="1.02450532128596">
            <text:p>1.02451</text:p>
          </table:table-cell>
          <table:table-cell table:style-name="ce6" table:formula="of:=[.BP11]/[.BQ11]" office:value-type="float" office:value="0.945668247085903">
            <text:p>0.94567</text:p>
          </table:table-cell>
          <table:table-cell table:style-name="ce6" table:formula="of:=[.BQ11]/[.BR11]" office:value-type="float" office:value="1.03728760074409">
            <text:p>1.03729</text:p>
          </table:table-cell>
          <table:table-cell table:style-name="ce6" table:formula="of:=[.BR11]/[.BS11]" office:value-type="float" office:value="0.965794870275205">
            <text:p>0.96579</text:p>
          </table:table-cell>
          <table:table-cell table:style-name="ce6" table:formula="of:=[.BS11]/[.BT11]" office:value-type="float" office:value="1.02964378524054">
            <text:p>1.02964</text:p>
          </table:table-cell>
          <table:table-cell table:style-name="ce6" table:formula="of:=[.BT11]/[.BU11]" office:value-type="float" office:value="0.999793227097678">
            <text:p>0.99979</text:p>
          </table:table-cell>
          <table:table-cell table:style-name="ce6" table:formula="of:=[.BU11]/[.BV11]" office:value-type="float" office:value="0.999712054496626">
            <text:p>0.99971</text:p>
          </table:table-cell>
          <table:table-cell table:style-name="ce6" table:formula="of:=[.BV11]/[.BW11]" office:value-type="float" office:value="0.989039089201888">
            <text:p>0.98904</text:p>
          </table:table-cell>
          <table:table-cell table:style-name="ce6" table:formula="of:=[.BW11]/[.BX11]" office:value-type="float" office:value="1.00559664299513">
            <text:p>1.00560</text:p>
          </table:table-cell>
          <table:table-cell table:style-name="ce6" table:formula="of:=[.BX11]/[.BY11]" office:value-type="float" office:value="0.994814668670919">
            <text:p>0.99481</text:p>
          </table:table-cell>
          <table:table-cell table:style-name="ce6" table:formula="of:=[.BY11]/[.BZ11]" office:value-type="float" office:value="1.01057502315112">
            <text:p>1.01058</text:p>
          </table:table-cell>
          <table:table-cell table:style-name="ce6" table:formula="of:=[.BZ11]/[.CA11]" office:value-type="float" office:value="0.999754294791786">
            <text:p>0.99975</text:p>
          </table:table-cell>
          <table:table-cell table:style-name="ce6" table:formula="of:=[.CA11]/[.CB11]" office:value-type="float" office:value="0.984958342025694">
            <text:p>0.98496</text:p>
          </table:table-cell>
          <table:table-cell table:style-name="ce6" table:formula="of:=[.CB11]/[.CC11]" office:value-type="float" office:value="1.0202902216912">
            <text:p>1.02029</text:p>
          </table:table-cell>
          <table:table-cell table:style-name="ce6" table:formula="of:=[.CC11]/[.CD11]" office:value-type="float" office:value="0.994664030830289">
            <text:p>0.99466</text:p>
          </table:table-cell>
          <table:table-cell table:style-name="ce6" table:formula="of:=[.CD11]/[.CE11]" office:value-type="float" office:value="0.976475634404586">
            <text:p>0.97648</text:p>
          </table:table-cell>
          <table:table-cell table:style-name="ce6" table:formula="of:=[.CE11]/[.CF11]" office:value-type="float" office:value="1.03889154435941">
            <text:p>1.03889</text:p>
          </table:table-cell>
          <table:table-cell table:style-name="ce6" table:formula="of:=[.CF11]/[.CG11]" office:value-type="float" office:value="0.963095370615819">
            <text:p>0.96310</text:p>
          </table:table-cell>
          <table:table-cell table:style-name="ce6" table:formula="of:=[.CG11]/[.CH11]" office:value-type="float" office:value="1.02841847909288">
            <text:p>1.02842</text:p>
          </table:table-cell>
          <table:table-cell table:style-name="ce6" table:formula="of:=[.CH11]/[.CI11]" office:value-type="float" office:value="0.986251120522125">
            <text:p>0.98625</text:p>
          </table:table-cell>
          <table:table-cell table:style-name="ce6" table:formula="of:=[.CI11]/[.CJ11]" office:value-type="float" office:value="1.0091265060448">
            <text:p>1.00913</text:p>
          </table:table-cell>
          <table:table-cell table:style-name="ce6" table:formula="of:=[.CJ11]/[.CK11]" office:value-type="float" office:value="0.999815023928937">
            <text:p>0.99982</text:p>
          </table:table-cell>
          <table:table-cell table:style-name="ce6" table:formula="of:=[.CK11]/[.CL11]" office:value-type="float" office:value="0.986924163547894">
            <text:p>0.98692</text:p>
          </table:table-cell>
          <table:table-cell table:style-name="ce6" table:formula="of:=[.CL11]/[.CM11]" office:value-type="float" office:value="1.0045907615242">
            <text:p>1.00459</text:p>
          </table:table-cell>
          <table:table-cell table:style-name="ce6" table:formula="of:=[.CM11]/[.CN11]" office:value-type="float" office:value="1.0087061508538">
            <text:p>1.00871</text:p>
          </table:table-cell>
          <table:table-cell table:style-name="ce6" table:formula="of:=[.CN11]/[.CO11]" office:value-type="float" office:value="1.01256508024102">
            <text:p>1.01257</text:p>
          </table:table-cell>
          <table:table-cell table:style-name="ce6" table:formula="of:=[.CO11]/[.CP11]" office:value-type="float" office:value="0.974713039864254">
            <text:p>0.97471</text:p>
          </table:table-cell>
          <table:table-cell table:style-name="ce6" table:formula="of:=[.CP11]/[.CQ11]" office:value-type="float" office:value="1.00044378444034">
            <text:p>1.00044</text:p>
          </table:table-cell>
          <table:table-cell table:style-name="ce6" table:formula="of:=[.CQ11]/[.CR11]" office:value-type="float" office:value="1.01651802612379">
            <text:p>1.01652</text:p>
          </table:table-cell>
          <table:table-cell table:style-name="ce6" table:formula="of:=[.CR11]/[.CS11]" office:value-type="float" office:value="0.983954313552409">
            <text:p>0.98395</text:p>
          </table:table-cell>
          <table:table-cell table:style-name="ce6" table:formula="of:=[.CS11]/[.CT11]" office:value-type="float" office:value="1.0121415325201">
            <text:p>1.01214</text:p>
          </table:table-cell>
          <table:table-cell table:style-name="ce6" table:formula="of:=[.CT11]/[.CU11]" office:value-type="float" office:value="1.00759156444426">
            <text:p>1.00759</text:p>
          </table:table-cell>
          <table:table-cell table:style-name="ce6" table:formula="of:=[.CU11]/[.CV11]" office:value-type="float" office:value="0.969537001962702">
            <text:p>0.96954</text:p>
          </table:table-cell>
          <table:table-cell table:style-name="ce6" table:formula="of:=[.CV11]/[.CW11]" office:value-type="float" office:value="1.05076133266936">
            <text:p>1.05076</text:p>
          </table:table-cell>
          <table:table-cell table:style-name="ce6" table:formula="of:=[.CW11]/[.CX11]" office:value-type="float" office:value="0.948502298249301">
            <text:p>0.94850</text:p>
          </table:table-cell>
          <table:table-cell table:style-name="ce6" table:number-columns-repeated="922"/>
        </table:table-row>
        <table:table-row table:style-name="ro1">
          <table:table-cell table:style-name="ce3" office:value-type="string">
            <text:p>||</text:p>
          </table:table-cell>
          <table:table-cell table:style-name="ce6" table:number-columns-repeated="3"/>
          <table:table-cell table:style-name="ce6" table:formula="of:=ABS(1-[.E12])" office:value-type="float" office:value="0.160000000000001">
            <text:p>0.16000</text:p>
          </table:table-cell>
          <table:table-cell table:style-name="ce6" table:formula="of:=ABS(1-[.F12])" office:value-type="float" office:value="0.496598639455785">
            <text:p>0.49660</text:p>
          </table:table-cell>
          <table:table-cell table:style-name="ce6" table:formula="of:=ABS(1-[.G12])" office:value-type="float" office:value="0.323140495867771">
            <text:p>0.32314</text:p>
          </table:table-cell>
          <table:table-cell table:style-name="ce6" table:formula="of:=ABS(1-[.H12])" office:value-type="float" office:value="0.536817882971739">
            <text:p>0.53682</text:p>
          </table:table-cell>
          <table:table-cell table:style-name="ce6" table:formula="of:=ABS(1-[.I12])" office:value-type="float" office:value="0.230795847750871">
            <text:p>0.23080</text:p>
          </table:table-cell>
          <table:table-cell table:style-name="ce6" table:formula="of:=ABS(1-[.J12])" office:value-type="float" office:value="0.283677028829395">
            <text:p>0.28368</text:p>
          </table:table-cell>
          <table:table-cell table:style-name="ce6" table:formula="of:=ABS(1-[.K12])" office:value-type="float" office:value="0.0412656813885568">
            <text:p>0.04127</text:p>
          </table:table-cell>
          <table:table-cell table:style-name="ce6" table:formula="of:=ABS(1-[.L12])" office:value-type="float" office:value="0.185842628767729">
            <text:p>0.18584</text:p>
          </table:table-cell>
          <table:table-cell table:style-name="ce6" table:formula="of:=ABS(1-[.M12])" office:value-type="float" office:value="0.326320436414125">
            <text:p>0.32632</text:p>
          </table:table-cell>
          <table:table-cell table:style-name="ce6" table:formula="of:=ABS(1-[.N12])" office:value-type="float" office:value="0.171058123760852">
            <text:p>0.17106</text:p>
          </table:table-cell>
          <table:table-cell table:style-name="ce6" table:formula="of:=ABS(1-[.O12])" office:value-type="float" office:value="0.0221772754313159">
            <text:p>0.02218</text:p>
          </table:table-cell>
          <table:table-cell table:style-name="ce6" table:formula="of:=ABS(1-[.P12])" office:value-type="float" office:value="0.10284123264112">
            <text:p>0.10284</text:p>
          </table:table-cell>
          <table:table-cell table:style-name="ce6" table:formula="of:=ABS(1-[.Q12])" office:value-type="float" office:value="0.0109246757336902">
            <text:p>0.01092</text:p>
          </table:table-cell>
          <table:table-cell table:style-name="ce6" table:formula="of:=ABS(1-[.R12])" office:value-type="float" office:value="0.0435524485007669">
            <text:p>0.04355</text:p>
          </table:table-cell>
          <table:table-cell table:style-name="ce6" table:formula="of:=ABS(1-[.S12])" office:value-type="float" office:value="0.0587119539914658">
            <text:p>0.05871</text:p>
          </table:table-cell>
          <table:table-cell table:style-name="ce6" table:formula="of:=ABS(1-[.T12])" office:value-type="float" office:value="0.145429957483212">
            <text:p>0.14543</text:p>
          </table:table-cell>
          <table:table-cell table:style-name="ce6" table:formula="of:=ABS(1-[.U12])" office:value-type="float" office:value="0.0926618952214244">
            <text:p>0.09266</text:p>
          </table:table-cell>
          <table:table-cell table:style-name="ce6" table:formula="of:=ABS(1-[.V12])" office:value-type="float" office:value="0.00628163346277">
            <text:p>0.00628</text:p>
          </table:table-cell>
          <table:table-cell table:style-name="ce6" table:formula="of:=ABS(1-[.W12])" office:value-type="float" office:value="0.0853239026910981">
            <text:p>0.08532</text:p>
          </table:table-cell>
          <table:table-cell table:style-name="ce6" table:formula="of:=ABS(1-[.X12])" office:value-type="float" office:value="0.0782373210829715">
            <text:p>0.07824</text:p>
          </table:table-cell>
          <table:table-cell table:style-name="ce6" table:formula="of:=ABS(1-[.Y12])" office:value-type="float" office:value="0.0517288076785003">
            <text:p>0.05173</text:p>
          </table:table-cell>
          <table:table-cell table:style-name="ce6" table:formula="of:=ABS(1-[.Z12])" office:value-type="float" office:value="0.00431894621386952">
            <text:p>0.00432</text:p>
          </table:table-cell>
          <table:table-cell table:style-name="ce6" table:formula="of:=ABS(1-[.AA12])" office:value-type="float" office:value="0.0601724520805701">
            <text:p>0.06017</text:p>
          </table:table-cell>
          <table:table-cell table:style-name="ce6" table:formula="of:=ABS(1-[.AB12])" office:value-type="float" office:value="0.0257133436115358">
            <text:p>0.02571</text:p>
          </table:table-cell>
          <table:table-cell table:style-name="ce6" table:formula="of:=ABS(1-[.AC12])" office:value-type="float" office:value="0.040301673816316">
            <text:p>0.04030</text:p>
          </table:table-cell>
          <table:table-cell table:style-name="ce6" table:formula="of:=ABS(1-[.AD12])" office:value-type="float" office:value="0.0375223674474994">
            <text:p>0.03752</text:p>
          </table:table-cell>
          <table:table-cell table:style-name="ce6" table:formula="of:=ABS(1-[.AE12])" office:value-type="float" office:value="0.0379992233561859">
            <text:p>0.03800</text:p>
          </table:table-cell>
          <table:table-cell table:style-name="ce6" table:formula="of:=ABS(1-[.AF12])" office:value-type="float" office:value="0.0651161136334864">
            <text:p>0.06512</text:p>
          </table:table-cell>
          <table:table-cell table:style-name="ce6" table:formula="of:=ABS(1-[.AG12])" office:value-type="float" office:value="0.153973353214169">
            <text:p>0.15397</text:p>
          </table:table-cell>
          <table:table-cell table:style-name="ce6" table:formula="of:=ABS(1-[.AH12])" office:value-type="float" office:value="0.105506784166214">
            <text:p>0.10551</text:p>
          </table:table-cell>
          <table:table-cell table:style-name="ce6" table:formula="of:=ABS(1-[.AI12])" office:value-type="float" office:value="0.0431976953673998">
            <text:p>0.04320</text:p>
          </table:table-cell>
          <table:table-cell table:style-name="ce6" table:formula="of:=ABS(1-[.AJ12])" office:value-type="float" office:value="0.0892626521001152">
            <text:p>0.08926</text:p>
          </table:table-cell>
          <table:table-cell table:style-name="ce6" table:formula="of:=ABS(1-[.AK12])" office:value-type="float" office:value="0.10550738415441">
            <text:p>0.10551</text:p>
          </table:table-cell>
          <table:table-cell table:style-name="ce6" table:formula="of:=ABS(1-[.AL12])" office:value-type="float" office:value="0.0856381881716246">
            <text:p>0.08564</text:p>
          </table:table-cell>
          <table:table-cell table:style-name="ce6" table:formula="of:=ABS(1-[.AM12])" office:value-type="float" office:value="0.0268910851387846">
            <text:p>0.02689</text:p>
          </table:table-cell>
          <table:table-cell table:style-name="ce6" table:formula="of:=ABS(1-[.AN12])" office:value-type="float" office:value="0.0117112814573521">
            <text:p>0.01171</text:p>
          </table:table-cell>
          <table:table-cell table:style-name="ce6" table:formula="of:=ABS(1-[.AO12])" office:value-type="float" office:value="0.0247032365265047">
            <text:p>0.02470</text:p>
          </table:table-cell>
          <table:table-cell table:style-name="ce6" table:formula="of:=ABS(1-[.AP12])" office:value-type="float" office:value="0.0122432401914141">
            <text:p>0.01224</text:p>
          </table:table-cell>
          <table:table-cell table:style-name="ce6" table:formula="of:=ABS(1-[.AQ12])" office:value-type="float" office:value="0.0215302144330539">
            <text:p>0.02153</text:p>
          </table:table-cell>
          <table:table-cell table:style-name="ce6" table:formula="of:=ABS(1-[.AR12])" office:value-type="float" office:value="0.0679927415743493">
            <text:p>0.06799</text:p>
          </table:table-cell>
          <table:table-cell table:style-name="ce6" table:formula="of:=ABS(1-[.AS12])" office:value-type="float" office:value="0.0826384013543799">
            <text:p>0.08264</text:p>
          </table:table-cell>
          <table:table-cell table:style-name="ce6" table:formula="of:=ABS(1-[.AT12])" office:value-type="float" office:value="0.0551603019667799">
            <text:p>0.05516</text:p>
          </table:table-cell>
          <table:table-cell table:style-name="ce6" table:formula="of:=ABS(1-[.AU12])" office:value-type="float" office:value="0.0203505066911419">
            <text:p>0.02035</text:p>
          </table:table-cell>
          <table:table-cell table:style-name="ce6" table:formula="of:=ABS(1-[.AV12])" office:value-type="float" office:value="0.0606894577281052">
            <text:p>0.06069</text:p>
          </table:table-cell>
          <table:table-cell table:style-name="ce6" table:formula="of:=ABS(1-[.AW12])" office:value-type="float" office:value="0.0506025884991715">
            <text:p>0.05060</text:p>
          </table:table-cell>
          <table:table-cell table:style-name="ce6" table:formula="of:=ABS(1-[.AX12])" office:value-type="float" office:value="0.033684354623818">
            <text:p>0.03368</text:p>
          </table:table-cell>
          <table:table-cell table:style-name="ce6" table:formula="of:=ABS(1-[.AY12])" office:value-type="float" office:value="0.0291219611733624">
            <text:p>0.02912</text:p>
          </table:table-cell>
          <table:table-cell table:style-name="ce6" table:formula="of:=ABS(1-[.AZ12])" office:value-type="float" office:value="0.0177470925523497">
            <text:p>0.01775</text:p>
          </table:table-cell>
          <table:table-cell table:style-name="ce6" table:formula="of:=ABS(1-[.BA12])" office:value-type="float" office:value="0.000472353081538479">
            <text:p>0.00047</text:p>
          </table:table-cell>
          <table:table-cell table:style-name="ce6" table:formula="of:=ABS(1-[.BB12])" office:value-type="float" office:value="0.0249175779291639">
            <text:p>0.02492</text:p>
          </table:table-cell>
          <table:table-cell table:style-name="ce6" table:formula="of:=ABS(1-[.BC12])" office:value-type="float" office:value="0.0507326433438156">
            <text:p>0.05073</text:p>
          </table:table-cell>
          <table:table-cell table:style-name="ce6" table:formula="of:=ABS(1-[.BD12])" office:value-type="float" office:value="0.0482820934283097">
            <text:p>0.04828</text:p>
          </table:table-cell>
          <table:table-cell table:style-name="ce6" table:formula="of:=ABS(1-[.BE12])" office:value-type="float" office:value="0.0166981507496626">
            <text:p>0.01670</text:p>
          </table:table-cell>
          <table:table-cell table:style-name="ce6" table:formula="of:=ABS(1-[.BF12])" office:value-type="float" office:value="0.0000288678938786813">
            <text:p>0.00003</text:p>
          </table:table-cell>
          <table:table-cell table:style-name="ce6" table:formula="of:=ABS(1-[.BG12])" office:value-type="float" office:value="0.0145188930611833">
            <text:p>0.01452</text:p>
          </table:table-cell>
          <table:table-cell table:style-name="ce6" table:formula="of:=ABS(1-[.BH12])" office:value-type="float" office:value="0.0301441483377538">
            <text:p>0.03014</text:p>
          </table:table-cell>
          <table:table-cell table:style-name="ce6" table:formula="of:=ABS(1-[.BI12])" office:value-type="float" office:value="0.0218629153265903">
            <text:p>0.02186</text:p>
          </table:table-cell>
          <table:table-cell table:style-name="ce6" table:formula="of:=ABS(1-[.BJ12])" office:value-type="float" office:value="0.000345294029776566">
            <text:p>0.00035</text:p>
          </table:table-cell>
          <table:table-cell table:style-name="ce6" table:formula="of:=ABS(1-[.BK12])" office:value-type="float" office:value="0.0355210735653955">
            <text:p>0.03552</text:p>
          </table:table-cell>
          <table:table-cell table:style-name="ce6" table:formula="of:=ABS(1-[.BL12])" office:value-type="float" office:value="0.0156559870436704">
            <text:p>0.01566</text:p>
          </table:table-cell>
          <table:table-cell table:style-name="ce6" table:formula="of:=ABS(1-[.BM12])" office:value-type="float" office:value="0.0446853748429031">
            <text:p>0.04469</text:p>
          </table:table-cell>
          <table:table-cell table:style-name="ce6" table:formula="of:=ABS(1-[.BN12])" office:value-type="float" office:value="0.0276855324263605">
            <text:p>0.02769</text:p>
          </table:table-cell>
          <table:table-cell table:style-name="ce6" table:formula="of:=ABS(1-[.BO12])" office:value-type="float" office:value="0.0129274565074242">
            <text:p>0.01293</text:p>
          </table:table-cell>
          <table:table-cell table:style-name="ce6" table:formula="of:=ABS(1-[.BP12])" office:value-type="float" office:value="0.0245053212859623">
            <text:p>0.02451</text:p>
          </table:table-cell>
          <table:table-cell table:style-name="ce6" table:formula="of:=ABS(1-[.BQ12])" office:value-type="float" office:value="0.054331752914097">
            <text:p>0.05433</text:p>
          </table:table-cell>
          <table:table-cell table:style-name="ce6" table:formula="of:=ABS(1-[.BR12])" office:value-type="float" office:value="0.0372876007440914">
            <text:p>0.03729</text:p>
          </table:table-cell>
          <table:table-cell table:style-name="ce6" table:formula="of:=ABS(1-[.BS12])" office:value-type="float" office:value="0.0342051297247948">
            <text:p>0.03421</text:p>
          </table:table-cell>
          <table:table-cell table:style-name="ce6" table:formula="of:=ABS(1-[.BT12])" office:value-type="float" office:value="0.0296437852405442">
            <text:p>0.02964</text:p>
          </table:table-cell>
          <table:table-cell table:style-name="ce6" table:formula="of:=ABS(1-[.BU12])" office:value-type="float" office:value="0.000206772902321628">
            <text:p>0.00021</text:p>
          </table:table-cell>
          <table:table-cell table:style-name="ce6" table:formula="of:=ABS(1-[.BV12])" office:value-type="float" office:value="0.000287945503373965">
            <text:p>0.00029</text:p>
          </table:table-cell>
          <table:table-cell table:style-name="ce6" table:formula="of:=ABS(1-[.BW12])" office:value-type="float" office:value="0.0109609107981118">
            <text:p>0.01096</text:p>
          </table:table-cell>
          <table:table-cell table:style-name="ce6" table:formula="of:=ABS(1-[.BX12])" office:value-type="float" office:value="0.00559664299512797">
            <text:p>0.00560</text:p>
          </table:table-cell>
          <table:table-cell table:style-name="ce6" table:formula="of:=ABS(1-[.BY12])" office:value-type="float" office:value="0.00518533132908106">
            <text:p>0.00519</text:p>
          </table:table-cell>
          <table:table-cell table:style-name="ce6" table:formula="of:=ABS(1-[.BZ12])" office:value-type="float" office:value="0.0105750231511232">
            <text:p>0.01058</text:p>
          </table:table-cell>
          <table:table-cell table:style-name="ce6" table:formula="of:=ABS(1-[.CA12])" office:value-type="float" office:value="0.000245705208213876">
            <text:p>0.00025</text:p>
          </table:table-cell>
          <table:table-cell table:style-name="ce6" table:formula="of:=ABS(1-[.CB12])" office:value-type="float" office:value="0.0150416579743056">
            <text:p>0.01504</text:p>
          </table:table-cell>
          <table:table-cell table:style-name="ce6" table:formula="of:=ABS(1-[.CC12])" office:value-type="float" office:value="0.0202902216911971">
            <text:p>0.02029</text:p>
          </table:table-cell>
          <table:table-cell table:style-name="ce6" table:formula="of:=ABS(1-[.CD12])" office:value-type="float" office:value="0.00533596916971113">
            <text:p>0.00534</text:p>
          </table:table-cell>
          <table:table-cell table:style-name="ce6" table:formula="of:=ABS(1-[.CE12])" office:value-type="float" office:value="0.0235243655954136">
            <text:p>0.02352</text:p>
          </table:table-cell>
          <table:table-cell table:style-name="ce6" table:formula="of:=ABS(1-[.CF12])" office:value-type="float" office:value="0.0388915443594067">
            <text:p>0.03889</text:p>
          </table:table-cell>
          <table:table-cell table:style-name="ce6" table:formula="of:=ABS(1-[.CG12])" office:value-type="float" office:value="0.0369046293841808">
            <text:p>0.03690</text:p>
          </table:table-cell>
          <table:table-cell table:style-name="ce6" table:formula="of:=ABS(1-[.CH12])" office:value-type="float" office:value="0.0284184790928768">
            <text:p>0.02842</text:p>
          </table:table-cell>
          <table:table-cell table:style-name="ce6" table:formula="of:=ABS(1-[.CI12])" office:value-type="float" office:value="0.0137488794778748">
            <text:p>0.01375</text:p>
          </table:table-cell>
          <table:table-cell table:style-name="ce6" table:formula="of:=ABS(1-[.CJ12])" office:value-type="float" office:value="0.00912650604479515">
            <text:p>0.00913</text:p>
          </table:table-cell>
          <table:table-cell table:style-name="ce6" table:formula="of:=ABS(1-[.CK12])" office:value-type="float" office:value="0.000184976071062826">
            <text:p>0.00018</text:p>
          </table:table-cell>
          <table:table-cell table:style-name="ce6" table:formula="of:=ABS(1-[.CL12])" office:value-type="float" office:value="0.0130758364521063">
            <text:p>0.01308</text:p>
          </table:table-cell>
          <table:table-cell table:style-name="ce6" table:formula="of:=ABS(1-[.CM12])" office:value-type="float" office:value="0.0045907615242009">
            <text:p>0.00459</text:p>
          </table:table-cell>
          <table:table-cell table:style-name="ce6" table:formula="of:=ABS(1-[.CN12])" office:value-type="float" office:value="0.00870615085380244">
            <text:p>0.00871</text:p>
          </table:table-cell>
          <table:table-cell table:style-name="ce6" table:formula="of:=ABS(1-[.CO12])" office:value-type="float" office:value="0.0125650802410182">
            <text:p>0.01257</text:p>
          </table:table-cell>
          <table:table-cell table:style-name="ce6" table:formula="of:=ABS(1-[.CP12])" office:value-type="float" office:value="0.0252869601357463">
            <text:p>0.02529</text:p>
          </table:table-cell>
          <table:table-cell table:style-name="ce6" table:formula="of:=ABS(1-[.CQ12])" office:value-type="float" office:value="0.000443784440343764">
            <text:p>0.00044</text:p>
          </table:table-cell>
          <table:table-cell table:style-name="ce6" table:formula="of:=ABS(1-[.CR12])" office:value-type="float" office:value="0.0165180261237912">
            <text:p>0.01652</text:p>
          </table:table-cell>
          <table:table-cell table:style-name="ce6" table:formula="of:=ABS(1-[.CS12])" office:value-type="float" office:value="0.0160456864475912">
            <text:p>0.01605</text:p>
          </table:table-cell>
          <table:table-cell table:style-name="ce6" table:formula="of:=ABS(1-[.CT12])" office:value-type="float" office:value="0.012141532520104">
            <text:p>0.01214</text:p>
          </table:table-cell>
          <table:table-cell table:style-name="ce6" table:formula="of:=ABS(1-[.CU12])" office:value-type="float" office:value="0.00759156444426212">
            <text:p>0.00759</text:p>
          </table:table-cell>
          <table:table-cell table:style-name="ce6" table:formula="of:=ABS(1-[.CV12])" office:value-type="float" office:value="0.0304629980372979">
            <text:p>0.03046</text:p>
          </table:table-cell>
          <table:table-cell table:style-name="ce6" table:formula="of:=ABS(1-[.CW12])" office:value-type="float" office:value="0.0507613326693639">
            <text:p>0.05076</text:p>
          </table:table-cell>
          <table:table-cell table:style-name="ce6" table:formula="of:=ABS(1-[.CX12])" office:value-type="float" office:value="0.0514977017506992">
            <text:p>0.05150</text:p>
          </table:table-cell>
          <table:table-cell table:style-name="ce6" table:number-columns-repeated="922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">
      <number:number number:decimal-places="6" number:min-integer-digits="1"/>
    </number:number-style>
    <number:number-style style:name="N118P0" style:volatile="true">
      <number:number number:decimal-places="6" number:min-integer-digits="1" number:grouping="true"/>
    </number:number-style>
    <number:number-style style:name="N118">
      <style:text-properties fo:color="#ff0000"/>
      <number:text>-</number:text>
      <number:number number:decimal-places="6" number:min-integer-digits="1" number:grouping="true"/>
      <style:map style:condition="value()&gt;=0" style:apply-style-name="N118P0"/>
    </number:number-style>
    <number:number-style style:name="N119P0" style:volatile="true">
      <number:number number:decimal-places="4" number:min-integer-digits="1" number:grouping="true"/>
    </number:number-style>
    <number:number-style style:name="N119">
      <style:text-properties fo:color="#ff0000"/>
      <number:text>-</number:text>
      <number:number number:decimal-places="4" number:min-integer-digits="1" number:grouping="true"/>
      <style:map style:condition="value()&gt;=0" style:apply-style-name="N119P0"/>
    </number:number-style>
    <number:number-style style:name="N120">
      <number:scientific-number number:decimal-places="4" number:min-integer-digits="1" number:min-exponent-digits="2"/>
    </number:number-style>
    <number:number-style style:name="N121">
      <number:scientific-number number:decimal-places="4" number:min-integer-digits="1" number:min-exponent-digits="3"/>
    </number:number-style>
    <number:number-style style:name="N122P0" style:volatile="true">
      <number:number number:decimal-places="5" number:min-integer-digits="1" number:grouping="true"/>
    </number:number-style>
    <number:number-style style:name="N122">
      <style:text-properties fo:color="#ff0000"/>
      <number:text>-</number:text>
      <number:number number:decimal-places="5" number:min-integer-digits="1" number:grouping="true"/>
      <style:map style:condition="value()&gt;=0" style:apply-style-name="N122P0"/>
    </number:number-style>
    <number:number-style style:name="N123">
      <number:scientific-number number:decimal-places="3" number:min-integer-digits="1" number:min-exponent-digits="2"/>
    </number:number-style>
    <number:number-style style:name="N124">
      <number:scientific-number number:decimal-places="3" number:min-integer-digits="1" number:min-exponent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3">06/23/2011</text:date>, <text:time>01:2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6-22T23:39:32</meta:creation-date>
    <dc:date>2011-06-23T01:29:05</dc:date>
    <meta:editing-duration>PT01H23M25S</meta:editing-duration>
    <meta:editing-cycles>3</meta:editing-cycles>
    <meta:generator>NeoOffice/3.1.2$Unix OpenOffice.org_project/Patch 8</meta:generator>
    <meta:document-statistic meta:table-count="3" meta:cell-count="1317" meta:object-count="0"/>
  </office:meta>
</office:document-meta>
</file>